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56.55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82.54pt"/>
    </style:style>
    <style:style style:name="ro1" style:family="table-row">
      <style:table-row-properties style:row-height="57.7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0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wrap-option="wrap" style:vertical-align="top"/>
    </style:style>
    <style:style style:name="ce4" style:family="table-cell" style:parent-style-name="Default" style:data-style-name="N61"/>
    <style:style style:name="ce8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read Comprarison" table:style-name="ta1">
        <table:shapes>
          <draw:frame draw:z-index="0" draw:style-name="gr1" draw:text-style-name="P1" svg:width="303.17pt" svg:height="255.06pt" svg:x="951.42pt" svg:y="57.2pt">
            <draw:object draw:notify-on-update-of-ranges="'Thread Comprarison'.B9:'Thread Comprarison'.B10 'Thread Comprarison'.C9:'Thread Comprarison'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2.33pt" svg:height="255.06pt" svg:x="932.77pt" svg:y="330.12pt">
            <draw:object draw:notify-on-update-of-ranges="'Thread Comprarison'.D37:'Thread Comprarison'.D38 'Thread Comprarison'.D39:'Thread Comprarison'.D40 'Thread Comprarison'.E37:'Thread Comprarison'.E38 'Thread Comprarison'.E39:'Thread Comprarison'.E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20.23pt" svg:height="255.09pt" svg:x="794.04pt" svg:y="1196.48pt">
            <draw:object draw:notify-on-update-of-ranges="'Thread Comprarison'.O84:'Thread Comprarison'.O84 'Thread Comprarison'.O85:'Thread Comprarison'.O87 'Thread Comprarison'.P84:'Thread Comprarison'.P84 'Thread Comprarison'.P85:'Thread Comprarison'.P8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75.7pt" svg:height="255.12pt" svg:x="439.8pt" svg:y="1570.68pt">
            <draw:object draw:notify-on-update-of-ranges="'Thread Comprarison'.O120:'Thread Comprarison'.O120 'Thread Comprarison'.O121:'Thread Comprarison'.O123 'Thread Comprarison'.P124:'Thread Comprarison'.P124 'Thread Comprarison'.P125:'Thread Comprarison'.P1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07.87pt" svg:height="255.09pt" svg:x="689.05pt" svg:y="1463.81pt">
            <draw:object draw:notify-on-update-of-ranges="'Thread Comprarison'.O120:'Thread Comprarison'.O120 'Thread Comprarison'.O121:'Thread Comprarison'.O123 'Thread Comprarison'.P120:'Thread Comprarison'.P120 'Thread Comprarison'.P121:'Thread Comprarison'.P1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6" table:default-cell-style-name="ce4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DIM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SPHERES</text:p>
          </table:table-cell>
          <table:table-cell table:style-name="ce2" office:value-type="string" calcext:value-type="string">
            <text:p>MEMORY</text:p>
          </table:table-cell>
          <table:table-cell table:style-name="ce6" office:value-type="string" calcext:value-type="string">
            <text:p>RENDER TIME MEDIAN</text:p>
          </table:table-cell>
          <table:table-cell table:style-name="ce6" office:value-type="string" calcext:value-type="string">
            <text:p>RENDER TIME MEAN</text:p>
          </table:table-cell>
          <table:table-cell table:style-name="ce6" office:value-type="string" calcext:value-type="string">
            <text:p>RENDER TIME SD</text:p>
          </table:table-cell>
          <table:table-cell table:style-name="ce6" office:value-type="string" calcext:value-type="string">
            <text:p>RENDER TIME MEDIAN PER PIXEL </text:p>
          </table:table-cell>
          <table:table-cell table:style-name="ce6" office:value-type="string" calcext:value-type="string">
            <text:p>RENDER TIME MEAN PER PIXEL</text:p>
          </table:table-cell>
          <table:table-cell table:style-name="ce6" office:value-type="string" calcext:value-type="string">
            <text:p>RENDER TIME MEDIAN PER SPHERE</text:p>
          </table:table-cell>
          <table:table-cell table:style-name="ce6" office:value-type="string" calcext:value-type="string">
            <text:p>RENDER TIME MEAN PER SPHERE</text:p>
          </table:table-cell>
          <table:table-cell table:style-name="ce6" office:value-type="string" calcext:value-type="string">
            <text:p>RENDER TIME MEDIAN PER PIXEL SPHERE</text:p>
          </table:table-cell>
          <table:table-cell table:style-name="ce6" office:value-type="string" calcext:value-type="string">
            <text:p>RENDER TIME MEAN PER PIXEL SPHERE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4.5" calcext:value-type="float">
            <text:p>4.5</text:p>
          </table:table-cell>
          <table:table-cell office:value-type="float" office:value="4.53" calcext:value-type="float">
            <text:p>4.53</text:p>
          </table:table-cell>
          <table:table-cell office:value-type="float" office:value="0.046" calcext:value-type="float">
            <text:p>0.046</text:p>
          </table:table-cell>
          <table:table-cell table:formula="of:=[.E2]/([.A2] * [.A2])" office:value-type="float" office:value="0.0000171661376953125" calcext:value-type="float">
            <text:p>1.72E-05</text:p>
          </table:table-cell>
          <table:table-cell table:formula="of:=[.F2]/([.A2] * [.A2])" office:value-type="float" office:value="0.0000172805786132813" calcext:value-type="float">
            <text:p>1.73E-05</text:p>
          </table:table-cell>
          <table:table-cell table:formula="of:=[.E2]/[.C2]" office:value-type="float" office:value="0.0045" calcext:value-type="float">
            <text:p>4.50E-03</text:p>
          </table:table-cell>
          <table:table-cell table:formula="of:=[.F2]/[.C2]" office:value-type="float" office:value="0.00453" calcext:value-type="float">
            <text:p>4.53E-03</text:p>
          </table:table-cell>
          <table:table-cell table:formula="of:=[.E2]/([.A2]*[.A2]*[.C2])" office:value-type="float" office:value="0.0000000171661376953125" calcext:value-type="float">
            <text:p>1.72E-08</text:p>
          </table:table-cell>
          <table:table-cell table:formula="of:=[.F2]/([.A2]*[.A2]*[.C2])" office:value-type="float" office:value="0.0000000172805786132813" calcext:value-type="float">
            <text:p>1.73E-08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4.25" calcext:value-type="float">
            <text:p>4.25</text:p>
          </table:table-cell>
          <table:table-cell office:value-type="float" office:value="4.29" calcext:value-type="float">
            <text:p>4.29</text:p>
          </table:table-cell>
          <table:table-cell office:value-type="float" office:value="0.221" calcext:value-type="float">
            <text:p>0.221</text:p>
          </table:table-cell>
          <table:table-cell table:formula="of:=[.E3]/([.A3] * [.A3])" office:value-type="float" office:value="0.0000162124633789062" calcext:value-type="float">
            <text:p>1.62E-05</text:p>
          </table:table-cell>
          <table:table-cell table:formula="of:=[.F3]/([.A3] * [.A3])" office:value-type="float" office:value="0.0000163650512695312" calcext:value-type="float">
            <text:p>1.64E-05</text:p>
          </table:table-cell>
          <table:table-cell table:formula="of:=[.E3]/[.C3]" office:value-type="float" office:value="0.00425" calcext:value-type="float">
            <text:p>4.25E-03</text:p>
          </table:table-cell>
          <table:table-cell table:formula="of:=[.F3]/[.C3]" office:value-type="float" office:value="0.00429" calcext:value-type="float">
            <text:p>4.29E-03</text:p>
          </table:table-cell>
          <table:table-cell table:formula="of:=[.E3]/([.A3]*[.A3]*[.C3])" office:value-type="float" office:value="0.0000000162124633789063" calcext:value-type="float">
            <text:p>1.62E-08</text:p>
          </table:table-cell>
          <table:table-cell table:formula="of:=[.F3]/([.A3]*[.A3]*[.C3])" office:value-type="float" office:value="0.0000000163650512695313" calcext:value-type="float">
            <text:p>1.64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16.8" calcext:value-type="float">
            <text:p>16.8</text:p>
          </table:table-cell>
          <table:table-cell office:value-type="float" office:value="17.61" calcext:value-type="float">
            <text:p>17.61</text:p>
          </table:table-cell>
          <table:table-cell office:value-type="float" office:value="1.306" calcext:value-type="float">
            <text:p>1.306</text:p>
          </table:table-cell>
          <table:table-cell table:formula="of:=[.E4]/([.A4] * [.A4])" office:value-type="float" office:value="0.000016021728515625" calcext:value-type="float">
            <text:p>1.60E-05</text:p>
          </table:table-cell>
          <table:table-cell table:formula="of:=[.F4]/([.A4] * [.A4])" office:value-type="float" office:value="0.0000167942047119141" calcext:value-type="float">
            <text:p>1.68E-05</text:p>
          </table:table-cell>
          <table:table-cell table:formula="of:=[.E4]/[.C4]" office:value-type="float" office:value="0.0168" calcext:value-type="float">
            <text:p>1.68E-02</text:p>
          </table:table-cell>
          <table:table-cell table:formula="of:=[.F4]/[.C4]" office:value-type="float" office:value="0.01761" calcext:value-type="float">
            <text:p>1.76E-02</text:p>
          </table:table-cell>
          <table:table-cell table:formula="of:=[.E4]/([.A4]*[.A4]*[.C4])" office:value-type="float" office:value="0.000000016021728515625" calcext:value-type="float">
            <text:p>1.60E-08</text:p>
          </table:table-cell>
          <table:table-cell table:formula="of:=[.F4]/([.A4]*[.A4]*[.C4])" office:value-type="float" office:value="0.0000000167942047119141" calcext:value-type="float">
            <text:p>1.68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table:number-columns-repeated="2"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  <table:table-cell table:formula="of:=[.E5]/([.A5] * [.A5])" office:value-type="float" office:value="0.0000163078308105469" calcext:value-type="float">
            <text:p>1.63E-05</text:p>
          </table:table-cell>
          <table:table-cell table:formula="of:=[.F5]/([.A5] * [.A5])" office:value-type="float" office:value="0.0000163078308105469" calcext:value-type="float">
            <text:p>1.63E-05</text:p>
          </table:table-cell>
          <table:table-cell table:formula="of:=[.E5]/[.C5]" office:value-type="float" office:value="0.0171" calcext:value-type="float">
            <text:p>1.71E-02</text:p>
          </table:table-cell>
          <table:table-cell table:formula="of:=[.F5]/[.C5]" office:value-type="float" office:value="0.0171" calcext:value-type="float">
            <text:p>1.71E-02</text:p>
          </table:table-cell>
          <table:table-cell table:formula="of:=[.E5]/([.A5]*[.A5]*[.C5])" office:value-type="float" office:value="0.0000000163078308105469" calcext:value-type="float">
            <text:p>1.63E-08</text:p>
          </table:table-cell>
          <table:table-cell table:formula="of:=[.F5]/([.A5]*[.A5]*[.C5])" office:value-type="float" office:value="0.0000000163078308105469" calcext:value-type="float">
            <text:p>1.63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65.45" calcext:value-type="float">
            <text:p>65.45</text:p>
          </table:table-cell>
          <table:table-cell office:value-type="float" office:value="65.72" calcext:value-type="float">
            <text:p>65.72</text:p>
          </table:table-cell>
          <table:table-cell office:value-type="float" office:value="0.629" calcext:value-type="float">
            <text:p>0.629</text:p>
          </table:table-cell>
          <table:table-cell table:formula="of:=[.E6]/([.A6] * [.A6])" office:value-type="float" office:value="0.0000156044960021973" calcext:value-type="float">
            <text:p>1.56E-05</text:p>
          </table:table-cell>
          <table:table-cell table:formula="of:=[.F6]/([.A6] * [.A6])" office:value-type="float" office:value="0.0000156688690185547" calcext:value-type="float">
            <text:p>1.57E-05</text:p>
          </table:table-cell>
          <table:table-cell table:formula="of:=[.E6]/[.C6]" office:value-type="float" office:value="0.06545" calcext:value-type="float">
            <text:p>6.55E-02</text:p>
          </table:table-cell>
          <table:table-cell table:formula="of:=[.F6]/[.C6]" office:value-type="float" office:value="0.06572" calcext:value-type="float">
            <text:p>6.57E-02</text:p>
          </table:table-cell>
          <table:table-cell table:formula="of:=[.E6]/([.A6]*[.A6]*[.C6])" office:value-type="float" office:value="0.0000000156044960021973" calcext:value-type="float">
            <text:p>1.56E-08</text:p>
          </table:table-cell>
          <table:table-cell table:formula="of:=[.F6]/([.A6]*[.A6]*[.C6])" office:value-type="float" office:value="0.0000000156688690185547" calcext:value-type="float">
            <text:p>1.57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65.9" calcext:value-type="float">
            <text:p>65.9</text:p>
          </table:table-cell>
          <table:table-cell office:value-type="float" office:value="66.14" calcext:value-type="float">
            <text:p>66.14</text:p>
          </table:table-cell>
          <table:table-cell office:value-type="float" office:value="0.758" calcext:value-type="float">
            <text:p>0.758</text:p>
          </table:table-cell>
          <table:table-cell table:formula="of:=[.E7]/([.A7] * [.A7])" office:value-type="float" office:value="0.000015711784362793" calcext:value-type="float">
            <text:p>1.57E-05</text:p>
          </table:table-cell>
          <table:table-cell table:formula="of:=[.F7]/([.A7] * [.A7])" office:value-type="float" office:value="0.0000157690048217773" calcext:value-type="float">
            <text:p>1.58E-05</text:p>
          </table:table-cell>
          <table:table-cell table:formula="of:=[.E7]/[.C7]" office:value-type="float" office:value="0.0659" calcext:value-type="float">
            <text:p>6.59E-02</text:p>
          </table:table-cell>
          <table:table-cell table:formula="of:=[.F7]/[.C7]" office:value-type="float" office:value="0.06614" calcext:value-type="float">
            <text:p>6.61E-02</text:p>
          </table:table-cell>
          <table:table-cell table:formula="of:=[.E7]/([.A7]*[.A7]*[.C7])" office:value-type="float" office:value="0.000000015711784362793" calcext:value-type="float">
            <text:p>1.57E-08</text:p>
          </table:table-cell>
          <table:table-cell table:formula="of:=[.F7]/([.A7]*[.A7]*[.C7])" office:value-type="float" office:value="0.0000000157690048217773" calcext:value-type="float">
            <text:p>1.58E-08</text:p>
          </table:table-cell>
          <table:table-cell table:number-columns-repeated="4"/>
        </table:table-row>
        <table:table-row table:style-name="ro2">
          <table:table-cell table:number-columns-repeated="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0.0000000914952334235696" calcext:value-type="float">
            <text:p>9.14952334235696E-08</text:p>
          </table:table-cell>
          <table:table-cell table:number-columns-repeated="14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0.0000000768689548268038" calcext:value-type="float">
            <text:p>7.68689548268038E-08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65.9" calcext:value-type="float">
            <text:p>65.9</text:p>
          </table:table-cell>
          <table:table-cell office:value-type="float" office:value="66.14" calcext:value-type="float">
            <text:p>66.14</text:p>
          </table:table-cell>
          <table:table-cell office:value-type="float" office:value="0.758" calcext:value-type="float">
            <text:p>0.758</text:p>
          </table:table-cell>
          <table:table-cell table:formula="of:=[.E12]/([.A12] * [.A12])" office:value-type="float" office:value="0.000015711784362793" calcext:value-type="float">
            <text:p>1.57E-05</text:p>
          </table:table-cell>
          <table:table-cell table:formula="of:=[.F12]/([.A12] * [.A12])" office:value-type="float" office:value="0.0000157690048217773" calcext:value-type="float">
            <text:p>1.58E-05</text:p>
          </table:table-cell>
          <table:table-cell table:formula="of:=[.E12]/[.C12]" office:value-type="float" office:value="0.0659" calcext:value-type="float">
            <text:p>6.59E-02</text:p>
          </table:table-cell>
          <table:table-cell table:formula="of:=[.F12]/[.C12]" office:value-type="float" office:value="0.06614" calcext:value-type="float">
            <text:p>6.61E-02</text:p>
          </table:table-cell>
          <table:table-cell table:formula="of:=[.E12]/([.A12]*[.A12]*[.C12])" office:value-type="float" office:value="0.000000015711784362793" calcext:value-type="float">
            <text:p>1.57E-08</text:p>
          </table:table-cell>
          <table:table-cell table:formula="of:=[.F12]/([.A12]*[.A12]*[.C12])" office:value-type="float" office:value="0.0000000157690048217773" calcext:value-type="float">
            <text:p>1.58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65.9" calcext:value-type="float">
            <text:p>65.9</text:p>
          </table:table-cell>
          <table:table-cell office:value-type="float" office:value="65.92" calcext:value-type="float">
            <text:p>65.92</text:p>
          </table:table-cell>
          <table:table-cell office:value-type="float" office:value="0.14" calcext:value-type="float">
            <text:p>0.14</text:p>
          </table:table-cell>
          <table:table-cell table:formula="of:=[.E13]/([.A13] * [.A13])" office:value-type="float" office:value="0.000015711784362793" calcext:value-type="float">
            <text:p>1.57E-05</text:p>
          </table:table-cell>
          <table:table-cell table:formula="of:=[.F13]/([.A13] * [.A13])" office:value-type="float" office:value="0.000015716552734375" calcext:value-type="float">
            <text:p>1.57E-05</text:p>
          </table:table-cell>
          <table:table-cell table:formula="of:=[.E13]/[.C13]" office:value-type="float" office:value="0.0659" calcext:value-type="float">
            <text:p>6.59E-02</text:p>
          </table:table-cell>
          <table:table-cell table:formula="of:=[.F13]/[.C13]" office:value-type="float" office:value="0.06592" calcext:value-type="float">
            <text:p>6.59E-02</text:p>
          </table:table-cell>
          <table:table-cell table:formula="of:=[.E13]/([.A13]*[.A13]*[.C13])" office:value-type="float" office:value="0.000000015711784362793" calcext:value-type="float">
            <text:p>1.57E-08</text:p>
          </table:table-cell>
          <table:table-cell table:formula="of:=[.F13]/([.A13]*[.A13]*[.C13])" office:value-type="float" office:value="0.000000015716552734375" calcext:value-type="float">
            <text:p>1.57E-08</text:p>
          </table:table-cell>
          <table:table-cell table:number-columns-repeated="4"/>
        </table:table-row>
        <table:table-row table:style-name="ro2" table:number-rows-repeated="2">
          <table:table-cell table:number-columns-repeated="17"/>
        </table:table-row>
        <table:table-row table:style-name="ro2">
          <table:table-cell/>
          <table:table-cell office:value-type="string" calcext:value-type="string">
            <text:p>global</text:p>
          </table:table-cell>
          <table:table-cell office:value-type="float" office:value="65.9" calcext:value-type="float">
            <text:p>65.9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const</text:p>
          </table:table-cell>
          <table:table-cell office:value-type="float" office:value="65.9" calcext:value-type="float">
            <text:p>65.9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045" calcext:value-type="float">
            <text:p>0.045</text:p>
          </table:table-cell>
          <table:table-cell table:formula="of:=[.E19]/([.A19] * [.A19])" office:value-type="float" office:value="0.0000026702880859375" calcext:value-type="float">
            <text:p>2.67E-06</text:p>
          </table:table-cell>
          <table:table-cell table:formula="of:=[.F19]/([.A19] * [.A19])" office:value-type="float" office:value="0.0000026702880859375" calcext:value-type="float">
            <text:p>2.67E-06</text:p>
          </table:table-cell>
          <table:table-cell table:formula="of:=[.E19]/[.C19]" office:value-type="float" office:value="0.07" calcext:value-type="float">
            <text:p>7.00E-02</text:p>
          </table:table-cell>
          <table:table-cell table:formula="of:=[.F19]/[.C19]" office:value-type="float" office:value="0.07" calcext:value-type="float">
            <text:p>7.00E-02</text:p>
          </table:table-cell>
          <table:table-cell table:formula="of:=[.E19]/([.A19]*[.A19]*[.C19])" office:value-type="float" office:value="0.00000026702880859375" calcext:value-type="float">
            <text:p>2.67E-07</text:p>
          </table:table-cell>
          <table:table-cell table:formula="of:=[.F19]/([.A19]*[.A19]*[.C19])" office:value-type="float" office:value="0.00000026702880859375" calcext:value-type="float">
            <text:p>2.67E-07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15" calcext:value-type="float">
            <text:p>0.15</text:p>
          </table:table-cell>
          <table:table-cell table:formula="of:=[.E20]/([.A20] * [.A20])" office:value-type="float" office:value="0.000003814697265625" calcext:value-type="float">
            <text:p>3.81E-06</text:p>
          </table:table-cell>
          <table:table-cell table:formula="of:=[.F20]/([.A20] * [.A20])" office:value-type="float" office:value="0.00000400543212890625" calcext:value-type="float">
            <text:p>4.01E-06</text:p>
          </table:table-cell>
          <table:table-cell table:formula="of:=[.E20]/[.C20]" office:value-type="float" office:value="0.01" calcext:value-type="float">
            <text:p>1.00E-02</text:p>
          </table:table-cell>
          <table:table-cell table:formula="of:=[.F20]/[.C20]" office:value-type="float" office:value="0.0105" calcext:value-type="float">
            <text:p>1.05E-02</text:p>
          </table:table-cell>
          <table:table-cell table:formula="of:=[.E20]/([.A20]*[.A20]*[.C20])" office:value-type="float" office:value="0.00000003814697265625" calcext:value-type="float">
            <text:p>3.81E-08</text:p>
          </table:table-cell>
          <table:table-cell table:formula="of:=[.F20]/([.A20]*[.A20]*[.C20])" office:value-type="float" office:value="0.0000000400543212890625" calcext:value-type="float">
            <text:p>4.01E-08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4.6" calcext:value-type="float">
            <text:p>4.6</text:p>
          </table:table-cell>
          <table:table-cell office:value-type="float" office:value="4.78" calcext:value-type="float">
            <text:p>4.78</text:p>
          </table:table-cell>
          <table:table-cell office:value-type="float" office:value="0.299" calcext:value-type="float">
            <text:p>0.299</text:p>
          </table:table-cell>
          <table:table-cell table:formula="of:=[.E21]/([.A21] * [.A21])" office:value-type="float" office:value="0.000017547607421875" calcext:value-type="float">
            <text:p>1.75E-05</text:p>
          </table:table-cell>
          <table:table-cell table:formula="of:=[.F21]/([.A21] * [.A21])" office:value-type="float" office:value="0.0000182342529296875" calcext:value-type="float">
            <text:p>1.82E-05</text:p>
          </table:table-cell>
          <table:table-cell table:formula="of:=[.E21]/[.C21]" office:value-type="float" office:value="0.0046" calcext:value-type="float">
            <text:p>4.60E-03</text:p>
          </table:table-cell>
          <table:table-cell table:formula="of:=[.F21]/[.C21]" office:value-type="float" office:value="0.00478" calcext:value-type="float">
            <text:p>4.78E-03</text:p>
          </table:table-cell>
          <table:table-cell table:formula="of:=[.E21]/([.A21]*[.A21]*[.C21])" office:value-type="float" office:value="0.000000017547607421875" calcext:value-type="float">
            <text:p>1.75E-08</text:p>
          </table:table-cell>
          <table:table-cell table:formula="of:=[.F21]/([.A21]*[.A21]*[.C21])" office:value-type="float" office:value="0.0000000182342529296875" calcext:value-type="float">
            <text:p>1.82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office:value-type="float" office:value="0.046" calcext:value-type="float">
            <text:p>0.046</text:p>
          </table:table-cell>
          <table:table-cell table:formula="of:=[.E22]/([.A22] * [.A22])" office:value-type="float" office:value="0.0000019073486328125" calcext:value-type="float">
            <text:p>1.91E-06</text:p>
          </table:table-cell>
          <table:table-cell table:formula="of:=[.F22]/([.A22] * [.A22])" office:value-type="float" office:value="0.00000187873840332031" calcext:value-type="float">
            <text:p>1.88E-06</text:p>
          </table:table-cell>
          <table:table-cell table:formula="of:=[.E22]/[.C22]" office:value-type="float" office:value="0.2" calcext:value-type="float">
            <text:p>2.00E-01</text:p>
          </table:table-cell>
          <table:table-cell table:formula="of:=[.F22]/[.C22]" office:value-type="float" office:value="0.197" calcext:value-type="float">
            <text:p>1.97E-01</text:p>
          </table:table-cell>
          <table:table-cell table:formula="of:=[.E22]/([.A22]*[.A22]*[.C22])" office:value-type="float" office:value="0.00000019073486328125" calcext:value-type="float">
            <text:p>1.91E-07</text:p>
          </table:table-cell>
          <table:table-cell table:formula="of:=[.F22]/([.A22]*[.A22]*[.C22])" office:value-type="float" office:value="0.000000187873840332031" calcext:value-type="float">
            <text:p>1.88E-07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0.141" calcext:value-type="float">
            <text:p>0.141</text:p>
          </table:table-cell>
          <table:table-cell table:formula="of:=[.E23]/([.A23] * [.A23])" office:value-type="float" office:value="0.00000324249267578125" calcext:value-type="float">
            <text:p>3.24E-06</text:p>
          </table:table-cell>
          <table:table-cell table:formula="of:=[.F23]/([.A23] * [.A23])" office:value-type="float" office:value="0.00000324249267578125" calcext:value-type="float">
            <text:p>3.24E-06</text:p>
          </table:table-cell>
          <table:table-cell table:formula="of:=[.E23]/[.C23]" office:value-type="float" office:value="0.034" calcext:value-type="float">
            <text:p>3.40E-02</text:p>
          </table:table-cell>
          <table:table-cell table:formula="of:=[.F23]/[.C23]" office:value-type="float" office:value="0.034" calcext:value-type="float">
            <text:p>3.40E-02</text:p>
          </table:table-cell>
          <table:table-cell table:formula="of:=[.E23]/([.A23]*[.A23]*[.C23])" office:value-type="float" office:value="0.0000000324249267578125" calcext:value-type="float">
            <text:p>3.24E-08</text:p>
          </table:table-cell>
          <table:table-cell table:formula="of:=[.F23]/([.A23]*[.A23]*[.C23])" office:value-type="float" office:value="0.0000000324249267578125" calcext:value-type="float">
            <text:p>3.24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table:number-columns-repeated="2" office:value-type="float" office:value="17.05" calcext:value-type="float">
            <text:p>17.05</text:p>
          </table:table-cell>
          <table:table-cell office:value-type="float" office:value="0.05" calcext:value-type="float">
            <text:p>0.05</text:p>
          </table:table-cell>
          <table:table-cell table:formula="of:=[.E24]/([.A24] * [.A24])" office:value-type="float" office:value="0.0000162601470947266" calcext:value-type="float">
            <text:p>1.63E-05</text:p>
          </table:table-cell>
          <table:table-cell table:formula="of:=[.F24]/([.A24] * [.A24])" office:value-type="float" office:value="0.0000162601470947266" calcext:value-type="float">
            <text:p>1.63E-05</text:p>
          </table:table-cell>
          <table:table-cell table:formula="of:=[.E24]/[.C24]" office:value-type="float" office:value="0.01705" calcext:value-type="float">
            <text:p>1.71E-02</text:p>
          </table:table-cell>
          <table:table-cell table:formula="of:=[.F24]/[.C24]" office:value-type="float" office:value="0.01705" calcext:value-type="float">
            <text:p>1.71E-02</text:p>
          </table:table-cell>
          <table:table-cell table:formula="of:=[.E24]/([.A24]*[.A24]*[.C24])" office:value-type="float" office:value="0.0000000162601470947266" calcext:value-type="float">
            <text:p>1.63E-08</text:p>
          </table:table-cell>
          <table:table-cell table:formula="of:=[.F24]/([.A24]*[.A24]*[.C24])" office:value-type="float" office:value="0.0000000162601470947266" calcext:value-type="float">
            <text:p>1.63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office:value-type="float" office:value="7.3" calcext:value-type="float">
            <text:p>7.3</text:p>
          </table:table-cell>
          <table:table-cell office:value-type="float" office:value="7.28" calcext:value-type="float">
            <text:p>7.28</text:p>
          </table:table-cell>
          <table:table-cell office:value-type="float" office:value="0.04" calcext:value-type="float">
            <text:p>0.04</text:p>
          </table:table-cell>
          <table:table-cell table:formula="of:=[.E25]/([.A25] * [.A25])" office:value-type="float" office:value="0.00000174045562744141" calcext:value-type="float">
            <text:p>1.74E-06</text:p>
          </table:table-cell>
          <table:table-cell table:formula="of:=[.F25]/([.A25] * [.A25])" office:value-type="float" office:value="0.00000173568725585938" calcext:value-type="float">
            <text:p>1.74E-06</text:p>
          </table:table-cell>
          <table:table-cell table:formula="of:=[.E25]/[.C25]" office:value-type="float" office:value="0.73" calcext:value-type="float">
            <text:p>7.30E-01</text:p>
          </table:table-cell>
          <table:table-cell table:formula="of:=[.F25]/[.C25]" office:value-type="float" office:value="0.728" calcext:value-type="float">
            <text:p>7.28E-01</text:p>
          </table:table-cell>
          <table:table-cell table:formula="of:=[.E25]/([.A25]*[.A25]*[.C25])" office:value-type="float" office:value="0.000000174045562744141" calcext:value-type="float">
            <text:p>1.74E-07</text:p>
          </table:table-cell>
          <table:table-cell table:formula="of:=[.F25]/([.A25]*[.A25]*[.C25])" office:value-type="float" office:value="0.000000173568725585938" calcext:value-type="float">
            <text:p>1.74E-07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office:value-type="float" office:value="12.7" calcext:value-type="float">
            <text:p>12.7</text:p>
          </table:table-cell>
          <table:table-cell office:value-type="float" office:value="12.65" calcext:value-type="float">
            <text:p>12.65</text:p>
          </table:table-cell>
          <table:table-cell office:value-type="float" office:value="0.081" calcext:value-type="float">
            <text:p>0.081</text:p>
          </table:table-cell>
          <table:table-cell table:formula="of:=[.E26]/([.A26] * [.A26])" office:value-type="float" office:value="0.00000302791595458984" calcext:value-type="float">
            <text:p>3.03E-06</text:p>
          </table:table-cell>
          <table:table-cell table:formula="of:=[.F26]/([.A26] * [.A26])" office:value-type="float" office:value="0.00000301599502563477" calcext:value-type="float">
            <text:p>3.02E-06</text:p>
          </table:table-cell>
          <table:table-cell table:formula="of:=[.E26]/[.C26]" office:value-type="float" office:value="0.127" calcext:value-type="float">
            <text:p>1.27E-01</text:p>
          </table:table-cell>
          <table:table-cell table:formula="of:=[.F26]/[.C26]" office:value-type="float" office:value="0.1265" calcext:value-type="float">
            <text:p>1.27E-01</text:p>
          </table:table-cell>
          <table:table-cell table:formula="of:=[.E26]/([.A26]*[.A26]*[.C26])" office:value-type="float" office:value="0.0000000302791595458984" calcext:value-type="float">
            <text:p>3.03E-08</text:p>
          </table:table-cell>
          <table:table-cell table:formula="of:=[.F26]/([.A26]*[.A26]*[.C26])" office:value-type="float" office:value="0.0000000301599502563477" calcext:value-type="float">
            <text:p>3.02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65.9" calcext:value-type="float">
            <text:p>65.9</text:p>
          </table:table-cell>
          <table:table-cell office:value-type="float" office:value="65.92" calcext:value-type="float">
            <text:p>65.92</text:p>
          </table:table-cell>
          <table:table-cell office:value-type="float" office:value="0.14" calcext:value-type="float">
            <text:p>0.14</text:p>
          </table:table-cell>
          <table:table-cell table:formula="of:=[.E27]/([.A27] * [.A27])" office:value-type="float" office:value="0.000015711784362793" calcext:value-type="float">
            <text:p>1.57E-05</text:p>
          </table:table-cell>
          <table:table-cell table:formula="of:=[.F27]/([.A27] * [.A27])" office:value-type="float" office:value="0.000015716552734375" calcext:value-type="float">
            <text:p>1.57E-05</text:p>
          </table:table-cell>
          <table:table-cell table:formula="of:=[.E27]/[.C27]" office:value-type="float" office:value="0.0659" calcext:value-type="float">
            <text:p>6.59E-02</text:p>
          </table:table-cell>
          <table:table-cell table:formula="of:=[.F27]/[.C27]" office:value-type="float" office:value="0.06592" calcext:value-type="float">
            <text:p>6.59E-02</text:p>
          </table:table-cell>
          <table:table-cell table:formula="of:=[.E27]/([.A27]*[.A27]*[.C27])" office:value-type="float" office:value="0.000000015711784362793" calcext:value-type="float">
            <text:p>1.57E-08</text:p>
          </table:table-cell>
          <table:table-cell table:formula="of:=[.F27]/([.A27]*[.A27]*[.C27])" office:value-type="float" office:value="0.000000015716552734375" calcext:value-type="float">
            <text:p>1.57E-08</text:p>
          </table:table-cell>
          <table:table-cell table:style-name="ce4" table:formula="of:=AVERAGE([.L19:.L27])" office:value-type="float" office:value="0.0000000869088702731662" calcext:value-type="float">
            <text:p>8.69E-08</text:p>
          </table:table-cell>
          <table:table-cell table:number-columns-repeated="3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0.7" calcext:value-type="float">
            <text:p>0.7</text:p>
          </table:table-cell>
          <table:table-cell office:value-type="float" office:value="0.66" calcext:value-type="float">
            <text:p>0.66</text:p>
          </table:table-cell>
          <table:table-cell office:value-type="float" office:value="0.049" calcext:value-type="float">
            <text:p>0.049</text:p>
          </table:table-cell>
          <table:table-cell table:formula="of:=[.E28]/([.A28] * [.A28])" office:value-type="float" office:value="0.0000026702880859375" calcext:value-type="float">
            <text:p>2.67E-06</text:p>
          </table:table-cell>
          <table:table-cell table:formula="of:=[.F28]/([.A28] * [.A28])" office:value-type="float" office:value="0.0000025177001953125" calcext:value-type="float">
            <text:p>2.52E-06</text:p>
          </table:table-cell>
          <table:table-cell table:formula="of:=[.E28]/[.C28]" office:value-type="float" office:value="0.07" calcext:value-type="float">
            <text:p>7.00E-02</text:p>
          </table:table-cell>
          <table:table-cell table:formula="of:=[.F28]/[.C28]" office:value-type="float" office:value="0.066" calcext:value-type="float">
            <text:p>6.60E-02</text:p>
          </table:table-cell>
          <table:table-cell table:formula="of:=[.E28]/([.A28]*[.A28]*[.C28])" office:value-type="float" office:value="0.00000026702880859375" calcext:value-type="float">
            <text:p>2.67E-07</text:p>
          </table:table-cell>
          <table:table-cell table:formula="of:=[.F28]/([.A28]*[.A28]*[.C28])" office:value-type="float" office:value="0.00000025177001953125" calcext:value-type="float">
            <text:p>2.52E-07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06" calcext:value-type="float">
            <text:p>0.06</text:p>
          </table:table-cell>
          <table:table-cell table:formula="of:=[.E29]/([.A29] * [.A29])" office:value-type="float" office:value="0.000003814697265625" calcext:value-type="float">
            <text:p>3.81E-06</text:p>
          </table:table-cell>
          <table:table-cell table:formula="of:=[.F29]/([.A29] * [.A29])" office:value-type="float" office:value="0.0000038909912109375" calcext:value-type="float">
            <text:p>3.89E-06</text:p>
          </table:table-cell>
          <table:table-cell table:formula="of:=[.E29]/[.C29]" office:value-type="float" office:value="0.01" calcext:value-type="float">
            <text:p>1.00E-02</text:p>
          </table:table-cell>
          <table:table-cell table:formula="of:=[.F29]/[.C29]" office:value-type="float" office:value="0.0102" calcext:value-type="float">
            <text:p>1.02E-02</text:p>
          </table:table-cell>
          <table:table-cell table:formula="of:=[.E29]/([.A29]*[.A29]*[.C29])" office:value-type="float" office:value="0.00000003814697265625" calcext:value-type="float">
            <text:p>3.81E-08</text:p>
          </table:table-cell>
          <table:table-cell table:formula="of:=[.F29]/([.A29]*[.A29]*[.C29])" office:value-type="float" office:value="0.000000038909912109375" calcext:value-type="float">
            <text:p>3.89E-08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4.25" calcext:value-type="float">
            <text:p>4.25</text:p>
          </table:table-cell>
          <table:table-cell office:value-type="float" office:value="4.29" calcext:value-type="float">
            <text:p>4.29</text:p>
          </table:table-cell>
          <table:table-cell office:value-type="float" office:value="0.221" calcext:value-type="float">
            <text:p>0.221</text:p>
          </table:table-cell>
          <table:table-cell table:formula="of:=[.E30]/([.A30] * [.A30])" office:value-type="float" office:value="0.0000162124633789062" calcext:value-type="float">
            <text:p>1.62E-05</text:p>
          </table:table-cell>
          <table:table-cell table:formula="of:=[.F30]/([.A30] * [.A30])" office:value-type="float" office:value="0.0000163650512695312" calcext:value-type="float">
            <text:p>1.64E-05</text:p>
          </table:table-cell>
          <table:table-cell table:formula="of:=[.E30]/[.C30]" office:value-type="float" office:value="0.00425" calcext:value-type="float">
            <text:p>4.25E-03</text:p>
          </table:table-cell>
          <table:table-cell table:formula="of:=[.F30]/[.C30]" office:value-type="float" office:value="0.00429" calcext:value-type="float">
            <text:p>4.29E-03</text:p>
          </table:table-cell>
          <table:table-cell table:formula="of:=[.E30]/([.A30]*[.A30]*[.C30])" office:value-type="float" office:value="0.0000000162124633789063" calcext:value-type="float">
            <text:p>1.62E-08</text:p>
          </table:table-cell>
          <table:table-cell table:formula="of:=[.F30]/([.A30]*[.A30]*[.C30])" office:value-type="float" office:value="0.0000000163650512695313" calcext:value-type="float">
            <text:p>1.64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2.1" calcext:value-type="float">
            <text:p>2.1</text:p>
          </table:table-cell>
          <table:table-cell office:value-type="float" office:value="2.06" calcext:value-type="float">
            <text:p>2.06</text:p>
          </table:table-cell>
          <table:table-cell office:value-type="float" office:value="0.049" calcext:value-type="float">
            <text:p>0.049</text:p>
          </table:table-cell>
          <table:table-cell table:formula="of:=[.E31]/([.A31] * [.A31])" office:value-type="float" office:value="0.00000200271606445312" calcext:value-type="float">
            <text:p>2.00E-06</text:p>
          </table:table-cell>
          <table:table-cell table:formula="of:=[.F31]/([.A31] * [.A31])" office:value-type="float" office:value="0.00000196456909179688" calcext:value-type="float">
            <text:p>1.96E-06</text:p>
          </table:table-cell>
          <table:table-cell table:formula="of:=[.E31]/[.C31]" office:value-type="float" office:value="0.21" calcext:value-type="float">
            <text:p>2.10E-01</text:p>
          </table:table-cell>
          <table:table-cell table:formula="of:=[.F31]/[.C31]" office:value-type="float" office:value="0.206" calcext:value-type="float">
            <text:p>2.06E-01</text:p>
          </table:table-cell>
          <table:table-cell table:formula="of:=[.E31]/([.A31]*[.A31]*[.C31])" office:value-type="float" office:value="0.000000200271606445313" calcext:value-type="float">
            <text:p>2.00E-07</text:p>
          </table:table-cell>
          <table:table-cell table:formula="of:=[.F31]/([.A31]*[.A31]*[.C31])" office:value-type="float" office:value="0.000000196456909179688" calcext:value-type="float">
            <text:p>1.96E-07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3.4" calcext:value-type="float">
            <text:p>3.4</text:p>
          </table:table-cell>
          <table:table-cell office:value-type="float" office:value="3.41" calcext:value-type="float">
            <text:p>3.41</text:p>
          </table:table-cell>
          <table:table-cell office:value-type="float" office:value="0.083" calcext:value-type="float">
            <text:p>0.083</text:p>
          </table:table-cell>
          <table:table-cell table:formula="of:=[.E32]/([.A32] * [.A32])" office:value-type="float" office:value="0.00000324249267578125" calcext:value-type="float">
            <text:p>3.24E-06</text:p>
          </table:table-cell>
          <table:table-cell table:formula="of:=[.F32]/([.A32] * [.A32])" office:value-type="float" office:value="0.00000325202941894531" calcext:value-type="float">
            <text:p>3.25E-06</text:p>
          </table:table-cell>
          <table:table-cell table:formula="of:=[.E32]/[.C32]" office:value-type="float" office:value="0.034" calcext:value-type="float">
            <text:p>3.40E-02</text:p>
          </table:table-cell>
          <table:table-cell table:formula="of:=[.F32]/[.C32]" office:value-type="float" office:value="0.0341" calcext:value-type="float">
            <text:p>3.41E-02</text:p>
          </table:table-cell>
          <table:table-cell table:formula="of:=[.E32]/([.A32]*[.A32]*[.C32])" office:value-type="float" office:value="0.0000000324249267578125" calcext:value-type="float">
            <text:p>3.24E-08</text:p>
          </table:table-cell>
          <table:table-cell table:formula="of:=[.F32]/([.A32]*[.A32]*[.C32])" office:value-type="float" office:value="0.0000000325202941894531" calcext:value-type="float">
            <text:p>3.25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table:number-columns-repeated="2"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  <table:table-cell table:formula="of:=[.E33]/([.A33] * [.A33])" office:value-type="float" office:value="0.0000163078308105469" calcext:value-type="float">
            <text:p>1.63E-05</text:p>
          </table:table-cell>
          <table:table-cell table:formula="of:=[.F33]/([.A33] * [.A33])" office:value-type="float" office:value="0.0000163078308105469" calcext:value-type="float">
            <text:p>1.63E-05</text:p>
          </table:table-cell>
          <table:table-cell table:formula="of:=[.E33]/[.C33]" office:value-type="float" office:value="0.0171" calcext:value-type="float">
            <text:p>1.71E-02</text:p>
          </table:table-cell>
          <table:table-cell table:formula="of:=[.F33]/[.C33]" office:value-type="float" office:value="0.0171" calcext:value-type="float">
            <text:p>1.71E-02</text:p>
          </table:table-cell>
          <table:table-cell table:formula="of:=[.E33]/([.A33]*[.A33]*[.C33])" office:value-type="float" office:value="0.0000000163078308105469" calcext:value-type="float">
            <text:p>1.63E-08</text:p>
          </table:table-cell>
          <table:table-cell table:formula="of:=[.F33]/([.A33]*[.A33]*[.C33])" office:value-type="float" office:value="0.0000000163078308105469" calcext:value-type="float">
            <text:p>1.63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7.35" calcext:value-type="float">
            <text:p>7.35</text:p>
          </table:table-cell>
          <table:table-cell office:value-type="float" office:value="7.38" calcext:value-type="float">
            <text:p>7.38</text:p>
          </table:table-cell>
          <table:table-cell office:value-type="float" office:value="0.117" calcext:value-type="float">
            <text:p>0.117</text:p>
          </table:table-cell>
          <table:table-cell table:formula="of:=[.E34]/([.A34] * [.A34])" office:value-type="float" office:value="0.00000175237655639648" calcext:value-type="float">
            <text:p>1.75E-06</text:p>
          </table:table-cell>
          <table:table-cell table:formula="of:=[.F34]/([.A34] * [.A34])" office:value-type="float" office:value="0.00000175952911376953" calcext:value-type="float">
            <text:p>1.76E-06</text:p>
          </table:table-cell>
          <table:table-cell table:formula="of:=[.E34]/[.C34]" office:value-type="float" office:value="0.735" calcext:value-type="float">
            <text:p>7.35E-01</text:p>
          </table:table-cell>
          <table:table-cell table:formula="of:=[.F34]/[.C34]" office:value-type="float" office:value="0.738" calcext:value-type="float">
            <text:p>7.38E-01</text:p>
          </table:table-cell>
          <table:table-cell table:formula="of:=[.E34]/([.A34]*[.A34]*[.C34])" office:value-type="float" office:value="0.000000175237655639648" calcext:value-type="float">
            <text:p>1.75E-07</text:p>
          </table:table-cell>
          <table:table-cell table:formula="of:=[.F34]/([.A34]*[.A34]*[.C34])" office:value-type="float" office:value="0.000000175952911376953" calcext:value-type="float">
            <text:p>1.76E-07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12.7" calcext:value-type="float">
            <text:p>12.7</text:p>
          </table:table-cell>
          <table:table-cell office:value-type="float" office:value="12.71" calcext:value-type="float">
            <text:p>12.71</text:p>
          </table:table-cell>
          <table:table-cell office:value-type="float" office:value="0.07" calcext:value-type="float">
            <text:p>0.07</text:p>
          </table:table-cell>
          <table:table-cell table:formula="of:=[.E35]/([.A35] * [.A35])" office:value-type="float" office:value="0.00000302791595458984" calcext:value-type="float">
            <text:p>3.03E-06</text:p>
          </table:table-cell>
          <table:table-cell table:formula="of:=[.F35]/([.A35] * [.A35])" office:value-type="float" office:value="0.00000303030014038086" calcext:value-type="float">
            <text:p>3.03E-06</text:p>
          </table:table-cell>
          <table:table-cell table:formula="of:=[.E35]/[.C35]" office:value-type="float" office:value="0.127" calcext:value-type="float">
            <text:p>1.27E-01</text:p>
          </table:table-cell>
          <table:table-cell table:formula="of:=[.F35]/[.C35]" office:value-type="float" office:value="0.1271" calcext:value-type="float">
            <text:p>1.27E-01</text:p>
          </table:table-cell>
          <table:table-cell table:formula="of:=[.E35]/([.A35]*[.A35]*[.C35])" office:value-type="float" office:value="0.0000000302791595458984" calcext:value-type="float">
            <text:p>3.03E-08</text:p>
          </table:table-cell>
          <table:table-cell table:formula="of:=[.F35]/([.A35]*[.A35]*[.C35])" office:value-type="float" office:value="0.0000000303030014038086" calcext:value-type="float">
            <text:p>3.03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65.9" calcext:value-type="float">
            <text:p>65.9</text:p>
          </table:table-cell>
          <table:table-cell office:value-type="float" office:value="66.14" calcext:value-type="float">
            <text:p>66.14</text:p>
          </table:table-cell>
          <table:table-cell office:value-type="float" office:value="0.758" calcext:value-type="float">
            <text:p>0.758</text:p>
          </table:table-cell>
          <table:table-cell table:formula="of:=[.E36]/([.A36] * [.A36])" office:value-type="float" office:value="0.000015711784362793" calcext:value-type="float">
            <text:p>1.57E-05</text:p>
          </table:table-cell>
          <table:table-cell table:formula="of:=[.F36]/([.A36] * [.A36])" office:value-type="float" office:value="0.0000157690048217773" calcext:value-type="float">
            <text:p>1.58E-05</text:p>
          </table:table-cell>
          <table:table-cell table:formula="of:=[.E36]/[.C36]" office:value-type="float" office:value="0.0659" calcext:value-type="float">
            <text:p>6.59E-02</text:p>
          </table:table-cell>
          <table:table-cell table:formula="of:=[.F36]/[.C36]" office:value-type="float" office:value="0.06614" calcext:value-type="float">
            <text:p>6.61E-02</text:p>
          </table:table-cell>
          <table:table-cell table:formula="of:=[.E36]/([.A36]*[.A36]*[.C36])" office:value-type="float" office:value="0.000000015711784362793" calcext:value-type="float">
            <text:p>1.57E-08</text:p>
          </table:table-cell>
          <table:table-cell table:formula="of:=[.F36]/([.A36]*[.A36]*[.C36])" office:value-type="float" office:value="0.0000000157690048217773" calcext:value-type="float">
            <text:p>1.58E-08</text:p>
          </table:table-cell>
          <table:table-cell table:style-name="ce4" table:formula="of:=AVERAGE([.L28:.L36])" office:value-type="float" office:value="0.0000000879579120212131" calcext:value-type="float">
            <text:p>8.80E-08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2" table:number-rows-spanned="1">
            <text:p>Average Render Time Per Pixel Per Sphere</text:p>
          </table:table-cell>
          <table:covered-table-cell/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Memory</text:p>
          </table:table-cell>
          <table:table-cell office:value-type="string" calcext:value-type="string">
            <text:p>Render Time</text:p>
          </table:table-cell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const</text:p>
          </table:table-cell>
          <table:table-cell table:style-name="ce4" office:value-type="float" office:value="0.0000000869088702731662" calcext:value-type="float">
            <text:p>8.69E-08</text:p>
          </table:table-cell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global</text:p>
          </table:table-cell>
          <table:table-cell table:style-name="ce4" office:value-type="float" office:value="0.0000000879579120212131" calcext:value-type="float">
            <text:p>8.80E-08</text:p>
          </table:table-cell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2" table:number-rows-repeated="5">
          <table:table-cell table:number-columns-repeated="7"/>
          <table:table-cell table:style-name="Default" table:number-columns-repeated="6"/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0.133" calcext:value-type="float">
            <text:p>0.133</text:p>
          </table:table-cell>
          <table:table-cell table:formula="of:=[.E46]/([.A46] * [.A46])" office:value-type="float" office:value="0.0000026702880859375" calcext:value-type="float">
            <text:p>2.67E-06</text:p>
          </table:table-cell>
          <table:table-cell table:formula="of:=[.F46]/([.A46] * [.A46])" office:value-type="float" office:value="0.00000274658203125" calcext:value-type="float">
            <text:p>2.75E-06</text:p>
          </table:table-cell>
          <table:table-cell table:formula="of:=[.E46]/[.C46]" office:value-type="float" office:value="0.07" calcext:value-type="float">
            <text:p>7.00E-02</text:p>
          </table:table-cell>
          <table:table-cell table:formula="of:=[.F46]/[.C46]" office:value-type="float" office:value="0.072" calcext:value-type="float">
            <text:p>7.20E-02</text:p>
          </table:table-cell>
          <table:table-cell table:formula="of:=[.E46]/([.A46]*[.A46]*[.C46])" office:value-type="float" office:value="0.00000026702880859375" calcext:value-type="float">
            <text:p>2.67E-07</text:p>
          </table:table-cell>
          <table:table-cell table:formula="of:=[.F46]/([.A46]*[.A46]*[.C46])" office:value-type="float" office:value="0.000000274658203125" calcext:value-type="float">
            <text:p>2.75E-07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12" calcext:value-type="float">
            <text:p>0.12</text:p>
          </table:table-cell>
          <table:table-cell table:formula="of:=[.E47]/([.A47] * [.A47])" office:value-type="float" office:value="0.000003814697265625" calcext:value-type="float">
            <text:p>3.81E-06</text:p>
          </table:table-cell>
          <table:table-cell table:formula="of:=[.F47]/([.A47] * [.A47])" office:value-type="float" office:value="0.00000400543212890625" calcext:value-type="float">
            <text:p>4.01E-06</text:p>
          </table:table-cell>
          <table:table-cell table:formula="of:=[.E47]/[.C47]" office:value-type="float" office:value="0.01" calcext:value-type="float">
            <text:p>1.00E-02</text:p>
          </table:table-cell>
          <table:table-cell table:formula="of:=[.F47]/[.C47]" office:value-type="float" office:value="0.0105" calcext:value-type="float">
            <text:p>1.05E-02</text:p>
          </table:table-cell>
          <table:table-cell table:formula="of:=[.E47]/([.A47]*[.A47]*[.C47])" office:value-type="float" office:value="0.00000003814697265625" calcext:value-type="float">
            <text:p>3.81E-08</text:p>
          </table:table-cell>
          <table:table-cell table:formula="of:=[.F47]/([.A47]*[.A47]*[.C47])" office:value-type="float" office:value="0.0000000400543212890625" calcext:value-type="float">
            <text:p>4.01E-08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4.55" calcext:value-type="float">
            <text:p>4.55</text:p>
          </table:table-cell>
          <table:table-cell office:value-type="float" office:value="4.65" calcext:value-type="float">
            <text:p>4.65</text:p>
          </table:table-cell>
          <table:table-cell office:value-type="float" office:value="0.169" calcext:value-type="float">
            <text:p>0.169</text:p>
          </table:table-cell>
          <table:table-cell table:formula="of:=[.E48]/([.A48] * [.A48])" office:value-type="float" office:value="0.0000173568725585937" calcext:value-type="float">
            <text:p>1.74E-05</text:p>
          </table:table-cell>
          <table:table-cell table:formula="of:=[.F48]/([.A48] * [.A48])" office:value-type="float" office:value="0.0000177383422851563" calcext:value-type="float">
            <text:p>1.77E-05</text:p>
          </table:table-cell>
          <table:table-cell table:formula="of:=[.E48]/[.C48]" office:value-type="float" office:value="0.00455" calcext:value-type="float">
            <text:p>4.55E-03</text:p>
          </table:table-cell>
          <table:table-cell table:formula="of:=[.F48]/[.C48]" office:value-type="float" office:value="0.00465" calcext:value-type="float">
            <text:p>4.65E-03</text:p>
          </table:table-cell>
          <table:table-cell table:formula="of:=[.E48]/([.A48]*[.A48]*[.C48])" office:value-type="float" office:value="0.0000000173568725585938" calcext:value-type="float">
            <text:p>1.74E-08</text:p>
          </table:table-cell>
          <table:table-cell table:formula="of:=[.F48]/([.A48]*[.A48]*[.C48])" office:value-type="float" office:value="0.0000000177383422851563" calcext:value-type="float">
            <text:p>1.77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office:value-type="float" office:value="0.03" calcext:value-type="float">
            <text:p>0.03</text:p>
          </table:table-cell>
          <table:table-cell table:formula="of:=[.E49]/([.A49] * [.A49])" office:value-type="float" office:value="0.0000019073486328125" calcext:value-type="float">
            <text:p>1.91E-06</text:p>
          </table:table-cell>
          <table:table-cell table:formula="of:=[.F49]/([.A49] * [.A49])" office:value-type="float" office:value="0.00000189781188964844" calcext:value-type="float">
            <text:p>1.90E-06</text:p>
          </table:table-cell>
          <table:table-cell table:formula="of:=[.E49]/[.C49]" office:value-type="float" office:value="0.2" calcext:value-type="float">
            <text:p>2.00E-01</text:p>
          </table:table-cell>
          <table:table-cell table:formula="of:=[.F49]/[.C49]" office:value-type="float" office:value="0.199" calcext:value-type="float">
            <text:p>1.99E-01</text:p>
          </table:table-cell>
          <table:table-cell table:formula="of:=[.E49]/([.A49]*[.A49]*[.C49])" office:value-type="float" office:value="0.00000019073486328125" calcext:value-type="float">
            <text:p>1.91E-07</text:p>
          </table:table-cell>
          <table:table-cell table:formula="of:=[.F49]/([.A49]*[.A49]*[.C49])" office:value-type="float" office:value="0.000000189781188964844" calcext:value-type="float">
            <text:p>1.90E-07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office:value-type="float" office:value="3.3" calcext:value-type="float">
            <text:p>3.3</text:p>
          </table:table-cell>
          <table:table-cell office:value-type="float" office:value="3.34" calcext:value-type="float">
            <text:p>3.34</text:p>
          </table:table-cell>
          <table:table-cell office:value-type="float" office:value="0.066" calcext:value-type="float">
            <text:p>0.066</text:p>
          </table:table-cell>
          <table:table-cell table:formula="of:=[.E50]/([.A50] * [.A50])" office:value-type="float" office:value="0.00000314712524414062" calcext:value-type="float">
            <text:p>3.15E-06</text:p>
          </table:table-cell>
          <table:table-cell table:formula="of:=[.F50]/([.A50] * [.A50])" office:value-type="float" office:value="0.00000318527221679687" calcext:value-type="float">
            <text:p>3.19E-06</text:p>
          </table:table-cell>
          <table:table-cell table:formula="of:=[.E50]/[.C50]" office:value-type="float" office:value="0.033" calcext:value-type="float">
            <text:p>3.30E-02</text:p>
          </table:table-cell>
          <table:table-cell table:formula="of:=[.F50]/[.C50]" office:value-type="float" office:value="0.0334" calcext:value-type="float">
            <text:p>3.34E-02</text:p>
          </table:table-cell>
          <table:table-cell table:formula="of:=[.E50]/([.A50]*[.A50]*[.C50])" office:value-type="float" office:value="0.0000000314712524414062" calcext:value-type="float">
            <text:p>3.15E-08</text:p>
          </table:table-cell>
          <table:table-cell table:formula="of:=[.F50]/([.A50]*[.A50]*[.C50])" office:value-type="float" office:value="0.0000000318527221679687" calcext:value-type="float">
            <text:p>3.19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16.65" calcext:value-type="float">
            <text:p>16.65</text:p>
          </table:table-cell>
          <table:table-cell office:value-type="float" office:value="16.67" calcext:value-type="float">
            <text:p>16.67</text:p>
          </table:table-cell>
          <table:table-cell office:value-type="float" office:value="0.09" calcext:value-type="float">
            <text:p>0.09</text:p>
          </table:table-cell>
          <table:table-cell table:formula="of:=[.E51]/([.A51] * [.A51])" office:value-type="float" office:value="0.0000158786773681641" calcext:value-type="float">
            <text:p>1.59E-05</text:p>
          </table:table-cell>
          <table:table-cell table:formula="of:=[.F51]/([.A51] * [.A51])" office:value-type="float" office:value="0.0000158977508544922" calcext:value-type="float">
            <text:p>1.59E-05</text:p>
          </table:table-cell>
          <table:table-cell table:formula="of:=[.E51]/[.C51]" office:value-type="float" office:value="0.01665" calcext:value-type="float">
            <text:p>1.67E-02</text:p>
          </table:table-cell>
          <table:table-cell table:formula="of:=[.F51]/[.C51]" office:value-type="float" office:value="0.01667" calcext:value-type="float">
            <text:p>1.67E-02</text:p>
          </table:table-cell>
          <table:table-cell table:formula="of:=[.E51]/([.A51]*[.A51]*[.C51])" office:value-type="float" office:value="0.0000000158786773681641" calcext:value-type="float">
            <text:p>1.59E-08</text:p>
          </table:table-cell>
          <table:table-cell table:formula="of:=[.F51]/([.A51]*[.A51]*[.C51])" office:value-type="float" office:value="0.0000000158977508544922" calcext:value-type="float">
            <text:p>1.59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office:value-type="float" office:value="7.2" calcext:value-type="float">
            <text:p>7.2</text:p>
          </table:table-cell>
          <table:table-cell office:value-type="float" office:value="7.21" calcext:value-type="float">
            <text:p>7.21</text:p>
          </table:table-cell>
          <table:table-cell office:value-type="float" office:value="0.083" calcext:value-type="float">
            <text:p>0.083</text:p>
          </table:table-cell>
          <table:table-cell table:formula="of:=[.E52]/([.A52] * [.A52])" office:value-type="float" office:value="0.00000171661376953125" calcext:value-type="float">
            <text:p>1.72E-06</text:p>
          </table:table-cell>
          <table:table-cell table:formula="of:=[.F52]/([.A52] * [.A52])" office:value-type="float" office:value="0.00000171899795532227" calcext:value-type="float">
            <text:p>1.72E-06</text:p>
          </table:table-cell>
          <table:table-cell table:formula="of:=[.E52]/[.C52]" office:value-type="float" office:value="0.72" calcext:value-type="float">
            <text:p>7.20E-01</text:p>
          </table:table-cell>
          <table:table-cell table:formula="of:=[.F52]/[.C52]" office:value-type="float" office:value="0.721" calcext:value-type="float">
            <text:p>7.21E-01</text:p>
          </table:table-cell>
          <table:table-cell table:formula="of:=[.E52]/([.A52]*[.A52]*[.C52])" office:value-type="float" office:value="0.000000171661376953125" calcext:value-type="float">
            <text:p>1.72E-07</text:p>
          </table:table-cell>
          <table:table-cell table:formula="of:=[.F52]/([.A52]*[.A52]*[.C52])" office:value-type="float" office:value="0.000000171899795532227" calcext:value-type="float">
            <text:p>1.72E-07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office:value-type="float" office:value="12.5" calcext:value-type="float">
            <text:p>12.5</text:p>
          </table:table-cell>
          <table:table-cell office:value-type="float" office:value="12.47" calcext:value-type="float">
            <text:p>12.47</text:p>
          </table:table-cell>
          <table:table-cell office:value-type="float" office:value="0.064" calcext:value-type="float">
            <text:p>0.064</text:p>
          </table:table-cell>
          <table:table-cell table:formula="of:=[.E53]/([.A53] * [.A53])" office:value-type="float" office:value="0.00000298023223876953" calcext:value-type="float">
            <text:p>2.98E-06</text:p>
          </table:table-cell>
          <table:table-cell table:formula="of:=[.F53]/([.A53] * [.A53])" office:value-type="float" office:value="0.00000297307968139648" calcext:value-type="float">
            <text:p>2.97E-06</text:p>
          </table:table-cell>
          <table:table-cell table:formula="of:=[.E53]/[.C53]" office:value-type="float" office:value="0.125" calcext:value-type="float">
            <text:p>1.25E-01</text:p>
          </table:table-cell>
          <table:table-cell table:formula="of:=[.F53]/[.C53]" office:value-type="float" office:value="0.1247" calcext:value-type="float">
            <text:p>1.25E-01</text:p>
          </table:table-cell>
          <table:table-cell table:formula="of:=[.E53]/([.A53]*[.A53]*[.C53])" office:value-type="float" office:value="0.0000000298023223876953" calcext:value-type="float">
            <text:p>2.98E-08</text:p>
          </table:table-cell>
          <table:table-cell table:formula="of:=[.F53]/([.A53]*[.A53]*[.C53])" office:value-type="float" office:value="0.0000000297307968139648" calcext:value-type="float">
            <text:p>2.97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65.3" calcext:value-type="float">
            <text:p>65.3</text:p>
          </table:table-cell>
          <table:table-cell office:value-type="float" office:value="65.66" calcext:value-type="float">
            <text:p>65.66</text:p>
          </table:table-cell>
          <table:table-cell office:value-type="float" office:value="0.796" calcext:value-type="float">
            <text:p>0.796</text:p>
          </table:table-cell>
          <table:table-cell table:formula="of:=[.E54]/([.A54] * [.A54])" office:value-type="float" office:value="0.000015568733215332" calcext:value-type="float">
            <text:p>1.56E-05</text:p>
          </table:table-cell>
          <table:table-cell table:formula="of:=[.F54]/([.A54] * [.A54])" office:value-type="float" office:value="0.0000156545639038086" calcext:value-type="float">
            <text:p>1.57E-05</text:p>
          </table:table-cell>
          <table:table-cell table:formula="of:=[.E54]/[.C54]" office:value-type="float" office:value="0.0653" calcext:value-type="float">
            <text:p>6.53E-02</text:p>
          </table:table-cell>
          <table:table-cell table:formula="of:=[.F54]/[.C54]" office:value-type="float" office:value="0.06566" calcext:value-type="float">
            <text:p>6.57E-02</text:p>
          </table:table-cell>
          <table:table-cell table:formula="of:=[.E54]/([.A54]*[.A54]*[.C54])" office:value-type="float" office:value="0.000000015568733215332" calcext:value-type="float">
            <text:p>1.56E-08</text:p>
          </table:table-cell>
          <table:table-cell table:formula="of:=[.F54]/([.A54]*[.A54]*[.C54])" office:value-type="float" office:value="0.0000000156545639038086" calcext:value-type="float">
            <text:p>1.57E-08</text:p>
          </table:table-cell>
          <table:table-cell table:number-columns-repeated="3"/>
          <table:table-cell office:value-type="float" office:value="0.0000000914952334235696" calcext:value-type="float">
            <text:p>9.14952334235696E-08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office:value-type="float" office:value="0.04" calcext:value-type="float">
            <text:p>0.04</text:p>
          </table:table-cell>
          <table:table-cell table:formula="of:=[.E55]/([.A55] * [.A55])" office:value-type="float" office:value="0.0000026702880859375" calcext:value-type="float">
            <text:p>2.67E-06</text:p>
          </table:table-cell>
          <table:table-cell table:formula="of:=[.F55]/([.A55] * [.A55])" office:value-type="float" office:value="0.000002593994140625" calcext:value-type="float">
            <text:p>2.59E-06</text:p>
          </table:table-cell>
          <table:table-cell table:formula="of:=[.E55]/[.C55]" office:value-type="float" office:value="0.07" calcext:value-type="float">
            <text:p>7.00E-02</text:p>
          </table:table-cell>
          <table:table-cell table:formula="of:=[.F55]/[.C55]" office:value-type="float" office:value="0.068" calcext:value-type="float">
            <text:p>6.80E-02</text:p>
          </table:table-cell>
          <table:table-cell table:formula="of:=[.E55]/([.A55]*[.A55]*[.C55])" office:value-type="float" office:value="0.00000026702880859375" calcext:value-type="float">
            <text:p>2.67E-07</text:p>
          </table:table-cell>
          <table:table-cell table:formula="of:=[.F55]/([.A55]*[.A55]*[.C55])" office:value-type="float" office:value="0.0000002593994140625" calcext:value-type="float">
            <text:p>2.59E-07</text:p>
          </table:table-cell>
          <table:table-cell table:number-columns-repeated="3"/>
          <table:table-cell office:value-type="float" office:value="0.0000000768689548268038" calcext:value-type="float">
            <text:p>7.68689548268038E-08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0.046" calcext:value-type="float">
            <text:p>0.046</text:p>
          </table:table-cell>
          <table:table-cell table:formula="of:=[.E56]/([.A56] * [.A56])" office:value-type="float" office:value="0.000003814697265625" calcext:value-type="float">
            <text:p>3.81E-06</text:p>
          </table:table-cell>
          <table:table-cell table:formula="of:=[.F56]/([.A56] * [.A56])" office:value-type="float" office:value="0.00000392913818359375" calcext:value-type="float">
            <text:p>3.93E-06</text:p>
          </table:table-cell>
          <table:table-cell table:formula="of:=[.E56]/[.C56]" office:value-type="float" office:value="0.01" calcext:value-type="float">
            <text:p>1.00E-02</text:p>
          </table:table-cell>
          <table:table-cell table:formula="of:=[.F56]/[.C56]" office:value-type="float" office:value="0.0103" calcext:value-type="float">
            <text:p>1.03E-02</text:p>
          </table:table-cell>
          <table:table-cell table:formula="of:=[.E56]/([.A56]*[.A56]*[.C56])" office:value-type="float" office:value="0.00000003814697265625" calcext:value-type="float">
            <text:p>3.81E-08</text:p>
          </table:table-cell>
          <table:table-cell table:formula="of:=[.F56]/([.A56]*[.A56]*[.C56])" office:value-type="float" office:value="0.0000000392913818359375" calcext:value-type="float">
            <text:p>3.93E-08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4.5" calcext:value-type="float">
            <text:p>4.5</text:p>
          </table:table-cell>
          <table:table-cell office:value-type="float" office:value="4.53" calcext:value-type="float">
            <text:p>4.53</text:p>
          </table:table-cell>
          <table:table-cell office:value-type="float" office:value="0.046" calcext:value-type="float">
            <text:p>0.046</text:p>
          </table:table-cell>
          <table:table-cell table:formula="of:=[.E57]/([.A57] * [.A57])" office:value-type="float" office:value="0.0000171661376953125" calcext:value-type="float">
            <text:p>1.72E-05</text:p>
          </table:table-cell>
          <table:table-cell table:formula="of:=[.F57]/([.A57] * [.A57])" office:value-type="float" office:value="0.0000172805786132813" calcext:value-type="float">
            <text:p>1.73E-05</text:p>
          </table:table-cell>
          <table:table-cell table:formula="of:=[.E57]/[.C57]" office:value-type="float" office:value="0.0045" calcext:value-type="float">
            <text:p>4.50E-03</text:p>
          </table:table-cell>
          <table:table-cell table:formula="of:=[.F57]/[.C57]" office:value-type="float" office:value="0.00453" calcext:value-type="float">
            <text:p>4.53E-03</text:p>
          </table:table-cell>
          <table:table-cell table:formula="of:=[.E57]/([.A57]*[.A57]*[.C57])" office:value-type="float" office:value="0.0000000171661376953125" calcext:value-type="float">
            <text:p>1.72E-08</text:p>
          </table:table-cell>
          <table:table-cell table:formula="of:=[.F57]/([.A57]*[.A57]*[.C57])" office:value-type="float" office:value="0.0000000172805786132813" calcext:value-type="float">
            <text:p>1.73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2.1" calcext:value-type="float">
            <text:p>2.1</text:p>
          </table:table-cell>
          <table:table-cell office:value-type="float" office:value="2.07" calcext:value-type="float">
            <text:p>2.07</text:p>
          </table:table-cell>
          <table:table-cell office:value-type="float" office:value="0.078" calcext:value-type="float">
            <text:p>0.078</text:p>
          </table:table-cell>
          <table:table-cell table:formula="of:=[.E58]/([.A58] * [.A58])" office:value-type="float" office:value="0.00000200271606445312" calcext:value-type="float">
            <text:p>2.00E-06</text:p>
          </table:table-cell>
          <table:table-cell table:formula="of:=[.F58]/([.A58] * [.A58])" office:value-type="float" office:value="0.00000197410583496094" calcext:value-type="float">
            <text:p>1.97E-06</text:p>
          </table:table-cell>
          <table:table-cell table:formula="of:=[.E58]/[.C58]" office:value-type="float" office:value="0.21" calcext:value-type="float">
            <text:p>2.10E-01</text:p>
          </table:table-cell>
          <table:table-cell table:formula="of:=[.F58]/[.C58]" office:value-type="float" office:value="0.207" calcext:value-type="float">
            <text:p>2.07E-01</text:p>
          </table:table-cell>
          <table:table-cell table:formula="of:=[.E58]/([.A58]*[.A58]*[.C58])" office:value-type="float" office:value="0.000000200271606445313" calcext:value-type="float">
            <text:p>2.00E-07</text:p>
          </table:table-cell>
          <table:table-cell table:formula="of:=[.F58]/([.A58]*[.A58]*[.C58])" office:value-type="float" office:value="0.000000197410583496094" calcext:value-type="float">
            <text:p>1.97E-07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3.4" calcext:value-type="float">
            <text:p>3.4</text:p>
          </table:table-cell>
          <table:table-cell office:value-type="float" office:value="3.41" calcext:value-type="float">
            <text:p>3.41</text:p>
          </table:table-cell>
          <table:table-cell office:value-type="float" office:value="0.083" calcext:value-type="float">
            <text:p>0.083</text:p>
          </table:table-cell>
          <table:table-cell table:formula="of:=[.E59]/([.A59] * [.A59])" office:value-type="float" office:value="0.00000324249267578125" calcext:value-type="float">
            <text:p>3.24E-06</text:p>
          </table:table-cell>
          <table:table-cell table:formula="of:=[.F59]/([.A59] * [.A59])" office:value-type="float" office:value="0.00000325202941894531" calcext:value-type="float">
            <text:p>3.25E-06</text:p>
          </table:table-cell>
          <table:table-cell table:formula="of:=[.E59]/[.C59]" office:value-type="float" office:value="0.034" calcext:value-type="float">
            <text:p>3.40E-02</text:p>
          </table:table-cell>
          <table:table-cell table:formula="of:=[.F59]/[.C59]" office:value-type="float" office:value="0.0341" calcext:value-type="float">
            <text:p>3.41E-02</text:p>
          </table:table-cell>
          <table:table-cell table:formula="of:=[.E59]/([.A59]*[.A59]*[.C59])" office:value-type="float" office:value="0.0000000324249267578125" calcext:value-type="float">
            <text:p>3.24E-08</text:p>
          </table:table-cell>
          <table:table-cell table:formula="of:=[.F59]/([.A59]*[.A59]*[.C59])" office:value-type="float" office:value="0.0000000325202941894531" calcext:value-type="float">
            <text:p>3.25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16.8" calcext:value-type="float">
            <text:p>16.8</text:p>
          </table:table-cell>
          <table:table-cell office:value-type="float" office:value="17.61" calcext:value-type="float">
            <text:p>17.61</text:p>
          </table:table-cell>
          <table:table-cell office:value-type="float" office:value="1.306" calcext:value-type="float">
            <text:p>1.306</text:p>
          </table:table-cell>
          <table:table-cell table:formula="of:=[.E60]/([.A60] * [.A60])" office:value-type="float" office:value="0.000016021728515625" calcext:value-type="float">
            <text:p>1.60E-05</text:p>
          </table:table-cell>
          <table:table-cell table:formula="of:=[.F60]/([.A60] * [.A60])" office:value-type="float" office:value="0.0000167942047119141" calcext:value-type="float">
            <text:p>1.68E-05</text:p>
          </table:table-cell>
          <table:table-cell table:formula="of:=[.E60]/[.C60]" office:value-type="float" office:value="0.0168" calcext:value-type="float">
            <text:p>1.68E-02</text:p>
          </table:table-cell>
          <table:table-cell table:formula="of:=[.F60]/[.C60]" office:value-type="float" office:value="0.01761" calcext:value-type="float">
            <text:p>1.76E-02</text:p>
          </table:table-cell>
          <table:table-cell table:formula="of:=[.E60]/([.A60]*[.A60]*[.C60])" office:value-type="float" office:value="0.000000016021728515625" calcext:value-type="float">
            <text:p>1.60E-08</text:p>
          </table:table-cell>
          <table:table-cell table:formula="of:=[.F60]/([.A60]*[.A60]*[.C60])" office:value-type="float" office:value="0.0000000167942047119141" calcext:value-type="float">
            <text:p>1.68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7.4" calcext:value-type="float">
            <text:p>7.4</text:p>
          </table:table-cell>
          <table:table-cell office:value-type="float" office:value="7.36" calcext:value-type="float">
            <text:p>7.36</text:p>
          </table:table-cell>
          <table:table-cell office:value-type="float" office:value="0.156" calcext:value-type="float">
            <text:p>0.156</text:p>
          </table:table-cell>
          <table:table-cell table:formula="of:=[.E61]/([.A61] * [.A61])" office:value-type="float" office:value="0.00000176429748535156" calcext:value-type="float">
            <text:p>1.76E-06</text:p>
          </table:table-cell>
          <table:table-cell table:formula="of:=[.F61]/([.A61] * [.A61])" office:value-type="float" office:value="0.0000017547607421875" calcext:value-type="float">
            <text:p>1.75E-06</text:p>
          </table:table-cell>
          <table:table-cell table:formula="of:=[.E61]/[.C61]" office:value-type="float" office:value="0.74" calcext:value-type="float">
            <text:p>7.40E-01</text:p>
          </table:table-cell>
          <table:table-cell table:formula="of:=[.F61]/[.C61]" office:value-type="float" office:value="0.736" calcext:value-type="float">
            <text:p>7.36E-01</text:p>
          </table:table-cell>
          <table:table-cell table:formula="of:=[.E61]/([.A61]*[.A61]*[.C61])" office:value-type="float" office:value="0.000000176429748535156" calcext:value-type="float">
            <text:p>1.76E-07</text:p>
          </table:table-cell>
          <table:table-cell table:formula="of:=[.F61]/([.A61]*[.A61]*[.C61])" office:value-type="float" office:value="0.00000017547607421875" calcext:value-type="float">
            <text:p>1.75E-07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12.7" calcext:value-type="float">
            <text:p>12.7</text:p>
          </table:table-cell>
          <table:table-cell office:value-type="float" office:value="12.68" calcext:value-type="float">
            <text:p>12.68</text:p>
          </table:table-cell>
          <table:table-cell office:value-type="float" office:value="0.04" calcext:value-type="float">
            <text:p>0.04</text:p>
          </table:table-cell>
          <table:table-cell table:formula="of:=[.E62]/([.A62] * [.A62])" office:value-type="float" office:value="0.00000302791595458984" calcext:value-type="float">
            <text:p>3.03E-06</text:p>
          </table:table-cell>
          <table:table-cell table:formula="of:=[.F62]/([.A62] * [.A62])" office:value-type="float" office:value="0.00000302314758300781" calcext:value-type="float">
            <text:p>3.02E-06</text:p>
          </table:table-cell>
          <table:table-cell table:formula="of:=[.E62]/[.C62]" office:value-type="float" office:value="0.127" calcext:value-type="float">
            <text:p>1.27E-01</text:p>
          </table:table-cell>
          <table:table-cell table:formula="of:=[.F62]/[.C62]" office:value-type="float" office:value="0.1268" calcext:value-type="float">
            <text:p>1.27E-01</text:p>
          </table:table-cell>
          <table:table-cell table:formula="of:=[.E62]/([.A62]*[.A62]*[.C62])" office:value-type="float" office:value="0.0000000302791595458984" calcext:value-type="float">
            <text:p>3.03E-08</text:p>
          </table:table-cell>
          <table:table-cell table:formula="of:=[.F62]/([.A62]*[.A62]*[.C62])" office:value-type="float" office:value="0.0000000302314758300781" calcext:value-type="float">
            <text:p>3.02E-08</text:p>
          </table:table-cell>
          <table:table-cell table:style-name="ce4" table:formula="of:=AVERAGE([.L46:.L62])" office:value-type="float" office:value="0.0000000914952334235696" calcext:value-type="float">
            <text:p>9.15E-08</text:p>
          </table:table-cell>
          <table:table-cell table:number-columns-repeated="3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65.45" calcext:value-type="float">
            <text:p>65.45</text:p>
          </table:table-cell>
          <table:table-cell office:value-type="float" office:value="65.72" calcext:value-type="float">
            <text:p>65.72</text:p>
          </table:table-cell>
          <table:table-cell office:value-type="float" office:value="0.629" calcext:value-type="float">
            <text:p>0.629</text:p>
          </table:table-cell>
          <table:table-cell table:formula="of:=[.E63]/([.A63] * [.A63])" office:value-type="float" office:value="0.0000156044960021973" calcext:value-type="float">
            <text:p>1.56E-05</text:p>
          </table:table-cell>
          <table:table-cell table:formula="of:=[.F63]/([.A63] * [.A63])" office:value-type="float" office:value="0.0000156688690185547" calcext:value-type="float">
            <text:p>1.57E-05</text:p>
          </table:table-cell>
          <table:table-cell table:formula="of:=[.E63]/[.C63]" office:value-type="float" office:value="0.06545" calcext:value-type="float">
            <text:p>6.55E-02</text:p>
          </table:table-cell>
          <table:table-cell table:formula="of:=[.F63]/[.C63]" office:value-type="float" office:value="0.06572" calcext:value-type="float">
            <text:p>6.57E-02</text:p>
          </table:table-cell>
          <table:table-cell table:formula="of:=[.E63]/([.A63]*[.A63]*[.C63])" office:value-type="float" office:value="0.0000000156044960021973" calcext:value-type="float">
            <text:p>1.56E-08</text:p>
          </table:table-cell>
          <table:table-cell table:formula="of:=[.F63]/([.A63]*[.A63]*[.C63])" office:value-type="float" office:value="0.0000000156688690185547" calcext:value-type="float">
            <text:p>1.57E-08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045" calcext:value-type="float">
            <text:p>0.045</text:p>
          </table:table-cell>
          <table:table-cell table:formula="of:=[.E64]/([.A64] * [.A64])" office:value-type="float" office:value="0.0000026702880859375" calcext:value-type="float">
            <text:p>2.67E-06</text:p>
          </table:table-cell>
          <table:table-cell table:formula="of:=[.F64]/([.A64] * [.A64])" office:value-type="float" office:value="0.0000026702880859375" calcext:value-type="float">
            <text:p>2.67E-06</text:p>
          </table:table-cell>
          <table:table-cell table:formula="of:=[.E64]/[.C64]" office:value-type="float" office:value="0.07" calcext:value-type="float">
            <text:p>7.00E-02</text:p>
          </table:table-cell>
          <table:table-cell table:formula="of:=[.F64]/[.C64]" office:value-type="float" office:value="0.07" calcext:value-type="float">
            <text:p>7.00E-02</text:p>
          </table:table-cell>
          <table:table-cell table:formula="of:=[.E64]/([.A64]*[.A64]*[.C64])" office:value-type="float" office:value="0.00000026702880859375" calcext:value-type="float">
            <text:p>2.67E-07</text:p>
          </table:table-cell>
          <table:table-cell table:formula="of:=[.F64]/([.A64]*[.A64]*[.C64])" office:value-type="float" office:value="0.00000026702880859375" calcext:value-type="float">
            <text:p>2.67E-07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15" calcext:value-type="float">
            <text:p>0.15</text:p>
          </table:table-cell>
          <table:table-cell table:formula="of:=[.E65]/([.A65] * [.A65])" office:value-type="float" office:value="0.000003814697265625" calcext:value-type="float">
            <text:p>3.81E-06</text:p>
          </table:table-cell>
          <table:table-cell table:formula="of:=[.F65]/([.A65] * [.A65])" office:value-type="float" office:value="0.00000400543212890625" calcext:value-type="float">
            <text:p>4.01E-06</text:p>
          </table:table-cell>
          <table:table-cell table:formula="of:=[.E65]/[.C65]" office:value-type="float" office:value="0.01" calcext:value-type="float">
            <text:p>1.00E-02</text:p>
          </table:table-cell>
          <table:table-cell table:formula="of:=[.F65]/[.C65]" office:value-type="float" office:value="0.0105" calcext:value-type="float">
            <text:p>1.05E-02</text:p>
          </table:table-cell>
          <table:table-cell table:formula="of:=[.E65]/([.A65]*[.A65]*[.C65])" office:value-type="float" office:value="0.00000003814697265625" calcext:value-type="float">
            <text:p>3.81E-08</text:p>
          </table:table-cell>
          <table:table-cell table:formula="of:=[.F65]/([.A65]*[.A65]*[.C65])" office:value-type="float" office:value="0.0000000400543212890625" calcext:value-type="float">
            <text:p>4.01E-08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4.6" calcext:value-type="float">
            <text:p>4.6</text:p>
          </table:table-cell>
          <table:table-cell office:value-type="float" office:value="4.78" calcext:value-type="float">
            <text:p>4.78</text:p>
          </table:table-cell>
          <table:table-cell office:value-type="float" office:value="0.299" calcext:value-type="float">
            <text:p>0.299</text:p>
          </table:table-cell>
          <table:table-cell table:formula="of:=[.E66]/([.A66] * [.A66])" office:value-type="float" office:value="0.000017547607421875" calcext:value-type="float">
            <text:p>1.75E-05</text:p>
          </table:table-cell>
          <table:table-cell table:formula="of:=[.F66]/([.A66] * [.A66])" office:value-type="float" office:value="0.0000182342529296875" calcext:value-type="float">
            <text:p>1.82E-05</text:p>
          </table:table-cell>
          <table:table-cell table:formula="of:=[.E66]/[.C66]" office:value-type="float" office:value="0.0046" calcext:value-type="float">
            <text:p>4.60E-03</text:p>
          </table:table-cell>
          <table:table-cell table:formula="of:=[.F66]/[.C66]" office:value-type="float" office:value="0.00478" calcext:value-type="float">
            <text:p>4.78E-03</text:p>
          </table:table-cell>
          <table:table-cell table:formula="of:=[.E66]/([.A66]*[.A66]*[.C66])" office:value-type="float" office:value="0.000000017547607421875" calcext:value-type="float">
            <text:p>1.75E-08</text:p>
          </table:table-cell>
          <table:table-cell table:formula="of:=[.F66]/([.A66]*[.A66]*[.C66])" office:value-type="float" office:value="0.0000000182342529296875" calcext:value-type="float">
            <text:p>1.82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office:value-type="float" office:value="0.046" calcext:value-type="float">
            <text:p>0.046</text:p>
          </table:table-cell>
          <table:table-cell table:formula="of:=[.E67]/([.A67] * [.A67])" office:value-type="float" office:value="0.0000019073486328125" calcext:value-type="float">
            <text:p>1.91E-06</text:p>
          </table:table-cell>
          <table:table-cell table:formula="of:=[.F67]/([.A67] * [.A67])" office:value-type="float" office:value="0.00000187873840332031" calcext:value-type="float">
            <text:p>1.88E-06</text:p>
          </table:table-cell>
          <table:table-cell table:formula="of:=[.E67]/[.C67]" office:value-type="float" office:value="0.2" calcext:value-type="float">
            <text:p>2.00E-01</text:p>
          </table:table-cell>
          <table:table-cell table:formula="of:=[.F67]/[.C67]" office:value-type="float" office:value="0.197" calcext:value-type="float">
            <text:p>1.97E-01</text:p>
          </table:table-cell>
          <table:table-cell table:formula="of:=[.E67]/([.A67]*[.A67]*[.C67])" office:value-type="float" office:value="0.00000019073486328125" calcext:value-type="float">
            <text:p>1.91E-07</text:p>
          </table:table-cell>
          <table:table-cell table:formula="of:=[.F67]/([.A67]*[.A67]*[.C67])" office:value-type="float" office:value="0.000000187873840332031" calcext:value-type="float">
            <text:p>1.88E-07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0.141" calcext:value-type="float">
            <text:p>0.141</text:p>
          </table:table-cell>
          <table:table-cell table:formula="of:=[.E68]/([.A68] * [.A68])" office:value-type="float" office:value="0.00000324249267578125" calcext:value-type="float">
            <text:p>3.24E-06</text:p>
          </table:table-cell>
          <table:table-cell table:formula="of:=[.F68]/([.A68] * [.A68])" office:value-type="float" office:value="0.00000324249267578125" calcext:value-type="float">
            <text:p>3.24E-06</text:p>
          </table:table-cell>
          <table:table-cell table:formula="of:=[.E68]/[.C68]" office:value-type="float" office:value="0.034" calcext:value-type="float">
            <text:p>3.40E-02</text:p>
          </table:table-cell>
          <table:table-cell table:formula="of:=[.F68]/[.C68]" office:value-type="float" office:value="0.034" calcext:value-type="float">
            <text:p>3.40E-02</text:p>
          </table:table-cell>
          <table:table-cell table:formula="of:=[.E68]/([.A68]*[.A68]*[.C68])" office:value-type="float" office:value="0.0000000324249267578125" calcext:value-type="float">
            <text:p>3.24E-08</text:p>
          </table:table-cell>
          <table:table-cell table:formula="of:=[.F68]/([.A68]*[.A68]*[.C68])" office:value-type="float" office:value="0.0000000324249267578125" calcext:value-type="float">
            <text:p>3.24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table:number-columns-repeated="2" office:value-type="float" office:value="17.05" calcext:value-type="float">
            <text:p>17.05</text:p>
          </table:table-cell>
          <table:table-cell office:value-type="float" office:value="0.05" calcext:value-type="float">
            <text:p>0.05</text:p>
          </table:table-cell>
          <table:table-cell table:formula="of:=[.E69]/([.A69] * [.A69])" office:value-type="float" office:value="0.0000162601470947266" calcext:value-type="float">
            <text:p>1.63E-05</text:p>
          </table:table-cell>
          <table:table-cell table:formula="of:=[.F69]/([.A69] * [.A69])" office:value-type="float" office:value="0.0000162601470947266" calcext:value-type="float">
            <text:p>1.63E-05</text:p>
          </table:table-cell>
          <table:table-cell table:formula="of:=[.E69]/[.C69]" office:value-type="float" office:value="0.01705" calcext:value-type="float">
            <text:p>1.71E-02</text:p>
          </table:table-cell>
          <table:table-cell table:formula="of:=[.F69]/[.C69]" office:value-type="float" office:value="0.01705" calcext:value-type="float">
            <text:p>1.71E-02</text:p>
          </table:table-cell>
          <table:table-cell table:formula="of:=[.E69]/([.A69]*[.A69]*[.C69])" office:value-type="float" office:value="0.0000000162601470947266" calcext:value-type="float">
            <text:p>1.63E-08</text:p>
          </table:table-cell>
          <table:table-cell table:formula="of:=[.F69]/([.A69]*[.A69]*[.C69])" office:value-type="float" office:value="0.0000000162601470947266" calcext:value-type="float">
            <text:p>1.63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office:value-type="float" office:value="7.3" calcext:value-type="float">
            <text:p>7.3</text:p>
          </table:table-cell>
          <table:table-cell office:value-type="float" office:value="7.28" calcext:value-type="float">
            <text:p>7.28</text:p>
          </table:table-cell>
          <table:table-cell office:value-type="float" office:value="0.04" calcext:value-type="float">
            <text:p>0.04</text:p>
          </table:table-cell>
          <table:table-cell table:formula="of:=[.E70]/([.A70] * [.A70])" office:value-type="float" office:value="0.00000174045562744141" calcext:value-type="float">
            <text:p>1.74E-06</text:p>
          </table:table-cell>
          <table:table-cell table:formula="of:=[.F70]/([.A70] * [.A70])" office:value-type="float" office:value="0.00000173568725585938" calcext:value-type="float">
            <text:p>1.74E-06</text:p>
          </table:table-cell>
          <table:table-cell table:formula="of:=[.E70]/[.C70]" office:value-type="float" office:value="0.73" calcext:value-type="float">
            <text:p>7.30E-01</text:p>
          </table:table-cell>
          <table:table-cell table:formula="of:=[.F70]/[.C70]" office:value-type="float" office:value="0.728" calcext:value-type="float">
            <text:p>7.28E-01</text:p>
          </table:table-cell>
          <table:table-cell table:formula="of:=[.E70]/([.A70]*[.A70]*[.C70])" office:value-type="float" office:value="0.000000174045562744141" calcext:value-type="float">
            <text:p>1.74E-07</text:p>
          </table:table-cell>
          <table:table-cell table:formula="of:=[.F70]/([.A70]*[.A70]*[.C70])" office:value-type="float" office:value="0.000000173568725585938" calcext:value-type="float">
            <text:p>1.74E-07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office:value-type="float" office:value="12.7" calcext:value-type="float">
            <text:p>12.7</text:p>
          </table:table-cell>
          <table:table-cell office:value-type="float" office:value="12.65" calcext:value-type="float">
            <text:p>12.65</text:p>
          </table:table-cell>
          <table:table-cell office:value-type="float" office:value="0.081" calcext:value-type="float">
            <text:p>0.081</text:p>
          </table:table-cell>
          <table:table-cell table:formula="of:=[.E71]/([.A71] * [.A71])" office:value-type="float" office:value="0.00000302791595458984" calcext:value-type="float">
            <text:p>3.03E-06</text:p>
          </table:table-cell>
          <table:table-cell table:formula="of:=[.F71]/([.A71] * [.A71])" office:value-type="float" office:value="0.00000301599502563477" calcext:value-type="float">
            <text:p>3.02E-06</text:p>
          </table:table-cell>
          <table:table-cell table:formula="of:=[.E71]/[.C71]" office:value-type="float" office:value="0.127" calcext:value-type="float">
            <text:p>1.27E-01</text:p>
          </table:table-cell>
          <table:table-cell table:formula="of:=[.F71]/[.C71]" office:value-type="float" office:value="0.1265" calcext:value-type="float">
            <text:p>1.27E-01</text:p>
          </table:table-cell>
          <table:table-cell table:formula="of:=[.E71]/([.A71]*[.A71]*[.C71])" office:value-type="float" office:value="0.0000000302791595458984" calcext:value-type="float">
            <text:p>3.03E-08</text:p>
          </table:table-cell>
          <table:table-cell table:formula="of:=[.F71]/([.A71]*[.A71]*[.C71])" office:value-type="float" office:value="0.0000000301599502563477" calcext:value-type="float">
            <text:p>3.02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65.9" calcext:value-type="float">
            <text:p>65.9</text:p>
          </table:table-cell>
          <table:table-cell office:value-type="float" office:value="65.92" calcext:value-type="float">
            <text:p>65.92</text:p>
          </table:table-cell>
          <table:table-cell office:value-type="float" office:value="0.14" calcext:value-type="float">
            <text:p>0.14</text:p>
          </table:table-cell>
          <table:table-cell table:formula="of:=[.E72]/([.A72] * [.A72])" office:value-type="float" office:value="0.000015711784362793" calcext:value-type="float">
            <text:p>1.57E-05</text:p>
          </table:table-cell>
          <table:table-cell table:formula="of:=[.F72]/([.A72] * [.A72])" office:value-type="float" office:value="0.000015716552734375" calcext:value-type="float">
            <text:p>1.57E-05</text:p>
          </table:table-cell>
          <table:table-cell table:formula="of:=[.E72]/[.C72]" office:value-type="float" office:value="0.0659" calcext:value-type="float">
            <text:p>6.59E-02</text:p>
          </table:table-cell>
          <table:table-cell table:formula="of:=[.F72]/[.C72]" office:value-type="float" office:value="0.06592" calcext:value-type="float">
            <text:p>6.59E-02</text:p>
          </table:table-cell>
          <table:table-cell table:formula="of:=[.E72]/([.A72]*[.A72]*[.C72])" office:value-type="float" office:value="0.000000015711784362793" calcext:value-type="float">
            <text:p>1.57E-08</text:p>
          </table:table-cell>
          <table:table-cell table:formula="of:=[.F72]/([.A72]*[.A72]*[.C72])" office:value-type="float" office:value="0.000000015716552734375" calcext:value-type="float">
            <text:p>1.57E-08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0.7" calcext:value-type="float">
            <text:p>0.7</text:p>
          </table:table-cell>
          <table:table-cell office:value-type="float" office:value="0.66" calcext:value-type="float">
            <text:p>0.66</text:p>
          </table:table-cell>
          <table:table-cell office:value-type="float" office:value="0.049" calcext:value-type="float">
            <text:p>0.049</text:p>
          </table:table-cell>
          <table:table-cell table:formula="of:=[.E73]/([.A73] * [.A73])" office:value-type="float" office:value="0.0000026702880859375" calcext:value-type="float">
            <text:p>2.67E-06</text:p>
          </table:table-cell>
          <table:table-cell table:formula="of:=[.F73]/([.A73] * [.A73])" office:value-type="float" office:value="0.0000025177001953125" calcext:value-type="float">
            <text:p>2.52E-06</text:p>
          </table:table-cell>
          <table:table-cell table:formula="of:=[.E73]/[.C73]" office:value-type="float" office:value="0.07" calcext:value-type="float">
            <text:p>7.00E-02</text:p>
          </table:table-cell>
          <table:table-cell table:formula="of:=[.F73]/[.C73]" office:value-type="float" office:value="0.066" calcext:value-type="float">
            <text:p>6.60E-02</text:p>
          </table:table-cell>
          <table:table-cell table:formula="of:=[.E73]/([.A73]*[.A73]*[.C73])" office:value-type="float" office:value="0.00000026702880859375" calcext:value-type="float">
            <text:p>2.67E-07</text:p>
          </table:table-cell>
          <table:table-cell table:formula="of:=[.F73]/([.A73]*[.A73]*[.C73])" office:value-type="float" office:value="0.00000025177001953125" calcext:value-type="float">
            <text:p>2.52E-07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06" calcext:value-type="float">
            <text:p>0.06</text:p>
          </table:table-cell>
          <table:table-cell table:formula="of:=[.E74]/([.A74] * [.A74])" office:value-type="float" office:value="0.000003814697265625" calcext:value-type="float">
            <text:p>3.81E-06</text:p>
          </table:table-cell>
          <table:table-cell table:formula="of:=[.F74]/([.A74] * [.A74])" office:value-type="float" office:value="0.0000038909912109375" calcext:value-type="float">
            <text:p>3.89E-06</text:p>
          </table:table-cell>
          <table:table-cell table:formula="of:=[.E74]/[.C74]" office:value-type="float" office:value="0.01" calcext:value-type="float">
            <text:p>1.00E-02</text:p>
          </table:table-cell>
          <table:table-cell table:formula="of:=[.F74]/[.C74]" office:value-type="float" office:value="0.0102" calcext:value-type="float">
            <text:p>1.02E-02</text:p>
          </table:table-cell>
          <table:table-cell table:formula="of:=[.E74]/([.A74]*[.A74]*[.C74])" office:value-type="float" office:value="0.00000003814697265625" calcext:value-type="float">
            <text:p>3.81E-08</text:p>
          </table:table-cell>
          <table:table-cell table:formula="of:=[.F74]/([.A74]*[.A74]*[.C74])" office:value-type="float" office:value="0.000000038909912109375" calcext:value-type="float">
            <text:p>3.89E-08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4.25" calcext:value-type="float">
            <text:p>4.25</text:p>
          </table:table-cell>
          <table:table-cell office:value-type="float" office:value="4.29" calcext:value-type="float">
            <text:p>4.29</text:p>
          </table:table-cell>
          <table:table-cell office:value-type="float" office:value="0.221" calcext:value-type="float">
            <text:p>0.221</text:p>
          </table:table-cell>
          <table:table-cell table:formula="of:=[.E75]/([.A75] * [.A75])" office:value-type="float" office:value="0.0000162124633789062" calcext:value-type="float">
            <text:p>1.62E-05</text:p>
          </table:table-cell>
          <table:table-cell table:formula="of:=[.F75]/([.A75] * [.A75])" office:value-type="float" office:value="0.0000163650512695312" calcext:value-type="float">
            <text:p>1.64E-05</text:p>
          </table:table-cell>
          <table:table-cell table:formula="of:=[.E75]/[.C75]" office:value-type="float" office:value="0.00425" calcext:value-type="float">
            <text:p>4.25E-03</text:p>
          </table:table-cell>
          <table:table-cell table:formula="of:=[.F75]/[.C75]" office:value-type="float" office:value="0.00429" calcext:value-type="float">
            <text:p>4.29E-03</text:p>
          </table:table-cell>
          <table:table-cell table:formula="of:=[.E75]/([.A75]*[.A75]*[.C75])" office:value-type="float" office:value="0.0000000162124633789063" calcext:value-type="float">
            <text:p>1.62E-08</text:p>
          </table:table-cell>
          <table:table-cell table:formula="of:=[.F75]/([.A75]*[.A75]*[.C75])" office:value-type="float" office:value="0.0000000163650512695313" calcext:value-type="float">
            <text:p>1.64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2.1" calcext:value-type="float">
            <text:p>2.1</text:p>
          </table:table-cell>
          <table:table-cell office:value-type="float" office:value="2.06" calcext:value-type="float">
            <text:p>2.06</text:p>
          </table:table-cell>
          <table:table-cell office:value-type="float" office:value="0.049" calcext:value-type="float">
            <text:p>0.049</text:p>
          </table:table-cell>
          <table:table-cell table:formula="of:=[.E76]/([.A76] * [.A76])" office:value-type="float" office:value="0.00000200271606445312" calcext:value-type="float">
            <text:p>2.00E-06</text:p>
          </table:table-cell>
          <table:table-cell table:formula="of:=[.F76]/([.A76] * [.A76])" office:value-type="float" office:value="0.00000196456909179688" calcext:value-type="float">
            <text:p>1.96E-06</text:p>
          </table:table-cell>
          <table:table-cell table:formula="of:=[.E76]/[.C76]" office:value-type="float" office:value="0.21" calcext:value-type="float">
            <text:p>2.10E-01</text:p>
          </table:table-cell>
          <table:table-cell table:formula="of:=[.F76]/[.C76]" office:value-type="float" office:value="0.206" calcext:value-type="float">
            <text:p>2.06E-01</text:p>
          </table:table-cell>
          <table:table-cell table:formula="of:=[.E76]/([.A76]*[.A76]*[.C76])" office:value-type="float" office:value="0.000000200271606445313" calcext:value-type="float">
            <text:p>2.00E-07</text:p>
          </table:table-cell>
          <table:table-cell table:formula="of:=[.F76]/([.A76]*[.A76]*[.C76])" office:value-type="float" office:value="0.000000196456909179688" calcext:value-type="float">
            <text:p>1.96E-07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3.4" calcext:value-type="float">
            <text:p>3.4</text:p>
          </table:table-cell>
          <table:table-cell office:value-type="float" office:value="3.41" calcext:value-type="float">
            <text:p>3.41</text:p>
          </table:table-cell>
          <table:table-cell office:value-type="float" office:value="0.083" calcext:value-type="float">
            <text:p>0.083</text:p>
          </table:table-cell>
          <table:table-cell table:formula="of:=[.E77]/([.A77] * [.A77])" office:value-type="float" office:value="0.00000324249267578125" calcext:value-type="float">
            <text:p>3.24E-06</text:p>
          </table:table-cell>
          <table:table-cell table:formula="of:=[.F77]/([.A77] * [.A77])" office:value-type="float" office:value="0.00000325202941894531" calcext:value-type="float">
            <text:p>3.25E-06</text:p>
          </table:table-cell>
          <table:table-cell table:formula="of:=[.E77]/[.C77]" office:value-type="float" office:value="0.034" calcext:value-type="float">
            <text:p>3.40E-02</text:p>
          </table:table-cell>
          <table:table-cell table:formula="of:=[.F77]/[.C77]" office:value-type="float" office:value="0.0341" calcext:value-type="float">
            <text:p>3.41E-02</text:p>
          </table:table-cell>
          <table:table-cell table:formula="of:=[.E77]/([.A77]*[.A77]*[.C77])" office:value-type="float" office:value="0.0000000324249267578125" calcext:value-type="float">
            <text:p>3.24E-08</text:p>
          </table:table-cell>
          <table:table-cell table:formula="of:=[.F77]/([.A77]*[.A77]*[.C77])" office:value-type="float" office:value="0.0000000325202941894531" calcext:value-type="float">
            <text:p>3.25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table:number-columns-repeated="2"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  <table:table-cell table:formula="of:=[.E78]/([.A78] * [.A78])" office:value-type="float" office:value="0.0000163078308105469" calcext:value-type="float">
            <text:p>1.63E-05</text:p>
          </table:table-cell>
          <table:table-cell table:formula="of:=[.F78]/([.A78] * [.A78])" office:value-type="float" office:value="0.0000163078308105469" calcext:value-type="float">
            <text:p>1.63E-05</text:p>
          </table:table-cell>
          <table:table-cell table:formula="of:=[.E78]/[.C78]" office:value-type="float" office:value="0.0171" calcext:value-type="float">
            <text:p>1.71E-02</text:p>
          </table:table-cell>
          <table:table-cell table:formula="of:=[.F78]/[.C78]" office:value-type="float" office:value="0.0171" calcext:value-type="float">
            <text:p>1.71E-02</text:p>
          </table:table-cell>
          <table:table-cell table:formula="of:=[.E78]/([.A78]*[.A78]*[.C78])" office:value-type="float" office:value="0.0000000163078308105469" calcext:value-type="float">
            <text:p>1.63E-08</text:p>
          </table:table-cell>
          <table:table-cell table:formula="of:=[.F78]/([.A78]*[.A78]*[.C78])" office:value-type="float" office:value="0.0000000163078308105469" calcext:value-type="float">
            <text:p>1.63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7.35" calcext:value-type="float">
            <text:p>7.35</text:p>
          </table:table-cell>
          <table:table-cell office:value-type="float" office:value="7.38" calcext:value-type="float">
            <text:p>7.38</text:p>
          </table:table-cell>
          <table:table-cell office:value-type="float" office:value="0.117" calcext:value-type="float">
            <text:p>0.117</text:p>
          </table:table-cell>
          <table:table-cell table:formula="of:=[.E79]/([.A79] * [.A79])" office:value-type="float" office:value="0.00000175237655639648" calcext:value-type="float">
            <text:p>1.75E-06</text:p>
          </table:table-cell>
          <table:table-cell table:formula="of:=[.F79]/([.A79] * [.A79])" office:value-type="float" office:value="0.00000175952911376953" calcext:value-type="float">
            <text:p>1.76E-06</text:p>
          </table:table-cell>
          <table:table-cell table:formula="of:=[.E79]/[.C79]" office:value-type="float" office:value="0.735" calcext:value-type="float">
            <text:p>7.35E-01</text:p>
          </table:table-cell>
          <table:table-cell table:formula="of:=[.F79]/[.C79]" office:value-type="float" office:value="0.738" calcext:value-type="float">
            <text:p>7.38E-01</text:p>
          </table:table-cell>
          <table:table-cell table:formula="of:=[.E79]/([.A79]*[.A79]*[.C79])" office:value-type="float" office:value="0.000000175237655639648" calcext:value-type="float">
            <text:p>1.75E-07</text:p>
          </table:table-cell>
          <table:table-cell table:formula="of:=[.F79]/([.A79]*[.A79]*[.C79])" office:value-type="float" office:value="0.000000175952911376953" calcext:value-type="float">
            <text:p>1.76E-07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12.7" calcext:value-type="float">
            <text:p>12.7</text:p>
          </table:table-cell>
          <table:table-cell office:value-type="float" office:value="12.71" calcext:value-type="float">
            <text:p>12.71</text:p>
          </table:table-cell>
          <table:table-cell office:value-type="float" office:value="0.07" calcext:value-type="float">
            <text:p>0.07</text:p>
          </table:table-cell>
          <table:table-cell table:formula="of:=[.E80]/([.A80] * [.A80])" office:value-type="float" office:value="0.00000302791595458984" calcext:value-type="float">
            <text:p>3.03E-06</text:p>
          </table:table-cell>
          <table:table-cell table:formula="of:=[.F80]/([.A80] * [.A80])" office:value-type="float" office:value="0.00000303030014038086" calcext:value-type="float">
            <text:p>3.03E-06</text:p>
          </table:table-cell>
          <table:table-cell table:formula="of:=[.E80]/[.C80]" office:value-type="float" office:value="0.127" calcext:value-type="float">
            <text:p>1.27E-01</text:p>
          </table:table-cell>
          <table:table-cell table:formula="of:=[.F80]/[.C80]" office:value-type="float" office:value="0.1271" calcext:value-type="float">
            <text:p>1.27E-01</text:p>
          </table:table-cell>
          <table:table-cell table:formula="of:=[.E80]/([.A80]*[.A80]*[.C80])" office:value-type="float" office:value="0.0000000302791595458984" calcext:value-type="float">
            <text:p>3.03E-08</text:p>
          </table:table-cell>
          <table:table-cell table:formula="of:=[.F80]/([.A80]*[.A80]*[.C80])" office:value-type="float" office:value="0.0000000303030014038086" calcext:value-type="float">
            <text:p>3.03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65.9" calcext:value-type="float">
            <text:p>65.9</text:p>
          </table:table-cell>
          <table:table-cell office:value-type="float" office:value="66.14" calcext:value-type="float">
            <text:p>66.14</text:p>
          </table:table-cell>
          <table:table-cell office:value-type="float" office:value="0.758" calcext:value-type="float">
            <text:p>0.758</text:p>
          </table:table-cell>
          <table:table-cell table:formula="of:=[.E81]/([.A81] * [.A81])" office:value-type="float" office:value="0.000015711784362793" calcext:value-type="float">
            <text:p>1.57E-05</text:p>
          </table:table-cell>
          <table:table-cell table:formula="of:=[.F81]/([.A81] * [.A81])" office:value-type="float" office:value="0.0000157690048217773" calcext:value-type="float">
            <text:p>1.58E-05</text:p>
          </table:table-cell>
          <table:table-cell table:formula="of:=[.E81]/[.C81]" office:value-type="float" office:value="0.0659" calcext:value-type="float">
            <text:p>6.59E-02</text:p>
          </table:table-cell>
          <table:table-cell table:formula="of:=[.F81]/[.C81]" office:value-type="float" office:value="0.06614" calcext:value-type="float">
            <text:p>6.61E-02</text:p>
          </table:table-cell>
          <table:table-cell table:formula="of:=[.E81]/([.A81]*[.A81]*[.C81])" office:value-type="float" office:value="0.000000015711784362793" calcext:value-type="float">
            <text:p>1.57E-08</text:p>
          </table:table-cell>
          <table:table-cell table:formula="of:=[.F81]/([.A81]*[.A81]*[.C81])" office:value-type="float" office:value="0.0000000157690048217773" calcext:value-type="float">
            <text:p>1.58E-08</text:p>
          </table:table-cell>
          <table:table-cell table:style-name="ce4" table:formula="of:=AVERAGE([.L65:.L81])" office:value-type="float" office:value="0.0000000768689548268038" calcext:value-type="float">
            <text:p>7.69E-08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  <table:table-cell table:style-name="Default" table:number-columns-repeated="6"/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0.133" calcext:value-type="float">
            <text:p>0.133</text:p>
          </table:table-cell>
          <table:table-cell table:formula="of:=[.E84]/([.A84] * [.A84])" office:value-type="float" office:value="0.0000026702880859375" calcext:value-type="float">
            <text:p>2.67E-06</text:p>
          </table:table-cell>
          <table:table-cell table:formula="of:=[.F84]/([.A84] * [.A84])" office:value-type="float" office:value="0.00000274658203125" calcext:value-type="float">
            <text:p>2.75E-06</text:p>
          </table:table-cell>
          <table:table-cell table:formula="of:=[.E84]/[.C84]" office:value-type="float" office:value="0.07" calcext:value-type="float">
            <text:p>7.00E-02</text:p>
          </table:table-cell>
          <table:table-cell table:formula="of:=[.F84]/[.C84]" office:value-type="float" office:value="0.072" calcext:value-type="float">
            <text:p>7.20E-02</text:p>
          </table:table-cell>
          <table:table-cell table:formula="of:=[.E84]/([.A84]*[.A84]*[.C84])" office:value-type="float" office:value="0.00000026702880859375" calcext:value-type="float">
            <text:p>2.67E-07</text:p>
          </table:table-cell>
          <table:table-cell table:formula="of:=[.F84]/([.A84]*[.A84]*[.C84])" office:value-type="float" office:value="0.000000274658203125" calcext:value-type="float">
            <text:p>2.75E-07</text:p>
          </table:table-cell>
          <table:table-cell/>
          <table:table-cell office:value-type="string" calcext:value-type="string">
            <text:p>Spheres</text:p>
          </table:table-cell>
          <table:table-cell office:value-type="string" calcext:value-type="string">
            <text:p>Average Median Render Time Per Pixel Per Sphere</text:p>
          </table:table-cell>
          <table:table-cell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office:value-type="float" office:value="0.04" calcext:value-type="float">
            <text:p>0.04</text:p>
          </table:table-cell>
          <table:table-cell table:formula="of:=[.E85]/([.A85] * [.A85])" office:value-type="float" office:value="0.0000026702880859375" calcext:value-type="float">
            <text:p>2.67E-06</text:p>
          </table:table-cell>
          <table:table-cell table:formula="of:=[.F85]/([.A85] * [.A85])" office:value-type="float" office:value="0.000002593994140625" calcext:value-type="float">
            <text:p>2.59E-06</text:p>
          </table:table-cell>
          <table:table-cell table:formula="of:=[.E85]/[.C85]" office:value-type="float" office:value="0.07" calcext:value-type="float">
            <text:p>7.00E-02</text:p>
          </table:table-cell>
          <table:table-cell table:formula="of:=[.F85]/[.C85]" office:value-type="float" office:value="0.068" calcext:value-type="float">
            <text:p>6.80E-02</text:p>
          </table:table-cell>
          <table:table-cell table:formula="of:=[.E85]/([.A85]*[.A85]*[.C85])" office:value-type="float" office:value="0.00000026702880859375" calcext:value-type="float">
            <text:p>2.67E-07</text:p>
          </table:table-cell>
          <table:table-cell table:formula="of:=[.F85]/([.A85]*[.A85]*[.C85])" office:value-type="float" office:value="0.0000002593994140625" calcext:value-type="float">
            <text:p>2.59E-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000212291876475016" calcext:value-type="float">
            <text:p>2.12291876475016E-07</text:p>
          </table:table-cell>
          <table:table-cell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045" calcext:value-type="float">
            <text:p>0.045</text:p>
          </table:table-cell>
          <table:table-cell table:formula="of:=[.E86]/([.A86] * [.A86])" office:value-type="float" office:value="0.0000026702880859375" calcext:value-type="float">
            <text:p>2.67E-06</text:p>
          </table:table-cell>
          <table:table-cell table:formula="of:=[.F86]/([.A86] * [.A86])" office:value-type="float" office:value="0.0000026702880859375" calcext:value-type="float">
            <text:p>2.67E-06</text:p>
          </table:table-cell>
          <table:table-cell table:formula="of:=[.E86]/[.C86]" office:value-type="float" office:value="0.07" calcext:value-type="float">
            <text:p>7.00E-02</text:p>
          </table:table-cell>
          <table:table-cell table:formula="of:=[.F86]/[.C86]" office:value-type="float" office:value="0.07" calcext:value-type="float">
            <text:p>7.00E-02</text:p>
          </table:table-cell>
          <table:table-cell table:formula="of:=[.E86]/([.A86]*[.A86]*[.C86])" office:value-type="float" office:value="0.00000026702880859375" calcext:value-type="float">
            <text:p>2.67E-07</text:p>
          </table:table-cell>
          <table:table-cell table:formula="of:=[.F86]/([.A86]*[.A86]*[.C86])" office:value-type="float" office:value="0.00000026702880859375" calcext:value-type="float">
            <text:p>2.67E-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00334978103637695" calcext:value-type="float">
            <text:p>3.34978103637695E-08</text:p>
          </table:table-cell>
          <table:table-cell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0.7" calcext:value-type="float">
            <text:p>0.7</text:p>
          </table:table-cell>
          <table:table-cell office:value-type="float" office:value="0.66" calcext:value-type="float">
            <text:p>0.66</text:p>
          </table:table-cell>
          <table:table-cell office:value-type="float" office:value="0.049" calcext:value-type="float">
            <text:p>0.049</text:p>
          </table:table-cell>
          <table:table-cell table:formula="of:=[.E87]/([.A87] * [.A87])" office:value-type="float" office:value="0.0000026702880859375" calcext:value-type="float">
            <text:p>2.67E-06</text:p>
          </table:table-cell>
          <table:table-cell table:formula="of:=[.F87]/([.A87] * [.A87])" office:value-type="float" office:value="0.0000025177001953125" calcext:value-type="float">
            <text:p>2.52E-06</text:p>
          </table:table-cell>
          <table:table-cell table:formula="of:=[.E87]/[.C87]" office:value-type="float" office:value="0.07" calcext:value-type="float">
            <text:p>7.00E-02</text:p>
          </table:table-cell>
          <table:table-cell table:formula="of:=[.F87]/[.C87]" office:value-type="float" office:value="0.066" calcext:value-type="float">
            <text:p>6.60E-02</text:p>
          </table:table-cell>
          <table:table-cell table:formula="of:=[.E87]/([.A87]*[.A87]*[.C87])" office:value-type="float" office:value="0.00000026702880859375" calcext:value-type="float">
            <text:p>2.67E-07</text:p>
          </table:table-cell>
          <table:table-cell table:formula="of:=[.F87]/([.A87]*[.A87]*[.C87])" office:value-type="float" office:value="0.00000025177001953125" calcext:value-type="float">
            <text:p>2.52E-0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00000162790218989054" calcext:value-type="float">
            <text:p>1.62790218989054E-08</text:p>
          </table:table-cell>
          <table:table-cell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office:value-type="float" office:value="0.03" calcext:value-type="float">
            <text:p>0.03</text:p>
          </table:table-cell>
          <table:table-cell table:formula="of:=[.E88]/([.A88] * [.A88])" office:value-type="float" office:value="0.0000019073486328125" calcext:value-type="float">
            <text:p>1.91E-06</text:p>
          </table:table-cell>
          <table:table-cell table:formula="of:=[.F88]/([.A88] * [.A88])" office:value-type="float" office:value="0.00000189781188964844" calcext:value-type="float">
            <text:p>1.90E-06</text:p>
          </table:table-cell>
          <table:table-cell table:formula="of:=[.E88]/[.C88]" office:value-type="float" office:value="0.2" calcext:value-type="float">
            <text:p>2.00E-01</text:p>
          </table:table-cell>
          <table:table-cell table:formula="of:=[.F88]/[.C88]" office:value-type="float" office:value="0.199" calcext:value-type="float">
            <text:p>1.99E-01</text:p>
          </table:table-cell>
          <table:table-cell table:formula="of:=[.E88]/([.A88]*[.A88]*[.C88])" office:value-type="float" office:value="0.00000019073486328125" calcext:value-type="float">
            <text:p>1.91E-07</text:p>
          </table:table-cell>
          <table:table-cell table:formula="of:=[.F88]/([.A88]*[.A88]*[.C88])" office:value-type="float" office:value="0.000000189781188964844" calcext:value-type="float">
            <text:p>1.90E-07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2.1" calcext:value-type="float">
            <text:p>2.1</text:p>
          </table:table-cell>
          <table:table-cell office:value-type="float" office:value="2.07" calcext:value-type="float">
            <text:p>2.07</text:p>
          </table:table-cell>
          <table:table-cell office:value-type="float" office:value="0.078" calcext:value-type="float">
            <text:p>0.078</text:p>
          </table:table-cell>
          <table:table-cell table:formula="of:=[.E89]/([.A89] * [.A89])" office:value-type="float" office:value="0.00000200271606445312" calcext:value-type="float">
            <text:p>2.00E-06</text:p>
          </table:table-cell>
          <table:table-cell table:formula="of:=[.F89]/([.A89] * [.A89])" office:value-type="float" office:value="0.00000197410583496094" calcext:value-type="float">
            <text:p>1.97E-06</text:p>
          </table:table-cell>
          <table:table-cell table:formula="of:=[.E89]/[.C89]" office:value-type="float" office:value="0.21" calcext:value-type="float">
            <text:p>2.10E-01</text:p>
          </table:table-cell>
          <table:table-cell table:formula="of:=[.F89]/[.C89]" office:value-type="float" office:value="0.207" calcext:value-type="float">
            <text:p>2.07E-01</text:p>
          </table:table-cell>
          <table:table-cell table:formula="of:=[.E89]/([.A89]*[.A89]*[.C89])" office:value-type="float" office:value="0.000000200271606445313" calcext:value-type="float">
            <text:p>2.00E-07</text:p>
          </table:table-cell>
          <table:table-cell table:formula="of:=[.F89]/([.A89]*[.A89]*[.C89])" office:value-type="float" office:value="0.000000197410583496094" calcext:value-type="float">
            <text:p>1.97E-07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office:value-type="float" office:value="0.046" calcext:value-type="float">
            <text:p>0.046</text:p>
          </table:table-cell>
          <table:table-cell table:formula="of:=[.E90]/([.A90] * [.A90])" office:value-type="float" office:value="0.0000019073486328125" calcext:value-type="float">
            <text:p>1.91E-06</text:p>
          </table:table-cell>
          <table:table-cell table:formula="of:=[.F90]/([.A90] * [.A90])" office:value-type="float" office:value="0.00000187873840332031" calcext:value-type="float">
            <text:p>1.88E-06</text:p>
          </table:table-cell>
          <table:table-cell table:formula="of:=[.E90]/[.C90]" office:value-type="float" office:value="0.2" calcext:value-type="float">
            <text:p>2.00E-01</text:p>
          </table:table-cell>
          <table:table-cell table:formula="of:=[.F90]/[.C90]" office:value-type="float" office:value="0.197" calcext:value-type="float">
            <text:p>1.97E-01</text:p>
          </table:table-cell>
          <table:table-cell table:formula="of:=[.E90]/([.A90]*[.A90]*[.C90])" office:value-type="float" office:value="0.00000019073486328125" calcext:value-type="float">
            <text:p>1.91E-07</text:p>
          </table:table-cell>
          <table:table-cell table:formula="of:=[.F90]/([.A90]*[.A90]*[.C90])" office:value-type="float" office:value="0.000000187873840332031" calcext:value-type="float">
            <text:p>1.88E-07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2.1" calcext:value-type="float">
            <text:p>2.1</text:p>
          </table:table-cell>
          <table:table-cell office:value-type="float" office:value="2.06" calcext:value-type="float">
            <text:p>2.06</text:p>
          </table:table-cell>
          <table:table-cell office:value-type="float" office:value="0.049" calcext:value-type="float">
            <text:p>0.049</text:p>
          </table:table-cell>
          <table:table-cell table:formula="of:=[.E91]/([.A91] * [.A91])" office:value-type="float" office:value="0.00000200271606445312" calcext:value-type="float">
            <text:p>2.00E-06</text:p>
          </table:table-cell>
          <table:table-cell table:formula="of:=[.F91]/([.A91] * [.A91])" office:value-type="float" office:value="0.00000196456909179688" calcext:value-type="float">
            <text:p>1.96E-06</text:p>
          </table:table-cell>
          <table:table-cell table:formula="of:=[.E91]/[.C91]" office:value-type="float" office:value="0.21" calcext:value-type="float">
            <text:p>2.10E-01</text:p>
          </table:table-cell>
          <table:table-cell table:formula="of:=[.F91]/[.C91]" office:value-type="float" office:value="0.206" calcext:value-type="float">
            <text:p>2.06E-01</text:p>
          </table:table-cell>
          <table:table-cell table:formula="of:=[.E91]/([.A91]*[.A91]*[.C91])" office:value-type="float" office:value="0.000000200271606445313" calcext:value-type="float">
            <text:p>2.00E-07</text:p>
          </table:table-cell>
          <table:table-cell table:formula="of:=[.F91]/([.A91]*[.A91]*[.C91])" office:value-type="float" office:value="0.000000196456909179688" calcext:value-type="float">
            <text:p>1.96E-07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office:value-type="float" office:value="7.2" calcext:value-type="float">
            <text:p>7.2</text:p>
          </table:table-cell>
          <table:table-cell office:value-type="float" office:value="7.21" calcext:value-type="float">
            <text:p>7.21</text:p>
          </table:table-cell>
          <table:table-cell office:value-type="float" office:value="0.083" calcext:value-type="float">
            <text:p>0.083</text:p>
          </table:table-cell>
          <table:table-cell table:formula="of:=[.E92]/([.A92] * [.A92])" office:value-type="float" office:value="0.00000171661376953125" calcext:value-type="float">
            <text:p>1.72E-06</text:p>
          </table:table-cell>
          <table:table-cell table:formula="of:=[.F92]/([.A92] * [.A92])" office:value-type="float" office:value="0.00000171899795532227" calcext:value-type="float">
            <text:p>1.72E-06</text:p>
          </table:table-cell>
          <table:table-cell table:formula="of:=[.E92]/[.C92]" office:value-type="float" office:value="0.72" calcext:value-type="float">
            <text:p>7.20E-01</text:p>
          </table:table-cell>
          <table:table-cell table:formula="of:=[.F92]/[.C92]" office:value-type="float" office:value="0.721" calcext:value-type="float">
            <text:p>7.21E-01</text:p>
          </table:table-cell>
          <table:table-cell table:formula="of:=[.E92]/([.A92]*[.A92]*[.C92])" office:value-type="float" office:value="0.000000171661376953125" calcext:value-type="float">
            <text:p>1.72E-07</text:p>
          </table:table-cell>
          <table:table-cell table:formula="of:=[.F92]/([.A92]*[.A92]*[.C92])" office:value-type="float" office:value="0.000000171899795532227" calcext:value-type="float">
            <text:p>1.72E-07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7.4" calcext:value-type="float">
            <text:p>7.4</text:p>
          </table:table-cell>
          <table:table-cell office:value-type="float" office:value="7.36" calcext:value-type="float">
            <text:p>7.36</text:p>
          </table:table-cell>
          <table:table-cell office:value-type="float" office:value="0.156" calcext:value-type="float">
            <text:p>0.156</text:p>
          </table:table-cell>
          <table:table-cell table:formula="of:=[.E93]/([.A93] * [.A93])" office:value-type="float" office:value="0.00000176429748535156" calcext:value-type="float">
            <text:p>1.76E-06</text:p>
          </table:table-cell>
          <table:table-cell table:formula="of:=[.F93]/([.A93] * [.A93])" office:value-type="float" office:value="0.0000017547607421875" calcext:value-type="float">
            <text:p>1.75E-06</text:p>
          </table:table-cell>
          <table:table-cell table:formula="of:=[.E93]/[.C93]" office:value-type="float" office:value="0.74" calcext:value-type="float">
            <text:p>7.40E-01</text:p>
          </table:table-cell>
          <table:table-cell table:formula="of:=[.F93]/[.C93]" office:value-type="float" office:value="0.736" calcext:value-type="float">
            <text:p>7.36E-01</text:p>
          </table:table-cell>
          <table:table-cell table:formula="of:=[.E93]/([.A93]*[.A93]*[.C93])" office:value-type="float" office:value="0.000000176429748535156" calcext:value-type="float">
            <text:p>1.76E-07</text:p>
          </table:table-cell>
          <table:table-cell table:formula="of:=[.F93]/([.A93]*[.A93]*[.C93])" office:value-type="float" office:value="0.00000017547607421875" calcext:value-type="float">
            <text:p>1.75E-07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office:value-type="float" office:value="7.3" calcext:value-type="float">
            <text:p>7.3</text:p>
          </table:table-cell>
          <table:table-cell office:value-type="float" office:value="7.28" calcext:value-type="float">
            <text:p>7.28</text:p>
          </table:table-cell>
          <table:table-cell office:value-type="float" office:value="0.04" calcext:value-type="float">
            <text:p>0.04</text:p>
          </table:table-cell>
          <table:table-cell table:formula="of:=[.E94]/([.A94] * [.A94])" office:value-type="float" office:value="0.00000174045562744141" calcext:value-type="float">
            <text:p>1.74E-06</text:p>
          </table:table-cell>
          <table:table-cell table:formula="of:=[.F94]/([.A94] * [.A94])" office:value-type="float" office:value="0.00000173568725585938" calcext:value-type="float">
            <text:p>1.74E-06</text:p>
          </table:table-cell>
          <table:table-cell table:formula="of:=[.E94]/[.C94]" office:value-type="float" office:value="0.73" calcext:value-type="float">
            <text:p>7.30E-01</text:p>
          </table:table-cell>
          <table:table-cell table:formula="of:=[.F94]/[.C94]" office:value-type="float" office:value="0.728" calcext:value-type="float">
            <text:p>7.28E-01</text:p>
          </table:table-cell>
          <table:table-cell table:formula="of:=[.E94]/([.A94]*[.A94]*[.C94])" office:value-type="float" office:value="0.000000174045562744141" calcext:value-type="float">
            <text:p>1.74E-07</text:p>
          </table:table-cell>
          <table:table-cell table:formula="of:=[.F94]/([.A94]*[.A94]*[.C94])" office:value-type="float" office:value="0.000000173568725585938" calcext:value-type="float">
            <text:p>1.74E-07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7.35" calcext:value-type="float">
            <text:p>7.35</text:p>
          </table:table-cell>
          <table:table-cell office:value-type="float" office:value="7.38" calcext:value-type="float">
            <text:p>7.38</text:p>
          </table:table-cell>
          <table:table-cell office:value-type="float" office:value="0.117" calcext:value-type="float">
            <text:p>0.117</text:p>
          </table:table-cell>
          <table:table-cell table:formula="of:=[.E95]/([.A95] * [.A95])" office:value-type="float" office:value="0.00000175237655639648" calcext:value-type="float">
            <text:p>1.75E-06</text:p>
          </table:table-cell>
          <table:table-cell table:formula="of:=[.F95]/([.A95] * [.A95])" office:value-type="float" office:value="0.00000175952911376953" calcext:value-type="float">
            <text:p>1.76E-06</text:p>
          </table:table-cell>
          <table:table-cell table:formula="of:=[.E95]/[.C95]" office:value-type="float" office:value="0.735" calcext:value-type="float">
            <text:p>7.35E-01</text:p>
          </table:table-cell>
          <table:table-cell table:formula="of:=[.F95]/[.C95]" office:value-type="float" office:value="0.738" calcext:value-type="float">
            <text:p>7.38E-01</text:p>
          </table:table-cell>
          <table:table-cell table:formula="of:=[.E95]/([.A95]*[.A95]*[.C95])" office:value-type="float" office:value="0.000000175237655639648" calcext:value-type="float">
            <text:p>1.75E-07</text:p>
          </table:table-cell>
          <table:table-cell table:formula="of:=[.F95]/([.A95]*[.A95]*[.C95])" office:value-type="float" office:value="0.000000175952911376953" calcext:value-type="float">
            <text:p>1.76E-07</text:p>
          </table:table-cell>
          <table:table-cell table:style-name="ce4" table:formula="of:=AVERAGE([.L84:.L95])" office:value-type="float" office:value="0.000000212291876475016" calcext:value-type="float">
            <text:p>2.12E-07</text:p>
          </table:table-cell>
          <table:table-cell table:number-columns-repeated="3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12" calcext:value-type="float">
            <text:p>0.12</text:p>
          </table:table-cell>
          <table:table-cell table:formula="of:=[.E96]/([.A96] * [.A96])" office:value-type="float" office:value="0.000003814697265625" calcext:value-type="float">
            <text:p>3.81E-06</text:p>
          </table:table-cell>
          <table:table-cell table:formula="of:=[.F96]/([.A96] * [.A96])" office:value-type="float" office:value="0.00000400543212890625" calcext:value-type="float">
            <text:p>4.01E-06</text:p>
          </table:table-cell>
          <table:table-cell table:formula="of:=[.E96]/[.C96]" office:value-type="float" office:value="0.01" calcext:value-type="float">
            <text:p>1.00E-02</text:p>
          </table:table-cell>
          <table:table-cell table:formula="of:=[.F96]/[.C96]" office:value-type="float" office:value="0.0105" calcext:value-type="float">
            <text:p>1.05E-02</text:p>
          </table:table-cell>
          <table:table-cell table:formula="of:=[.E96]/([.A96]*[.A96]*[.C96])" office:value-type="float" office:value="0.00000003814697265625" calcext:value-type="float">
            <text:p>3.81E-08</text:p>
          </table:table-cell>
          <table:table-cell table:formula="of:=[.F96]/([.A96]*[.A96]*[.C96])" office:value-type="float" office:value="0.0000000400543212890625" calcext:value-type="float">
            <text:p>4.01E-08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0.046" calcext:value-type="float">
            <text:p>0.046</text:p>
          </table:table-cell>
          <table:table-cell table:formula="of:=[.E97]/([.A97] * [.A97])" office:value-type="float" office:value="0.000003814697265625" calcext:value-type="float">
            <text:p>3.81E-06</text:p>
          </table:table-cell>
          <table:table-cell table:formula="of:=[.F97]/([.A97] * [.A97])" office:value-type="float" office:value="0.00000392913818359375" calcext:value-type="float">
            <text:p>3.93E-06</text:p>
          </table:table-cell>
          <table:table-cell table:formula="of:=[.E97]/[.C97]" office:value-type="float" office:value="0.01" calcext:value-type="float">
            <text:p>1.00E-02</text:p>
          </table:table-cell>
          <table:table-cell table:formula="of:=[.F97]/[.C97]" office:value-type="float" office:value="0.0103" calcext:value-type="float">
            <text:p>1.03E-02</text:p>
          </table:table-cell>
          <table:table-cell table:formula="of:=[.E97]/([.A97]*[.A97]*[.C97])" office:value-type="float" office:value="0.00000003814697265625" calcext:value-type="float">
            <text:p>3.81E-08</text:p>
          </table:table-cell>
          <table:table-cell table:formula="of:=[.F97]/([.A97]*[.A97]*[.C97])" office:value-type="float" office:value="0.0000000392913818359375" calcext:value-type="float">
            <text:p>3.93E-08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15" calcext:value-type="float">
            <text:p>0.15</text:p>
          </table:table-cell>
          <table:table-cell table:formula="of:=[.E98]/([.A98] * [.A98])" office:value-type="float" office:value="0.000003814697265625" calcext:value-type="float">
            <text:p>3.81E-06</text:p>
          </table:table-cell>
          <table:table-cell table:formula="of:=[.F98]/([.A98] * [.A98])" office:value-type="float" office:value="0.00000400543212890625" calcext:value-type="float">
            <text:p>4.01E-06</text:p>
          </table:table-cell>
          <table:table-cell table:formula="of:=[.E98]/[.C98]" office:value-type="float" office:value="0.01" calcext:value-type="float">
            <text:p>1.00E-02</text:p>
          </table:table-cell>
          <table:table-cell table:formula="of:=[.F98]/[.C98]" office:value-type="float" office:value="0.0105" calcext:value-type="float">
            <text:p>1.05E-02</text:p>
          </table:table-cell>
          <table:table-cell table:formula="of:=[.E98]/([.A98]*[.A98]*[.C98])" office:value-type="float" office:value="0.00000003814697265625" calcext:value-type="float">
            <text:p>3.81E-08</text:p>
          </table:table-cell>
          <table:table-cell table:formula="of:=[.F98]/([.A98]*[.A98]*[.C98])" office:value-type="float" office:value="0.0000000400543212890625" calcext:value-type="float">
            <text:p>4.01E-08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06" calcext:value-type="float">
            <text:p>0.06</text:p>
          </table:table-cell>
          <table:table-cell table:formula="of:=[.E99]/([.A99] * [.A99])" office:value-type="float" office:value="0.000003814697265625" calcext:value-type="float">
            <text:p>3.81E-06</text:p>
          </table:table-cell>
          <table:table-cell table:formula="of:=[.F99]/([.A99] * [.A99])" office:value-type="float" office:value="0.0000038909912109375" calcext:value-type="float">
            <text:p>3.89E-06</text:p>
          </table:table-cell>
          <table:table-cell table:formula="of:=[.E99]/[.C99]" office:value-type="float" office:value="0.01" calcext:value-type="float">
            <text:p>1.00E-02</text:p>
          </table:table-cell>
          <table:table-cell table:formula="of:=[.F99]/[.C99]" office:value-type="float" office:value="0.0102" calcext:value-type="float">
            <text:p>1.02E-02</text:p>
          </table:table-cell>
          <table:table-cell table:formula="of:=[.E99]/([.A99]*[.A99]*[.C99])" office:value-type="float" office:value="0.00000003814697265625" calcext:value-type="float">
            <text:p>3.81E-08</text:p>
          </table:table-cell>
          <table:table-cell table:formula="of:=[.F99]/([.A99]*[.A99]*[.C99])" office:value-type="float" office:value="0.000000038909912109375" calcext:value-type="float">
            <text:p>3.89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office:value-type="float" office:value="3.3" calcext:value-type="float">
            <text:p>3.3</text:p>
          </table:table-cell>
          <table:table-cell office:value-type="float" office:value="3.34" calcext:value-type="float">
            <text:p>3.34</text:p>
          </table:table-cell>
          <table:table-cell office:value-type="float" office:value="0.066" calcext:value-type="float">
            <text:p>0.066</text:p>
          </table:table-cell>
          <table:table-cell table:formula="of:=[.E100]/([.A100] * [.A100])" office:value-type="float" office:value="0.00000314712524414062" calcext:value-type="float">
            <text:p>3.15E-06</text:p>
          </table:table-cell>
          <table:table-cell table:formula="of:=[.F100]/([.A100] * [.A100])" office:value-type="float" office:value="0.00000318527221679687" calcext:value-type="float">
            <text:p>3.19E-06</text:p>
          </table:table-cell>
          <table:table-cell table:formula="of:=[.E100]/[.C100]" office:value-type="float" office:value="0.033" calcext:value-type="float">
            <text:p>3.30E-02</text:p>
          </table:table-cell>
          <table:table-cell table:formula="of:=[.F100]/[.C100]" office:value-type="float" office:value="0.0334" calcext:value-type="float">
            <text:p>3.34E-02</text:p>
          </table:table-cell>
          <table:table-cell table:formula="of:=[.E100]/([.A100]*[.A100]*[.C100])" office:value-type="float" office:value="0.0000000314712524414062" calcext:value-type="float">
            <text:p>3.15E-08</text:p>
          </table:table-cell>
          <table:table-cell table:formula="of:=[.F100]/([.A100]*[.A100]*[.C100])" office:value-type="float" office:value="0.0000000318527221679687" calcext:value-type="float">
            <text:p>3.19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3.4" calcext:value-type="float">
            <text:p>3.4</text:p>
          </table:table-cell>
          <table:table-cell office:value-type="float" office:value="3.41" calcext:value-type="float">
            <text:p>3.41</text:p>
          </table:table-cell>
          <table:table-cell office:value-type="float" office:value="0.083" calcext:value-type="float">
            <text:p>0.083</text:p>
          </table:table-cell>
          <table:table-cell table:formula="of:=[.E101]/([.A101] * [.A101])" office:value-type="float" office:value="0.00000324249267578125" calcext:value-type="float">
            <text:p>3.24E-06</text:p>
          </table:table-cell>
          <table:table-cell table:formula="of:=[.F101]/([.A101] * [.A101])" office:value-type="float" office:value="0.00000325202941894531" calcext:value-type="float">
            <text:p>3.25E-06</text:p>
          </table:table-cell>
          <table:table-cell table:formula="of:=[.E101]/[.C101]" office:value-type="float" office:value="0.034" calcext:value-type="float">
            <text:p>3.40E-02</text:p>
          </table:table-cell>
          <table:table-cell table:formula="of:=[.F101]/[.C101]" office:value-type="float" office:value="0.0341" calcext:value-type="float">
            <text:p>3.41E-02</text:p>
          </table:table-cell>
          <table:table-cell table:formula="of:=[.E101]/([.A101]*[.A101]*[.C101])" office:value-type="float" office:value="0.0000000324249267578125" calcext:value-type="float">
            <text:p>3.24E-08</text:p>
          </table:table-cell>
          <table:table-cell table:formula="of:=[.F101]/([.A101]*[.A101]*[.C101])" office:value-type="float" office:value="0.0000000325202941894531" calcext:value-type="float">
            <text:p>3.25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0.141" calcext:value-type="float">
            <text:p>0.141</text:p>
          </table:table-cell>
          <table:table-cell table:formula="of:=[.E102]/([.A102] * [.A102])" office:value-type="float" office:value="0.00000324249267578125" calcext:value-type="float">
            <text:p>3.24E-06</text:p>
          </table:table-cell>
          <table:table-cell table:formula="of:=[.F102]/([.A102] * [.A102])" office:value-type="float" office:value="0.00000324249267578125" calcext:value-type="float">
            <text:p>3.24E-06</text:p>
          </table:table-cell>
          <table:table-cell table:formula="of:=[.E102]/[.C102]" office:value-type="float" office:value="0.034" calcext:value-type="float">
            <text:p>3.40E-02</text:p>
          </table:table-cell>
          <table:table-cell table:formula="of:=[.F102]/[.C102]" office:value-type="float" office:value="0.034" calcext:value-type="float">
            <text:p>3.40E-02</text:p>
          </table:table-cell>
          <table:table-cell table:formula="of:=[.E102]/([.A102]*[.A102]*[.C102])" office:value-type="float" office:value="0.0000000324249267578125" calcext:value-type="float">
            <text:p>3.24E-08</text:p>
          </table:table-cell>
          <table:table-cell table:formula="of:=[.F102]/([.A102]*[.A102]*[.C102])" office:value-type="float" office:value="0.0000000324249267578125" calcext:value-type="float">
            <text:p>3.24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3.4" calcext:value-type="float">
            <text:p>3.4</text:p>
          </table:table-cell>
          <table:table-cell office:value-type="float" office:value="3.41" calcext:value-type="float">
            <text:p>3.41</text:p>
          </table:table-cell>
          <table:table-cell office:value-type="float" office:value="0.083" calcext:value-type="float">
            <text:p>0.083</text:p>
          </table:table-cell>
          <table:table-cell table:formula="of:=[.E103]/([.A103] * [.A103])" office:value-type="float" office:value="0.00000324249267578125" calcext:value-type="float">
            <text:p>3.24E-06</text:p>
          </table:table-cell>
          <table:table-cell table:formula="of:=[.F103]/([.A103] * [.A103])" office:value-type="float" office:value="0.00000325202941894531" calcext:value-type="float">
            <text:p>3.25E-06</text:p>
          </table:table-cell>
          <table:table-cell table:formula="of:=[.E103]/[.C103]" office:value-type="float" office:value="0.034" calcext:value-type="float">
            <text:p>3.40E-02</text:p>
          </table:table-cell>
          <table:table-cell table:formula="of:=[.F103]/[.C103]" office:value-type="float" office:value="0.0341" calcext:value-type="float">
            <text:p>3.41E-02</text:p>
          </table:table-cell>
          <table:table-cell table:formula="of:=[.E103]/([.A103]*[.A103]*[.C103])" office:value-type="float" office:value="0.0000000324249267578125" calcext:value-type="float">
            <text:p>3.24E-08</text:p>
          </table:table-cell>
          <table:table-cell table:formula="of:=[.F103]/([.A103]*[.A103]*[.C103])" office:value-type="float" office:value="0.0000000325202941894531" calcext:value-type="float">
            <text:p>3.25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office:value-type="float" office:value="12.5" calcext:value-type="float">
            <text:p>12.5</text:p>
          </table:table-cell>
          <table:table-cell office:value-type="float" office:value="12.47" calcext:value-type="float">
            <text:p>12.47</text:p>
          </table:table-cell>
          <table:table-cell office:value-type="float" office:value="0.064" calcext:value-type="float">
            <text:p>0.064</text:p>
          </table:table-cell>
          <table:table-cell table:formula="of:=[.E104]/([.A104] * [.A104])" office:value-type="float" office:value="0.00000298023223876953" calcext:value-type="float">
            <text:p>2.98E-06</text:p>
          </table:table-cell>
          <table:table-cell table:formula="of:=[.F104]/([.A104] * [.A104])" office:value-type="float" office:value="0.00000297307968139648" calcext:value-type="float">
            <text:p>2.97E-06</text:p>
          </table:table-cell>
          <table:table-cell table:formula="of:=[.E104]/[.C104]" office:value-type="float" office:value="0.125" calcext:value-type="float">
            <text:p>1.25E-01</text:p>
          </table:table-cell>
          <table:table-cell table:formula="of:=[.F104]/[.C104]" office:value-type="float" office:value="0.1247" calcext:value-type="float">
            <text:p>1.25E-01</text:p>
          </table:table-cell>
          <table:table-cell table:formula="of:=[.E104]/([.A104]*[.A104]*[.C104])" office:value-type="float" office:value="0.0000000298023223876953" calcext:value-type="float">
            <text:p>2.98E-08</text:p>
          </table:table-cell>
          <table:table-cell table:formula="of:=[.F104]/([.A104]*[.A104]*[.C104])" office:value-type="float" office:value="0.0000000297307968139648" calcext:value-type="float">
            <text:p>2.97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12.7" calcext:value-type="float">
            <text:p>12.7</text:p>
          </table:table-cell>
          <table:table-cell office:value-type="float" office:value="12.68" calcext:value-type="float">
            <text:p>12.68</text:p>
          </table:table-cell>
          <table:table-cell office:value-type="float" office:value="0.04" calcext:value-type="float">
            <text:p>0.04</text:p>
          </table:table-cell>
          <table:table-cell table:formula="of:=[.E105]/([.A105] * [.A105])" office:value-type="float" office:value="0.00000302791595458984" calcext:value-type="float">
            <text:p>3.03E-06</text:p>
          </table:table-cell>
          <table:table-cell table:formula="of:=[.F105]/([.A105] * [.A105])" office:value-type="float" office:value="0.00000302314758300781" calcext:value-type="float">
            <text:p>3.02E-06</text:p>
          </table:table-cell>
          <table:table-cell table:formula="of:=[.E105]/[.C105]" office:value-type="float" office:value="0.127" calcext:value-type="float">
            <text:p>1.27E-01</text:p>
          </table:table-cell>
          <table:table-cell table:formula="of:=[.F105]/[.C105]" office:value-type="float" office:value="0.1268" calcext:value-type="float">
            <text:p>1.27E-01</text:p>
          </table:table-cell>
          <table:table-cell table:formula="of:=[.E105]/([.A105]*[.A105]*[.C105])" office:value-type="float" office:value="0.0000000302791595458984" calcext:value-type="float">
            <text:p>3.03E-08</text:p>
          </table:table-cell>
          <table:table-cell table:formula="of:=[.F105]/([.A105]*[.A105]*[.C105])" office:value-type="float" office:value="0.0000000302314758300781" calcext:value-type="float">
            <text:p>3.02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office:value-type="float" office:value="12.7" calcext:value-type="float">
            <text:p>12.7</text:p>
          </table:table-cell>
          <table:table-cell office:value-type="float" office:value="12.65" calcext:value-type="float">
            <text:p>12.65</text:p>
          </table:table-cell>
          <table:table-cell office:value-type="float" office:value="0.081" calcext:value-type="float">
            <text:p>0.081</text:p>
          </table:table-cell>
          <table:table-cell table:formula="of:=[.E106]/([.A106] * [.A106])" office:value-type="float" office:value="0.00000302791595458984" calcext:value-type="float">
            <text:p>3.03E-06</text:p>
          </table:table-cell>
          <table:table-cell table:formula="of:=[.F106]/([.A106] * [.A106])" office:value-type="float" office:value="0.00000301599502563477" calcext:value-type="float">
            <text:p>3.02E-06</text:p>
          </table:table-cell>
          <table:table-cell table:formula="of:=[.E106]/[.C106]" office:value-type="float" office:value="0.127" calcext:value-type="float">
            <text:p>1.27E-01</text:p>
          </table:table-cell>
          <table:table-cell table:formula="of:=[.F106]/[.C106]" office:value-type="float" office:value="0.1265" calcext:value-type="float">
            <text:p>1.27E-01</text:p>
          </table:table-cell>
          <table:table-cell table:formula="of:=[.E106]/([.A106]*[.A106]*[.C106])" office:value-type="float" office:value="0.0000000302791595458984" calcext:value-type="float">
            <text:p>3.03E-08</text:p>
          </table:table-cell>
          <table:table-cell table:formula="of:=[.F106]/([.A106]*[.A106]*[.C106])" office:value-type="float" office:value="0.0000000301599502563477" calcext:value-type="float">
            <text:p>3.02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12.7" calcext:value-type="float">
            <text:p>12.7</text:p>
          </table:table-cell>
          <table:table-cell office:value-type="float" office:value="12.71" calcext:value-type="float">
            <text:p>12.71</text:p>
          </table:table-cell>
          <table:table-cell office:value-type="float" office:value="0.07" calcext:value-type="float">
            <text:p>0.07</text:p>
          </table:table-cell>
          <table:table-cell table:formula="of:=[.E107]/([.A107] * [.A107])" office:value-type="float" office:value="0.00000302791595458984" calcext:value-type="float">
            <text:p>3.03E-06</text:p>
          </table:table-cell>
          <table:table-cell table:formula="of:=[.F107]/([.A107] * [.A107])" office:value-type="float" office:value="0.00000303030014038086" calcext:value-type="float">
            <text:p>3.03E-06</text:p>
          </table:table-cell>
          <table:table-cell table:formula="of:=[.E107]/[.C107]" office:value-type="float" office:value="0.127" calcext:value-type="float">
            <text:p>1.27E-01</text:p>
          </table:table-cell>
          <table:table-cell table:formula="of:=[.F107]/[.C107]" office:value-type="float" office:value="0.1271" calcext:value-type="float">
            <text:p>1.27E-01</text:p>
          </table:table-cell>
          <table:table-cell table:formula="of:=[.E107]/([.A107]*[.A107]*[.C107])" office:value-type="float" office:value="0.0000000302791595458984" calcext:value-type="float">
            <text:p>3.03E-08</text:p>
          </table:table-cell>
          <table:table-cell table:formula="of:=[.F107]/([.A107]*[.A107]*[.C107])" office:value-type="float" office:value="0.0000000303030014038086" calcext:value-type="float">
            <text:p>3.03E-08</text:p>
          </table:table-cell>
          <table:table-cell table:style-name="ce4" table:formula="of:=AVERAGE([.L96:.L107])" office:value-type="float" office:value="0.0000000334978103637695" calcext:value-type="float">
            <text:p>3.35E-08</text:p>
          </table:table-cell>
          <table:table-cell table:number-columns-repeated="3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4.55" calcext:value-type="float">
            <text:p>4.55</text:p>
          </table:table-cell>
          <table:table-cell office:value-type="float" office:value="4.65" calcext:value-type="float">
            <text:p>4.65</text:p>
          </table:table-cell>
          <table:table-cell office:value-type="float" office:value="0.169" calcext:value-type="float">
            <text:p>0.169</text:p>
          </table:table-cell>
          <table:table-cell table:formula="of:=[.E108]/([.A108] * [.A108])" office:value-type="float" office:value="0.0000173568725585937" calcext:value-type="float">
            <text:p>1.74E-05</text:p>
          </table:table-cell>
          <table:table-cell table:formula="of:=[.F108]/([.A108] * [.A108])" office:value-type="float" office:value="0.0000177383422851563" calcext:value-type="float">
            <text:p>1.77E-05</text:p>
          </table:table-cell>
          <table:table-cell table:formula="of:=[.E108]/[.C108]" office:value-type="float" office:value="0.00455" calcext:value-type="float">
            <text:p>4.55E-03</text:p>
          </table:table-cell>
          <table:table-cell table:formula="of:=[.F108]/[.C108]" office:value-type="float" office:value="0.00465" calcext:value-type="float">
            <text:p>4.65E-03</text:p>
          </table:table-cell>
          <table:table-cell table:formula="of:=[.E108]/([.A108]*[.A108]*[.C108])" office:value-type="float" office:value="0.0000000173568725585938" calcext:value-type="float">
            <text:p>1.74E-08</text:p>
          </table:table-cell>
          <table:table-cell table:formula="of:=[.F108]/([.A108]*[.A108]*[.C108])" office:value-type="float" office:value="0.0000000177383422851563" calcext:value-type="float">
            <text:p>1.77E-08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4.5" calcext:value-type="float">
            <text:p>4.5</text:p>
          </table:table-cell>
          <table:table-cell office:value-type="float" office:value="4.53" calcext:value-type="float">
            <text:p>4.53</text:p>
          </table:table-cell>
          <table:table-cell office:value-type="float" office:value="0.046" calcext:value-type="float">
            <text:p>0.046</text:p>
          </table:table-cell>
          <table:table-cell table:formula="of:=[.E109]/([.A109] * [.A109])" office:value-type="float" office:value="0.0000171661376953125" calcext:value-type="float">
            <text:p>1.72E-05</text:p>
          </table:table-cell>
          <table:table-cell table:formula="of:=[.F109]/([.A109] * [.A109])" office:value-type="float" office:value="0.0000172805786132813" calcext:value-type="float">
            <text:p>1.73E-05</text:p>
          </table:table-cell>
          <table:table-cell table:formula="of:=[.E109]/[.C109]" office:value-type="float" office:value="0.0045" calcext:value-type="float">
            <text:p>4.50E-03</text:p>
          </table:table-cell>
          <table:table-cell table:formula="of:=[.F109]/[.C109]" office:value-type="float" office:value="0.00453" calcext:value-type="float">
            <text:p>4.53E-03</text:p>
          </table:table-cell>
          <table:table-cell table:formula="of:=[.E109]/([.A109]*[.A109]*[.C109])" office:value-type="float" office:value="0.0000000171661376953125" calcext:value-type="float">
            <text:p>1.72E-08</text:p>
          </table:table-cell>
          <table:table-cell table:formula="of:=[.F109]/([.A109]*[.A109]*[.C109])" office:value-type="float" office:value="0.0000000172805786132813" calcext:value-type="float">
            <text:p>1.73E-08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4.6" calcext:value-type="float">
            <text:p>4.6</text:p>
          </table:table-cell>
          <table:table-cell office:value-type="float" office:value="4.78" calcext:value-type="float">
            <text:p>4.78</text:p>
          </table:table-cell>
          <table:table-cell office:value-type="float" office:value="0.299" calcext:value-type="float">
            <text:p>0.299</text:p>
          </table:table-cell>
          <table:table-cell table:formula="of:=[.E110]/([.A110] * [.A110])" office:value-type="float" office:value="0.000017547607421875" calcext:value-type="float">
            <text:p>1.75E-05</text:p>
          </table:table-cell>
          <table:table-cell table:formula="of:=[.F110]/([.A110] * [.A110])" office:value-type="float" office:value="0.0000182342529296875" calcext:value-type="float">
            <text:p>1.82E-05</text:p>
          </table:table-cell>
          <table:table-cell table:formula="of:=[.E110]/[.C110]" office:value-type="float" office:value="0.0046" calcext:value-type="float">
            <text:p>4.60E-03</text:p>
          </table:table-cell>
          <table:table-cell table:formula="of:=[.F110]/[.C110]" office:value-type="float" office:value="0.00478" calcext:value-type="float">
            <text:p>4.78E-03</text:p>
          </table:table-cell>
          <table:table-cell table:formula="of:=[.E110]/([.A110]*[.A110]*[.C110])" office:value-type="float" office:value="0.000000017547607421875" calcext:value-type="float">
            <text:p>1.75E-08</text:p>
          </table:table-cell>
          <table:table-cell table:formula="of:=[.F110]/([.A110]*[.A110]*[.C110])" office:value-type="float" office:value="0.0000000182342529296875" calcext:value-type="float">
            <text:p>1.82E-08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4.25" calcext:value-type="float">
            <text:p>4.25</text:p>
          </table:table-cell>
          <table:table-cell office:value-type="float" office:value="4.29" calcext:value-type="float">
            <text:p>4.29</text:p>
          </table:table-cell>
          <table:table-cell office:value-type="float" office:value="0.221" calcext:value-type="float">
            <text:p>0.221</text:p>
          </table:table-cell>
          <table:table-cell table:formula="of:=[.E111]/([.A111] * [.A111])" office:value-type="float" office:value="0.0000162124633789062" calcext:value-type="float">
            <text:p>1.62E-05</text:p>
          </table:table-cell>
          <table:table-cell table:formula="of:=[.F111]/([.A111] * [.A111])" office:value-type="float" office:value="0.0000163650512695312" calcext:value-type="float">
            <text:p>1.64E-05</text:p>
          </table:table-cell>
          <table:table-cell table:formula="of:=[.E111]/[.C111]" office:value-type="float" office:value="0.00425" calcext:value-type="float">
            <text:p>4.25E-03</text:p>
          </table:table-cell>
          <table:table-cell table:formula="of:=[.F111]/[.C111]" office:value-type="float" office:value="0.00429" calcext:value-type="float">
            <text:p>4.29E-03</text:p>
          </table:table-cell>
          <table:table-cell table:formula="of:=[.E111]/([.A111]*[.A111]*[.C111])" office:value-type="float" office:value="0.0000000162124633789063" calcext:value-type="float">
            <text:p>1.62E-08</text:p>
          </table:table-cell>
          <table:table-cell table:formula="of:=[.F111]/([.A111]*[.A111]*[.C111])" office:value-type="float" office:value="0.0000000163650512695313" calcext:value-type="float">
            <text:p>1.64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16.65" calcext:value-type="float">
            <text:p>16.65</text:p>
          </table:table-cell>
          <table:table-cell office:value-type="float" office:value="16.67" calcext:value-type="float">
            <text:p>16.67</text:p>
          </table:table-cell>
          <table:table-cell office:value-type="float" office:value="0.09" calcext:value-type="float">
            <text:p>0.09</text:p>
          </table:table-cell>
          <table:table-cell table:formula="of:=[.E112]/([.A112] * [.A112])" office:value-type="float" office:value="0.0000158786773681641" calcext:value-type="float">
            <text:p>1.59E-05</text:p>
          </table:table-cell>
          <table:table-cell table:formula="of:=[.F112]/([.A112] * [.A112])" office:value-type="float" office:value="0.0000158977508544922" calcext:value-type="float">
            <text:p>1.59E-05</text:p>
          </table:table-cell>
          <table:table-cell table:formula="of:=[.E112]/[.C112]" office:value-type="float" office:value="0.01665" calcext:value-type="float">
            <text:p>1.67E-02</text:p>
          </table:table-cell>
          <table:table-cell table:formula="of:=[.F112]/[.C112]" office:value-type="float" office:value="0.01667" calcext:value-type="float">
            <text:p>1.67E-02</text:p>
          </table:table-cell>
          <table:table-cell table:formula="of:=[.E112]/([.A112]*[.A112]*[.C112])" office:value-type="float" office:value="0.0000000158786773681641" calcext:value-type="float">
            <text:p>1.59E-08</text:p>
          </table:table-cell>
          <table:table-cell table:formula="of:=[.F112]/([.A112]*[.A112]*[.C112])" office:value-type="float" office:value="0.0000000158977508544922" calcext:value-type="float">
            <text:p>1.59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16.8" calcext:value-type="float">
            <text:p>16.8</text:p>
          </table:table-cell>
          <table:table-cell office:value-type="float" office:value="17.61" calcext:value-type="float">
            <text:p>17.61</text:p>
          </table:table-cell>
          <table:table-cell office:value-type="float" office:value="1.306" calcext:value-type="float">
            <text:p>1.306</text:p>
          </table:table-cell>
          <table:table-cell table:formula="of:=[.E113]/([.A113] * [.A113])" office:value-type="float" office:value="0.000016021728515625" calcext:value-type="float">
            <text:p>1.60E-05</text:p>
          </table:table-cell>
          <table:table-cell table:formula="of:=[.F113]/([.A113] * [.A113])" office:value-type="float" office:value="0.0000167942047119141" calcext:value-type="float">
            <text:p>1.68E-05</text:p>
          </table:table-cell>
          <table:table-cell table:formula="of:=[.E113]/[.C113]" office:value-type="float" office:value="0.0168" calcext:value-type="float">
            <text:p>1.68E-02</text:p>
          </table:table-cell>
          <table:table-cell table:formula="of:=[.F113]/[.C113]" office:value-type="float" office:value="0.01761" calcext:value-type="float">
            <text:p>1.76E-02</text:p>
          </table:table-cell>
          <table:table-cell table:formula="of:=[.E113]/([.A113]*[.A113]*[.C113])" office:value-type="float" office:value="0.000000016021728515625" calcext:value-type="float">
            <text:p>1.60E-08</text:p>
          </table:table-cell>
          <table:table-cell table:formula="of:=[.F113]/([.A113]*[.A113]*[.C113])" office:value-type="float" office:value="0.0000000167942047119141" calcext:value-type="float">
            <text:p>1.68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table:number-columns-repeated="2" office:value-type="float" office:value="17.05" calcext:value-type="float">
            <text:p>17.05</text:p>
          </table:table-cell>
          <table:table-cell office:value-type="float" office:value="0.05" calcext:value-type="float">
            <text:p>0.05</text:p>
          </table:table-cell>
          <table:table-cell table:formula="of:=[.E114]/([.A114] * [.A114])" office:value-type="float" office:value="0.0000162601470947266" calcext:value-type="float">
            <text:p>1.63E-05</text:p>
          </table:table-cell>
          <table:table-cell table:formula="of:=[.F114]/([.A114] * [.A114])" office:value-type="float" office:value="0.0000162601470947266" calcext:value-type="float">
            <text:p>1.63E-05</text:p>
          </table:table-cell>
          <table:table-cell table:formula="of:=[.E114]/[.C114]" office:value-type="float" office:value="0.01705" calcext:value-type="float">
            <text:p>1.71E-02</text:p>
          </table:table-cell>
          <table:table-cell table:formula="of:=[.F114]/[.C114]" office:value-type="float" office:value="0.01705" calcext:value-type="float">
            <text:p>1.71E-02</text:p>
          </table:table-cell>
          <table:table-cell table:formula="of:=[.E114]/([.A114]*[.A114]*[.C114])" office:value-type="float" office:value="0.0000000162601470947266" calcext:value-type="float">
            <text:p>1.63E-08</text:p>
          </table:table-cell>
          <table:table-cell table:formula="of:=[.F114]/([.A114]*[.A114]*[.C114])" office:value-type="float" office:value="0.0000000162601470947266" calcext:value-type="float">
            <text:p>1.63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table:number-columns-repeated="2"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  <table:table-cell table:formula="of:=[.E115]/([.A115] * [.A115])" office:value-type="float" office:value="0.0000163078308105469" calcext:value-type="float">
            <text:p>1.63E-05</text:p>
          </table:table-cell>
          <table:table-cell table:formula="of:=[.F115]/([.A115] * [.A115])" office:value-type="float" office:value="0.0000163078308105469" calcext:value-type="float">
            <text:p>1.63E-05</text:p>
          </table:table-cell>
          <table:table-cell table:formula="of:=[.E115]/[.C115]" office:value-type="float" office:value="0.0171" calcext:value-type="float">
            <text:p>1.71E-02</text:p>
          </table:table-cell>
          <table:table-cell table:formula="of:=[.F115]/[.C115]" office:value-type="float" office:value="0.0171" calcext:value-type="float">
            <text:p>1.71E-02</text:p>
          </table:table-cell>
          <table:table-cell table:formula="of:=[.E115]/([.A115]*[.A115]*[.C115])" office:value-type="float" office:value="0.0000000163078308105469" calcext:value-type="float">
            <text:p>1.63E-08</text:p>
          </table:table-cell>
          <table:table-cell table:formula="of:=[.F115]/([.A115]*[.A115]*[.C115])" office:value-type="float" office:value="0.0000000163078308105469" calcext:value-type="float">
            <text:p>1.63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65.3" calcext:value-type="float">
            <text:p>65.3</text:p>
          </table:table-cell>
          <table:table-cell office:value-type="float" office:value="65.66" calcext:value-type="float">
            <text:p>65.66</text:p>
          </table:table-cell>
          <table:table-cell office:value-type="float" office:value="0.796" calcext:value-type="float">
            <text:p>0.796</text:p>
          </table:table-cell>
          <table:table-cell table:formula="of:=[.E116]/([.A116] * [.A116])" office:value-type="float" office:value="0.000015568733215332" calcext:value-type="float">
            <text:p>1.56E-05</text:p>
          </table:table-cell>
          <table:table-cell table:formula="of:=[.F116]/([.A116] * [.A116])" office:value-type="float" office:value="0.0000156545639038086" calcext:value-type="float">
            <text:p>1.57E-05</text:p>
          </table:table-cell>
          <table:table-cell table:formula="of:=[.E116]/[.C116]" office:value-type="float" office:value="0.0653" calcext:value-type="float">
            <text:p>6.53E-02</text:p>
          </table:table-cell>
          <table:table-cell table:formula="of:=[.F116]/[.C116]" office:value-type="float" office:value="0.06566" calcext:value-type="float">
            <text:p>6.57E-02</text:p>
          </table:table-cell>
          <table:table-cell table:formula="of:=[.E116]/([.A116]*[.A116]*[.C116])" office:value-type="float" office:value="0.000000015568733215332" calcext:value-type="float">
            <text:p>1.56E-08</text:p>
          </table:table-cell>
          <table:table-cell table:formula="of:=[.F116]/([.A116]*[.A116]*[.C116])" office:value-type="float" office:value="0.0000000156545639038086" calcext:value-type="float">
            <text:p>1.57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65.45" calcext:value-type="float">
            <text:p>65.45</text:p>
          </table:table-cell>
          <table:table-cell office:value-type="float" office:value="65.72" calcext:value-type="float">
            <text:p>65.72</text:p>
          </table:table-cell>
          <table:table-cell office:value-type="float" office:value="0.629" calcext:value-type="float">
            <text:p>0.629</text:p>
          </table:table-cell>
          <table:table-cell table:formula="of:=[.E117]/([.A117] * [.A117])" office:value-type="float" office:value="0.0000156044960021973" calcext:value-type="float">
            <text:p>1.56E-05</text:p>
          </table:table-cell>
          <table:table-cell table:formula="of:=[.F117]/([.A117] * [.A117])" office:value-type="float" office:value="0.0000156688690185547" calcext:value-type="float">
            <text:p>1.57E-05</text:p>
          </table:table-cell>
          <table:table-cell table:formula="of:=[.E117]/[.C117]" office:value-type="float" office:value="0.06545" calcext:value-type="float">
            <text:p>6.55E-02</text:p>
          </table:table-cell>
          <table:table-cell table:formula="of:=[.F117]/[.C117]" office:value-type="float" office:value="0.06572" calcext:value-type="float">
            <text:p>6.57E-02</text:p>
          </table:table-cell>
          <table:table-cell table:formula="of:=[.E117]/([.A117]*[.A117]*[.C117])" office:value-type="float" office:value="0.0000000156044960021973" calcext:value-type="float">
            <text:p>1.56E-08</text:p>
          </table:table-cell>
          <table:table-cell table:formula="of:=[.F117]/([.A117]*[.A117]*[.C117])" office:value-type="float" office:value="0.0000000156688690185547" calcext:value-type="float">
            <text:p>1.57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65.9" calcext:value-type="float">
            <text:p>65.9</text:p>
          </table:table-cell>
          <table:table-cell office:value-type="float" office:value="65.92" calcext:value-type="float">
            <text:p>65.92</text:p>
          </table:table-cell>
          <table:table-cell office:value-type="float" office:value="0.14" calcext:value-type="float">
            <text:p>0.14</text:p>
          </table:table-cell>
          <table:table-cell table:formula="of:=[.E118]/([.A118] * [.A118])" office:value-type="float" office:value="0.000015711784362793" calcext:value-type="float">
            <text:p>1.57E-05</text:p>
          </table:table-cell>
          <table:table-cell table:formula="of:=[.F118]/([.A118] * [.A118])" office:value-type="float" office:value="0.000015716552734375" calcext:value-type="float">
            <text:p>1.57E-05</text:p>
          </table:table-cell>
          <table:table-cell table:formula="of:=[.E118]/[.C118]" office:value-type="float" office:value="0.0659" calcext:value-type="float">
            <text:p>6.59E-02</text:p>
          </table:table-cell>
          <table:table-cell table:formula="of:=[.F118]/[.C118]" office:value-type="float" office:value="0.06592" calcext:value-type="float">
            <text:p>6.59E-02</text:p>
          </table:table-cell>
          <table:table-cell table:formula="of:=[.E118]/([.A118]*[.A118]*[.C118])" office:value-type="float" office:value="0.000000015711784362793" calcext:value-type="float">
            <text:p>1.57E-08</text:p>
          </table:table-cell>
          <table:table-cell table:formula="of:=[.F118]/([.A118]*[.A118]*[.C118])" office:value-type="float" office:value="0.000000015716552734375" calcext:value-type="float">
            <text:p>1.57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65.9" calcext:value-type="float">
            <text:p>65.9</text:p>
          </table:table-cell>
          <table:table-cell office:value-type="float" office:value="66.14" calcext:value-type="float">
            <text:p>66.14</text:p>
          </table:table-cell>
          <table:table-cell office:value-type="float" office:value="0.758" calcext:value-type="float">
            <text:p>0.758</text:p>
          </table:table-cell>
          <table:table-cell table:formula="of:=[.E119]/([.A119] * [.A119])" office:value-type="float" office:value="0.000015711784362793" calcext:value-type="float">
            <text:p>1.57E-05</text:p>
          </table:table-cell>
          <table:table-cell table:formula="of:=[.F119]/([.A119] * [.A119])" office:value-type="float" office:value="0.0000157690048217773" calcext:value-type="float">
            <text:p>1.58E-05</text:p>
          </table:table-cell>
          <table:table-cell table:formula="of:=[.E119]/[.C119]" office:value-type="float" office:value="0.0659" calcext:value-type="float">
            <text:p>6.59E-02</text:p>
          </table:table-cell>
          <table:table-cell table:formula="of:=[.F119]/[.C119]" office:value-type="float" office:value="0.06614" calcext:value-type="float">
            <text:p>6.61E-02</text:p>
          </table:table-cell>
          <table:table-cell table:formula="of:=[.E119]/([.A119]*[.A119]*[.C119])" office:value-type="float" office:value="0.000000015711784362793" calcext:value-type="float">
            <text:p>1.57E-08</text:p>
          </table:table-cell>
          <table:table-cell table:formula="of:=[.F119]/([.A119]*[.A119]*[.C119])" office:value-type="float" office:value="0.0000000157690048217773" calcext:value-type="float">
            <text:p>1.58E-08</text:p>
          </table:table-cell>
          <table:table-cell table:style-name="ce4" table:formula="of:=AVERAGE([.L108:.L119])" office:value-type="float" office:value="0.0000000162790218989054" calcext:value-type="float">
            <text:p>1.63E-08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Default" table:number-columns-repeated="6"/>
          <table:table-cell/>
          <table:table-cell office:value-type="string" calcext:value-type="string">
            <text:p>DIM</text:p>
          </table:table-cell>
          <table:table-cell office:value-type="string" calcext:value-type="string">
            <text:p>Average Median Render Time</text:p>
          </table:table-cell>
          <table:table-cell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0.133" calcext:value-type="float">
            <text:p>0.133</text:p>
          </table:table-cell>
          <table:table-cell table:formula="of:=[.E121]/([.A121] * [.A121])" office:value-type="float" office:value="0.0000026702880859375" calcext:value-type="float">
            <text:p>2.67E-06</text:p>
          </table:table-cell>
          <table:table-cell table:formula="of:=[.F121]/([.A121] * [.A121])" office:value-type="float" office:value="0.00000274658203125" calcext:value-type="float">
            <text:p>2.75E-06</text:p>
          </table:table-cell>
          <table:table-cell table:formula="of:=[.E121]/[.C121]" office:value-type="float" office:value="0.07" calcext:value-type="float">
            <text:p>7.00E-02</text:p>
          </table:table-cell>
          <table:table-cell table:formula="of:=[.F121]/[.C121]" office:value-type="float" office:value="0.072" calcext:value-type="float">
            <text:p>7.20E-02</text:p>
          </table:table-cell>
          <table:table-cell table:formula="of:=[.E121]/([.A121]*[.A121]*[.C121])" office:value-type="float" office:value="0.00000026702880859375" calcext:value-type="float">
            <text:p>2.67E-07</text:p>
          </table:table-cell>
          <table:table-cell table:formula="of:=[.F121]/([.A121]*[.A121]*[.C121])" office:value-type="float" office:value="0.000000274658203125" calcext:value-type="float">
            <text:p>2.75E-0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.05833333333333" calcext:value-type="float">
            <text:p>2.05833333333333</text:p>
          </table:table-cell>
          <table:table-cell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office:value-type="float" office:value="0.04" calcext:value-type="float">
            <text:p>0.04</text:p>
          </table:table-cell>
          <table:table-cell table:formula="of:=[.E122]/([.A122] * [.A122])" office:value-type="float" office:value="0.0000026702880859375" calcext:value-type="float">
            <text:p>2.67E-06</text:p>
          </table:table-cell>
          <table:table-cell table:formula="of:=[.F122]/([.A122] * [.A122])" office:value-type="float" office:value="0.000002593994140625" calcext:value-type="float">
            <text:p>2.59E-06</text:p>
          </table:table-cell>
          <table:table-cell table:formula="of:=[.E122]/[.C122]" office:value-type="float" office:value="0.07" calcext:value-type="float">
            <text:p>7.00E-02</text:p>
          </table:table-cell>
          <table:table-cell table:formula="of:=[.F122]/[.C122]" office:value-type="float" office:value="0.068" calcext:value-type="float">
            <text:p>6.80E-02</text:p>
          </table:table-cell>
          <table:table-cell table:formula="of:=[.E122]/([.A122]*[.A122]*[.C122])" office:value-type="float" office:value="0.00000026702880859375" calcext:value-type="float">
            <text:p>2.67E-07</text:p>
          </table:table-cell>
          <table:table-cell table:formula="of:=[.F122]/([.A122]*[.A122]*[.C122])" office:value-type="float" office:value="0.0000002593994140625" calcext:value-type="float">
            <text:p>2.59E-07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7.44166666666667" calcext:value-type="float">
            <text:p>7.44166666666667</text:p>
          </table:table-cell>
          <table:table-cell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045" calcext:value-type="float">
            <text:p>0.045</text:p>
          </table:table-cell>
          <table:table-cell table:formula="of:=[.E123]/([.A123] * [.A123])" office:value-type="float" office:value="0.0000026702880859375" calcext:value-type="float">
            <text:p>2.67E-06</text:p>
          </table:table-cell>
          <table:table-cell table:formula="of:=[.F123]/([.A123] * [.A123])" office:value-type="float" office:value="0.0000026702880859375" calcext:value-type="float">
            <text:p>2.67E-06</text:p>
          </table:table-cell>
          <table:table-cell table:formula="of:=[.E123]/[.C123]" office:value-type="float" office:value="0.07" calcext:value-type="float">
            <text:p>7.00E-02</text:p>
          </table:table-cell>
          <table:table-cell table:formula="of:=[.F123]/[.C123]" office:value-type="float" office:value="0.07" calcext:value-type="float">
            <text:p>7.00E-02</text:p>
          </table:table-cell>
          <table:table-cell table:formula="of:=[.E123]/([.A123]*[.A123]*[.C123])" office:value-type="float" office:value="0.00000026702880859375" calcext:value-type="float">
            <text:p>2.67E-07</text:p>
          </table:table-cell>
          <table:table-cell table:formula="of:=[.F123]/([.A123]*[.A123]*[.C123])" office:value-type="float" office:value="0.00000026702880859375" calcext:value-type="float">
            <text:p>2.67E-07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28.5333333333333" calcext:value-type="float">
            <text:p>28.5333333333333</text:p>
          </table:table-cell>
          <table:table-cell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0.7" calcext:value-type="float">
            <text:p>0.7</text:p>
          </table:table-cell>
          <table:table-cell office:value-type="float" office:value="0.66" calcext:value-type="float">
            <text:p>0.66</text:p>
          </table:table-cell>
          <table:table-cell office:value-type="float" office:value="0.049" calcext:value-type="float">
            <text:p>0.049</text:p>
          </table:table-cell>
          <table:table-cell table:formula="of:=[.E124]/([.A124] * [.A124])" office:value-type="float" office:value="0.0000026702880859375" calcext:value-type="float">
            <text:p>2.67E-06</text:p>
          </table:table-cell>
          <table:table-cell table:formula="of:=[.F124]/([.A124] * [.A124])" office:value-type="float" office:value="0.0000025177001953125" calcext:value-type="float">
            <text:p>2.52E-06</text:p>
          </table:table-cell>
          <table:table-cell table:formula="of:=[.E124]/[.C124]" office:value-type="float" office:value="0.07" calcext:value-type="float">
            <text:p>7.00E-02</text:p>
          </table:table-cell>
          <table:table-cell table:formula="of:=[.F124]/[.C124]" office:value-type="float" office:value="0.066" calcext:value-type="float">
            <text:p>6.60E-02</text:p>
          </table:table-cell>
          <table:table-cell table:formula="of:=[.E124]/([.A124]*[.A124]*[.C124])" office:value-type="float" office:value="0.00000026702880859375" calcext:value-type="float">
            <text:p>2.67E-07</text:p>
          </table:table-cell>
          <table:table-cell table:formula="of:=[.F124]/([.A124]*[.A124]*[.C124])" office:value-type="float" office:value="0.00000025177001953125" calcext:value-type="float">
            <text:p>2.52E-07</text:p>
          </table:table-cell>
          <table:table-cell table:number-columns-repeated="2"/>
          <table:table-cell office:value-type="string" calcext:value-type="string">
            <text:p>Average Median Render Time Per Pixel Per Sphere</text:p>
          </table:table-cell>
          <table:table-cell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12" calcext:value-type="float">
            <text:p>0.12</text:p>
          </table:table-cell>
          <table:table-cell table:formula="of:=[.E125]/([.A125] * [.A125])" office:value-type="float" office:value="0.000003814697265625" calcext:value-type="float">
            <text:p>3.81E-06</text:p>
          </table:table-cell>
          <table:table-cell table:formula="of:=[.F125]/([.A125] * [.A125])" office:value-type="float" office:value="0.00000400543212890625" calcext:value-type="float">
            <text:p>4.01E-06</text:p>
          </table:table-cell>
          <table:table-cell table:formula="of:=[.E125]/[.C125]" office:value-type="float" office:value="0.01" calcext:value-type="float">
            <text:p>1.00E-02</text:p>
          </table:table-cell>
          <table:table-cell table:formula="of:=[.F125]/[.C125]" office:value-type="float" office:value="0.0105" calcext:value-type="float">
            <text:p>1.05E-02</text:p>
          </table:table-cell>
          <table:table-cell table:formula="of:=[.E125]/([.A125]*[.A125]*[.C125])" office:value-type="float" office:value="0.00000003814697265625" calcext:value-type="float">
            <text:p>3.81E-08</text:p>
          </table:table-cell>
          <table:table-cell table:formula="of:=[.F125]/([.A125]*[.A125]*[.C125])" office:value-type="float" office:value="0.0000000400543212890625" calcext:value-type="float">
            <text:p>4.01E-08</text:p>
          </table:table-cell>
          <table:table-cell table:number-columns-repeated="2"/>
          <table:table-cell office:value-type="float" office:value="0.000000107415517171224" calcext:value-type="float">
            <text:p>1.07415517171224E-07</text:p>
          </table:table-cell>
          <table:table-cell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0.046" calcext:value-type="float">
            <text:p>0.046</text:p>
          </table:table-cell>
          <table:table-cell table:formula="of:=[.E126]/([.A126] * [.A126])" office:value-type="float" office:value="0.000003814697265625" calcext:value-type="float">
            <text:p>3.81E-06</text:p>
          </table:table-cell>
          <table:table-cell table:formula="of:=[.F126]/([.A126] * [.A126])" office:value-type="float" office:value="0.00000392913818359375" calcext:value-type="float">
            <text:p>3.93E-06</text:p>
          </table:table-cell>
          <table:table-cell table:formula="of:=[.E126]/[.C126]" office:value-type="float" office:value="0.01" calcext:value-type="float">
            <text:p>1.00E-02</text:p>
          </table:table-cell>
          <table:table-cell table:formula="of:=[.F126]/[.C126]" office:value-type="float" office:value="0.0103" calcext:value-type="float">
            <text:p>1.03E-02</text:p>
          </table:table-cell>
          <table:table-cell table:formula="of:=[.E126]/([.A126]*[.A126]*[.C126])" office:value-type="float" office:value="0.00000003814697265625" calcext:value-type="float">
            <text:p>3.81E-08</text:p>
          </table:table-cell>
          <table:table-cell table:formula="of:=[.F126]/([.A126]*[.A126]*[.C126])" office:value-type="float" office:value="0.0000000392913818359375" calcext:value-type="float">
            <text:p>3.93E-08</text:p>
          </table:table-cell>
          <table:table-cell table:number-columns-repeated="2"/>
          <table:table-cell office:value-type="float" office:value="0.0000000812689463297526" calcext:value-type="float">
            <text:p>8.12689463297526E-08</text:p>
          </table:table-cell>
          <table:table-cell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15" calcext:value-type="float">
            <text:p>0.15</text:p>
          </table:table-cell>
          <table:table-cell table:formula="of:=[.E127]/([.A127] * [.A127])" office:value-type="float" office:value="0.000003814697265625" calcext:value-type="float">
            <text:p>3.81E-06</text:p>
          </table:table-cell>
          <table:table-cell table:formula="of:=[.F127]/([.A127] * [.A127])" office:value-type="float" office:value="0.00000400543212890625" calcext:value-type="float">
            <text:p>4.01E-06</text:p>
          </table:table-cell>
          <table:table-cell table:formula="of:=[.E127]/[.C127]" office:value-type="float" office:value="0.01" calcext:value-type="float">
            <text:p>1.00E-02</text:p>
          </table:table-cell>
          <table:table-cell table:formula="of:=[.F127]/[.C127]" office:value-type="float" office:value="0.0105" calcext:value-type="float">
            <text:p>1.05E-02</text:p>
          </table:table-cell>
          <table:table-cell table:formula="of:=[.E127]/([.A127]*[.A127]*[.C127])" office:value-type="float" office:value="0.00000003814697265625" calcext:value-type="float">
            <text:p>3.81E-08</text:p>
          </table:table-cell>
          <table:table-cell table:formula="of:=[.F127]/([.A127]*[.A127]*[.C127])" office:value-type="float" office:value="0.0000000400543212890625" calcext:value-type="float">
            <text:p>4.01E-08</text:p>
          </table:table-cell>
          <table:table-cell table:number-columns-repeated="2"/>
          <table:table-cell office:value-type="float" office:value="0.0000000733842452367147" calcext:value-type="float">
            <text:p>7.33842452367147E-08</text:p>
          </table:table-cell>
          <table:table-cell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06" calcext:value-type="float">
            <text:p>0.06</text:p>
          </table:table-cell>
          <table:table-cell table:formula="of:=[.E128]/([.A128] * [.A128])" office:value-type="float" office:value="0.000003814697265625" calcext:value-type="float">
            <text:p>3.81E-06</text:p>
          </table:table-cell>
          <table:table-cell table:formula="of:=[.F128]/([.A128] * [.A128])" office:value-type="float" office:value="0.0000038909912109375" calcext:value-type="float">
            <text:p>3.89E-06</text:p>
          </table:table-cell>
          <table:table-cell table:formula="of:=[.E128]/[.C128]" office:value-type="float" office:value="0.01" calcext:value-type="float">
            <text:p>1.00E-02</text:p>
          </table:table-cell>
          <table:table-cell table:formula="of:=[.F128]/[.C128]" office:value-type="float" office:value="0.0102" calcext:value-type="float">
            <text:p>1.02E-02</text:p>
          </table:table-cell>
          <table:table-cell table:formula="of:=[.E128]/([.A128]*[.A128]*[.C128])" office:value-type="float" office:value="0.00000003814697265625" calcext:value-type="float">
            <text:p>3.81E-08</text:p>
          </table:table-cell>
          <table:table-cell table:formula="of:=[.F128]/([.A128]*[.A128]*[.C128])" office:value-type="float" office:value="0.000000038909912109375" calcext:value-type="float">
            <text:p>3.89E-08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4.55" calcext:value-type="float">
            <text:p>4.55</text:p>
          </table:table-cell>
          <table:table-cell office:value-type="float" office:value="4.65" calcext:value-type="float">
            <text:p>4.65</text:p>
          </table:table-cell>
          <table:table-cell office:value-type="float" office:value="0.169" calcext:value-type="float">
            <text:p>0.169</text:p>
          </table:table-cell>
          <table:table-cell table:formula="of:=[.E129]/([.A129] * [.A129])" office:value-type="float" office:value="0.0000173568725585937" calcext:value-type="float">
            <text:p>1.74E-05</text:p>
          </table:table-cell>
          <table:table-cell table:formula="of:=[.F129]/([.A129] * [.A129])" office:value-type="float" office:value="0.0000177383422851563" calcext:value-type="float">
            <text:p>1.77E-05</text:p>
          </table:table-cell>
          <table:table-cell table:formula="of:=[.E129]/[.C129]" office:value-type="float" office:value="0.00455" calcext:value-type="float">
            <text:p>4.55E-03</text:p>
          </table:table-cell>
          <table:table-cell table:formula="of:=[.F129]/[.C129]" office:value-type="float" office:value="0.00465" calcext:value-type="float">
            <text:p>4.65E-03</text:p>
          </table:table-cell>
          <table:table-cell table:formula="of:=[.E129]/([.A129]*[.A129]*[.C129])" office:value-type="float" office:value="0.0000000173568725585938" calcext:value-type="float">
            <text:p>1.74E-08</text:p>
          </table:table-cell>
          <table:table-cell table:formula="of:=[.F129]/([.A129]*[.A129]*[.C129])" office:value-type="float" office:value="0.0000000177383422851563" calcext:value-type="float">
            <text:p>1.77E-08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4.5" calcext:value-type="float">
            <text:p>4.5</text:p>
          </table:table-cell>
          <table:table-cell office:value-type="float" office:value="4.53" calcext:value-type="float">
            <text:p>4.53</text:p>
          </table:table-cell>
          <table:table-cell office:value-type="float" office:value="0.046" calcext:value-type="float">
            <text:p>0.046</text:p>
          </table:table-cell>
          <table:table-cell table:formula="of:=[.E130]/([.A130] * [.A130])" office:value-type="float" office:value="0.0000171661376953125" calcext:value-type="float">
            <text:p>1.72E-05</text:p>
          </table:table-cell>
          <table:table-cell table:formula="of:=[.F130]/([.A130] * [.A130])" office:value-type="float" office:value="0.0000172805786132813" calcext:value-type="float">
            <text:p>1.73E-05</text:p>
          </table:table-cell>
          <table:table-cell table:formula="of:=[.E130]/[.C130]" office:value-type="float" office:value="0.0045" calcext:value-type="float">
            <text:p>4.50E-03</text:p>
          </table:table-cell>
          <table:table-cell table:formula="of:=[.F130]/[.C130]" office:value-type="float" office:value="0.00453" calcext:value-type="float">
            <text:p>4.53E-03</text:p>
          </table:table-cell>
          <table:table-cell table:formula="of:=[.E130]/([.A130]*[.A130]*[.C130])" office:value-type="float" office:value="0.0000000171661376953125" calcext:value-type="float">
            <text:p>1.72E-08</text:p>
          </table:table-cell>
          <table:table-cell table:formula="of:=[.F130]/([.A130]*[.A130]*[.C130])" office:value-type="float" office:value="0.0000000172805786132813" calcext:value-type="float">
            <text:p>1.73E-08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4.6" calcext:value-type="float">
            <text:p>4.6</text:p>
          </table:table-cell>
          <table:table-cell office:value-type="float" office:value="4.78" calcext:value-type="float">
            <text:p>4.78</text:p>
          </table:table-cell>
          <table:table-cell office:value-type="float" office:value="0.299" calcext:value-type="float">
            <text:p>0.299</text:p>
          </table:table-cell>
          <table:table-cell table:formula="of:=[.E131]/([.A131] * [.A131])" office:value-type="float" office:value="0.000017547607421875" calcext:value-type="float">
            <text:p>1.75E-05</text:p>
          </table:table-cell>
          <table:table-cell table:formula="of:=[.F131]/([.A131] * [.A131])" office:value-type="float" office:value="0.0000182342529296875" calcext:value-type="float">
            <text:p>1.82E-05</text:p>
          </table:table-cell>
          <table:table-cell table:formula="of:=[.E131]/[.C131]" office:value-type="float" office:value="0.0046" calcext:value-type="float">
            <text:p>4.60E-03</text:p>
          </table:table-cell>
          <table:table-cell table:formula="of:=[.F131]/[.C131]" office:value-type="float" office:value="0.00478" calcext:value-type="float">
            <text:p>4.78E-03</text:p>
          </table:table-cell>
          <table:table-cell table:formula="of:=[.E131]/([.A131]*[.A131]*[.C131])" office:value-type="float" office:value="0.000000017547607421875" calcext:value-type="float">
            <text:p>1.75E-08</text:p>
          </table:table-cell>
          <table:table-cell table:formula="of:=[.F131]/([.A131]*[.A131]*[.C131])" office:value-type="float" office:value="0.0000000182342529296875" calcext:value-type="float">
            <text:p>1.82E-08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4.25" calcext:value-type="float">
            <text:p>4.25</text:p>
          </table:table-cell>
          <table:table-cell office:value-type="float" office:value="4.29" calcext:value-type="float">
            <text:p>4.29</text:p>
          </table:table-cell>
          <table:table-cell office:value-type="float" office:value="0.221" calcext:value-type="float">
            <text:p>0.221</text:p>
          </table:table-cell>
          <table:table-cell table:formula="of:=[.E132]/([.A132] * [.A132])" office:value-type="float" office:value="0.0000162124633789062" calcext:value-type="float">
            <text:p>1.62E-05</text:p>
          </table:table-cell>
          <table:table-cell table:formula="of:=[.F132]/([.A132] * [.A132])" office:value-type="float" office:value="0.0000163650512695312" calcext:value-type="float">
            <text:p>1.64E-05</text:p>
          </table:table-cell>
          <table:table-cell table:formula="of:=[.E132]/[.C132]" office:value-type="float" office:value="0.00425" calcext:value-type="float">
            <text:p>4.25E-03</text:p>
          </table:table-cell>
          <table:table-cell table:formula="of:=[.F132]/[.C132]" office:value-type="float" office:value="0.00429" calcext:value-type="float">
            <text:p>4.29E-03</text:p>
          </table:table-cell>
          <table:table-cell table:formula="of:=[.E132]/([.A132]*[.A132]*[.C132])" office:value-type="float" office:value="0.0000000162124633789063" calcext:value-type="float">
            <text:p>1.62E-08</text:p>
          </table:table-cell>
          <table:table-cell table:formula="of:=[.F132]/([.A132]*[.A132]*[.C132])" office:value-type="float" office:value="0.0000000163650512695313" calcext:value-type="float">
            <text:p>1.64E-08</text:p>
          </table:table-cell>
          <table:table-cell table:style-name="ce4" table:formula="of:=AVERAGE([.L121:.L132])" office:value-type="float" office:value="0.000000107415517171224" calcext:value-type="float">
            <text:p>1.07E-07</text:p>
          </table:table-cell>
          <table:table-cell table:style-name="ce4" table:formula="of:=AVERAGE([.E121:.E132])" office:value-type="float" office:value="2.05833333333333" calcext:value-type="float">
            <text:p>2.06E+00</text:p>
          </table:table-cell>
          <table:table-cell table:number-columns-repeated="2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office:value-type="float" office:value="0.03" calcext:value-type="float">
            <text:p>0.03</text:p>
          </table:table-cell>
          <table:table-cell table:formula="of:=[.E133]/([.A133] * [.A133])" office:value-type="float" office:value="0.0000019073486328125" calcext:value-type="float">
            <text:p>1.91E-06</text:p>
          </table:table-cell>
          <table:table-cell table:formula="of:=[.F133]/([.A133] * [.A133])" office:value-type="float" office:value="0.00000189781188964844" calcext:value-type="float">
            <text:p>1.90E-06</text:p>
          </table:table-cell>
          <table:table-cell table:formula="of:=[.E133]/[.C133]" office:value-type="float" office:value="0.2" calcext:value-type="float">
            <text:p>2.00E-01</text:p>
          </table:table-cell>
          <table:table-cell table:formula="of:=[.F133]/[.C133]" office:value-type="float" office:value="0.199" calcext:value-type="float">
            <text:p>1.99E-01</text:p>
          </table:table-cell>
          <table:table-cell table:formula="of:=[.E133]/([.A133]*[.A133]*[.C133])" office:value-type="float" office:value="0.00000019073486328125" calcext:value-type="float">
            <text:p>1.91E-07</text:p>
          </table:table-cell>
          <table:table-cell table:formula="of:=[.F133]/([.A133]*[.A133]*[.C133])" office:value-type="float" office:value="0.000000189781188964844" calcext:value-type="float">
            <text:p>1.90E-07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2.1" calcext:value-type="float">
            <text:p>2.1</text:p>
          </table:table-cell>
          <table:table-cell office:value-type="float" office:value="2.07" calcext:value-type="float">
            <text:p>2.07</text:p>
          </table:table-cell>
          <table:table-cell office:value-type="float" office:value="0.078" calcext:value-type="float">
            <text:p>0.078</text:p>
          </table:table-cell>
          <table:table-cell table:formula="of:=[.E134]/([.A134] * [.A134])" office:value-type="float" office:value="0.00000200271606445312" calcext:value-type="float">
            <text:p>2.00E-06</text:p>
          </table:table-cell>
          <table:table-cell table:formula="of:=[.F134]/([.A134] * [.A134])" office:value-type="float" office:value="0.00000197410583496094" calcext:value-type="float">
            <text:p>1.97E-06</text:p>
          </table:table-cell>
          <table:table-cell table:formula="of:=[.E134]/[.C134]" office:value-type="float" office:value="0.21" calcext:value-type="float">
            <text:p>2.10E-01</text:p>
          </table:table-cell>
          <table:table-cell table:formula="of:=[.F134]/[.C134]" office:value-type="float" office:value="0.207" calcext:value-type="float">
            <text:p>2.07E-01</text:p>
          </table:table-cell>
          <table:table-cell table:formula="of:=[.E134]/([.A134]*[.A134]*[.C134])" office:value-type="float" office:value="0.000000200271606445313" calcext:value-type="float">
            <text:p>2.00E-07</text:p>
          </table:table-cell>
          <table:table-cell table:formula="of:=[.F134]/([.A134]*[.A134]*[.C134])" office:value-type="float" office:value="0.000000197410583496094" calcext:value-type="float">
            <text:p>1.97E-07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office:value-type="float" office:value="0.046" calcext:value-type="float">
            <text:p>0.046</text:p>
          </table:table-cell>
          <table:table-cell table:formula="of:=[.E135]/([.A135] * [.A135])" office:value-type="float" office:value="0.0000019073486328125" calcext:value-type="float">
            <text:p>1.91E-06</text:p>
          </table:table-cell>
          <table:table-cell table:formula="of:=[.F135]/([.A135] * [.A135])" office:value-type="float" office:value="0.00000187873840332031" calcext:value-type="float">
            <text:p>1.88E-06</text:p>
          </table:table-cell>
          <table:table-cell table:formula="of:=[.E135]/[.C135]" office:value-type="float" office:value="0.2" calcext:value-type="float">
            <text:p>2.00E-01</text:p>
          </table:table-cell>
          <table:table-cell table:formula="of:=[.F135]/[.C135]" office:value-type="float" office:value="0.197" calcext:value-type="float">
            <text:p>1.97E-01</text:p>
          </table:table-cell>
          <table:table-cell table:formula="of:=[.E135]/([.A135]*[.A135]*[.C135])" office:value-type="float" office:value="0.00000019073486328125" calcext:value-type="float">
            <text:p>1.91E-07</text:p>
          </table:table-cell>
          <table:table-cell table:formula="of:=[.F135]/([.A135]*[.A135]*[.C135])" office:value-type="float" office:value="0.000000187873840332031" calcext:value-type="float">
            <text:p>1.88E-07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2.1" calcext:value-type="float">
            <text:p>2.1</text:p>
          </table:table-cell>
          <table:table-cell office:value-type="float" office:value="2.06" calcext:value-type="float">
            <text:p>2.06</text:p>
          </table:table-cell>
          <table:table-cell office:value-type="float" office:value="0.049" calcext:value-type="float">
            <text:p>0.049</text:p>
          </table:table-cell>
          <table:table-cell table:formula="of:=[.E136]/([.A136] * [.A136])" office:value-type="float" office:value="0.00000200271606445312" calcext:value-type="float">
            <text:p>2.00E-06</text:p>
          </table:table-cell>
          <table:table-cell table:formula="of:=[.F136]/([.A136] * [.A136])" office:value-type="float" office:value="0.00000196456909179688" calcext:value-type="float">
            <text:p>1.96E-06</text:p>
          </table:table-cell>
          <table:table-cell table:formula="of:=[.E136]/[.C136]" office:value-type="float" office:value="0.21" calcext:value-type="float">
            <text:p>2.10E-01</text:p>
          </table:table-cell>
          <table:table-cell table:formula="of:=[.F136]/[.C136]" office:value-type="float" office:value="0.206" calcext:value-type="float">
            <text:p>2.06E-01</text:p>
          </table:table-cell>
          <table:table-cell table:formula="of:=[.E136]/([.A136]*[.A136]*[.C136])" office:value-type="float" office:value="0.000000200271606445313" calcext:value-type="float">
            <text:p>2.00E-07</text:p>
          </table:table-cell>
          <table:table-cell table:formula="of:=[.F136]/([.A136]*[.A136]*[.C136])" office:value-type="float" office:value="0.000000196456909179688" calcext:value-type="float">
            <text:p>1.96E-07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office:value-type="float" office:value="3.3" calcext:value-type="float">
            <text:p>3.3</text:p>
          </table:table-cell>
          <table:table-cell office:value-type="float" office:value="3.34" calcext:value-type="float">
            <text:p>3.34</text:p>
          </table:table-cell>
          <table:table-cell office:value-type="float" office:value="0.066" calcext:value-type="float">
            <text:p>0.066</text:p>
          </table:table-cell>
          <table:table-cell table:formula="of:=[.E137]/([.A137] * [.A137])" office:value-type="float" office:value="0.00000314712524414062" calcext:value-type="float">
            <text:p>3.15E-06</text:p>
          </table:table-cell>
          <table:table-cell table:formula="of:=[.F137]/([.A137] * [.A137])" office:value-type="float" office:value="0.00000318527221679687" calcext:value-type="float">
            <text:p>3.19E-06</text:p>
          </table:table-cell>
          <table:table-cell table:formula="of:=[.E137]/[.C137]" office:value-type="float" office:value="0.033" calcext:value-type="float">
            <text:p>3.30E-02</text:p>
          </table:table-cell>
          <table:table-cell table:formula="of:=[.F137]/[.C137]" office:value-type="float" office:value="0.0334" calcext:value-type="float">
            <text:p>3.34E-02</text:p>
          </table:table-cell>
          <table:table-cell table:formula="of:=[.E137]/([.A137]*[.A137]*[.C137])" office:value-type="float" office:value="0.0000000314712524414062" calcext:value-type="float">
            <text:p>3.15E-08</text:p>
          </table:table-cell>
          <table:table-cell table:formula="of:=[.F137]/([.A137]*[.A137]*[.C137])" office:value-type="float" office:value="0.0000000318527221679687" calcext:value-type="float">
            <text:p>3.19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3.4" calcext:value-type="float">
            <text:p>3.4</text:p>
          </table:table-cell>
          <table:table-cell office:value-type="float" office:value="3.41" calcext:value-type="float">
            <text:p>3.41</text:p>
          </table:table-cell>
          <table:table-cell office:value-type="float" office:value="0.083" calcext:value-type="float">
            <text:p>0.083</text:p>
          </table:table-cell>
          <table:table-cell table:formula="of:=[.E138]/([.A138] * [.A138])" office:value-type="float" office:value="0.00000324249267578125" calcext:value-type="float">
            <text:p>3.24E-06</text:p>
          </table:table-cell>
          <table:table-cell table:formula="of:=[.F138]/([.A138] * [.A138])" office:value-type="float" office:value="0.00000325202941894531" calcext:value-type="float">
            <text:p>3.25E-06</text:p>
          </table:table-cell>
          <table:table-cell table:formula="of:=[.E138]/[.C138]" office:value-type="float" office:value="0.034" calcext:value-type="float">
            <text:p>3.40E-02</text:p>
          </table:table-cell>
          <table:table-cell table:formula="of:=[.F138]/[.C138]" office:value-type="float" office:value="0.0341" calcext:value-type="float">
            <text:p>3.41E-02</text:p>
          </table:table-cell>
          <table:table-cell table:formula="of:=[.E138]/([.A138]*[.A138]*[.C138])" office:value-type="float" office:value="0.0000000324249267578125" calcext:value-type="float">
            <text:p>3.24E-08</text:p>
          </table:table-cell>
          <table:table-cell table:formula="of:=[.F138]/([.A138]*[.A138]*[.C138])" office:value-type="float" office:value="0.0000000325202941894531" calcext:value-type="float">
            <text:p>3.25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0.141" calcext:value-type="float">
            <text:p>0.141</text:p>
          </table:table-cell>
          <table:table-cell table:formula="of:=[.E139]/([.A139] * [.A139])" office:value-type="float" office:value="0.00000324249267578125" calcext:value-type="float">
            <text:p>3.24E-06</text:p>
          </table:table-cell>
          <table:table-cell table:formula="of:=[.F139]/([.A139] * [.A139])" office:value-type="float" office:value="0.00000324249267578125" calcext:value-type="float">
            <text:p>3.24E-06</text:p>
          </table:table-cell>
          <table:table-cell table:formula="of:=[.E139]/[.C139]" office:value-type="float" office:value="0.034" calcext:value-type="float">
            <text:p>3.40E-02</text:p>
          </table:table-cell>
          <table:table-cell table:formula="of:=[.F139]/[.C139]" office:value-type="float" office:value="0.034" calcext:value-type="float">
            <text:p>3.40E-02</text:p>
          </table:table-cell>
          <table:table-cell table:formula="of:=[.E139]/([.A139]*[.A139]*[.C139])" office:value-type="float" office:value="0.0000000324249267578125" calcext:value-type="float">
            <text:p>3.24E-08</text:p>
          </table:table-cell>
          <table:table-cell table:formula="of:=[.F139]/([.A139]*[.A139]*[.C139])" office:value-type="float" office:value="0.0000000324249267578125" calcext:value-type="float">
            <text:p>3.24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3.4" calcext:value-type="float">
            <text:p>3.4</text:p>
          </table:table-cell>
          <table:table-cell office:value-type="float" office:value="3.41" calcext:value-type="float">
            <text:p>3.41</text:p>
          </table:table-cell>
          <table:table-cell office:value-type="float" office:value="0.083" calcext:value-type="float">
            <text:p>0.083</text:p>
          </table:table-cell>
          <table:table-cell table:formula="of:=[.E140]/([.A140] * [.A140])" office:value-type="float" office:value="0.00000324249267578125" calcext:value-type="float">
            <text:p>3.24E-06</text:p>
          </table:table-cell>
          <table:table-cell table:formula="of:=[.F140]/([.A140] * [.A140])" office:value-type="float" office:value="0.00000325202941894531" calcext:value-type="float">
            <text:p>3.25E-06</text:p>
          </table:table-cell>
          <table:table-cell table:formula="of:=[.E140]/[.C140]" office:value-type="float" office:value="0.034" calcext:value-type="float">
            <text:p>3.40E-02</text:p>
          </table:table-cell>
          <table:table-cell table:formula="of:=[.F140]/[.C140]" office:value-type="float" office:value="0.0341" calcext:value-type="float">
            <text:p>3.41E-02</text:p>
          </table:table-cell>
          <table:table-cell table:formula="of:=[.E140]/([.A140]*[.A140]*[.C140])" office:value-type="float" office:value="0.0000000324249267578125" calcext:value-type="float">
            <text:p>3.24E-08</text:p>
          </table:table-cell>
          <table:table-cell table:formula="of:=[.F140]/([.A140]*[.A140]*[.C140])" office:value-type="float" office:value="0.0000000325202941894531" calcext:value-type="float">
            <text:p>3.25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16.65" calcext:value-type="float">
            <text:p>16.65</text:p>
          </table:table-cell>
          <table:table-cell office:value-type="float" office:value="16.67" calcext:value-type="float">
            <text:p>16.67</text:p>
          </table:table-cell>
          <table:table-cell office:value-type="float" office:value="0.09" calcext:value-type="float">
            <text:p>0.09</text:p>
          </table:table-cell>
          <table:table-cell table:formula="of:=[.E141]/([.A141] * [.A141])" office:value-type="float" office:value="0.0000158786773681641" calcext:value-type="float">
            <text:p>1.59E-05</text:p>
          </table:table-cell>
          <table:table-cell table:formula="of:=[.F141]/([.A141] * [.A141])" office:value-type="float" office:value="0.0000158977508544922" calcext:value-type="float">
            <text:p>1.59E-05</text:p>
          </table:table-cell>
          <table:table-cell table:formula="of:=[.E141]/[.C141]" office:value-type="float" office:value="0.01665" calcext:value-type="float">
            <text:p>1.67E-02</text:p>
          </table:table-cell>
          <table:table-cell table:formula="of:=[.F141]/[.C141]" office:value-type="float" office:value="0.01667" calcext:value-type="float">
            <text:p>1.67E-02</text:p>
          </table:table-cell>
          <table:table-cell table:formula="of:=[.E141]/([.A141]*[.A141]*[.C141])" office:value-type="float" office:value="0.0000000158786773681641" calcext:value-type="float">
            <text:p>1.59E-08</text:p>
          </table:table-cell>
          <table:table-cell table:formula="of:=[.F141]/([.A141]*[.A141]*[.C141])" office:value-type="float" office:value="0.0000000158977508544922" calcext:value-type="float">
            <text:p>1.59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16.8" calcext:value-type="float">
            <text:p>16.8</text:p>
          </table:table-cell>
          <table:table-cell office:value-type="float" office:value="17.61" calcext:value-type="float">
            <text:p>17.61</text:p>
          </table:table-cell>
          <table:table-cell office:value-type="float" office:value="1.306" calcext:value-type="float">
            <text:p>1.306</text:p>
          </table:table-cell>
          <table:table-cell table:formula="of:=[.E142]/([.A142] * [.A142])" office:value-type="float" office:value="0.000016021728515625" calcext:value-type="float">
            <text:p>1.60E-05</text:p>
          </table:table-cell>
          <table:table-cell table:formula="of:=[.F142]/([.A142] * [.A142])" office:value-type="float" office:value="0.0000167942047119141" calcext:value-type="float">
            <text:p>1.68E-05</text:p>
          </table:table-cell>
          <table:table-cell table:formula="of:=[.E142]/[.C142]" office:value-type="float" office:value="0.0168" calcext:value-type="float">
            <text:p>1.68E-02</text:p>
          </table:table-cell>
          <table:table-cell table:formula="of:=[.F142]/[.C142]" office:value-type="float" office:value="0.01761" calcext:value-type="float">
            <text:p>1.76E-02</text:p>
          </table:table-cell>
          <table:table-cell table:formula="of:=[.E142]/([.A142]*[.A142]*[.C142])" office:value-type="float" office:value="0.000000016021728515625" calcext:value-type="float">
            <text:p>1.60E-08</text:p>
          </table:table-cell>
          <table:table-cell table:formula="of:=[.F142]/([.A142]*[.A142]*[.C142])" office:value-type="float" office:value="0.0000000167942047119141" calcext:value-type="float">
            <text:p>1.68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table:number-columns-repeated="2" office:value-type="float" office:value="17.05" calcext:value-type="float">
            <text:p>17.05</text:p>
          </table:table-cell>
          <table:table-cell office:value-type="float" office:value="0.05" calcext:value-type="float">
            <text:p>0.05</text:p>
          </table:table-cell>
          <table:table-cell table:formula="of:=[.E143]/([.A143] * [.A143])" office:value-type="float" office:value="0.0000162601470947266" calcext:value-type="float">
            <text:p>1.63E-05</text:p>
          </table:table-cell>
          <table:table-cell table:formula="of:=[.F143]/([.A143] * [.A143])" office:value-type="float" office:value="0.0000162601470947266" calcext:value-type="float">
            <text:p>1.63E-05</text:p>
          </table:table-cell>
          <table:table-cell table:formula="of:=[.E143]/[.C143]" office:value-type="float" office:value="0.01705" calcext:value-type="float">
            <text:p>1.71E-02</text:p>
          </table:table-cell>
          <table:table-cell table:formula="of:=[.F143]/[.C143]" office:value-type="float" office:value="0.01705" calcext:value-type="float">
            <text:p>1.71E-02</text:p>
          </table:table-cell>
          <table:table-cell table:formula="of:=[.E143]/([.A143]*[.A143]*[.C143])" office:value-type="float" office:value="0.0000000162601470947266" calcext:value-type="float">
            <text:p>1.63E-08</text:p>
          </table:table-cell>
          <table:table-cell table:formula="of:=[.F143]/([.A143]*[.A143]*[.C143])" office:value-type="float" office:value="0.0000000162601470947266" calcext:value-type="float">
            <text:p>1.63E-08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table:number-columns-repeated="2"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  <table:table-cell table:formula="of:=[.E144]/([.A144] * [.A144])" office:value-type="float" office:value="0.0000163078308105469" calcext:value-type="float">
            <text:p>1.63E-05</text:p>
          </table:table-cell>
          <table:table-cell table:formula="of:=[.F144]/([.A144] * [.A144])" office:value-type="float" office:value="0.0000163078308105469" calcext:value-type="float">
            <text:p>1.63E-05</text:p>
          </table:table-cell>
          <table:table-cell table:formula="of:=[.E144]/[.C144]" office:value-type="float" office:value="0.0171" calcext:value-type="float">
            <text:p>1.71E-02</text:p>
          </table:table-cell>
          <table:table-cell table:formula="of:=[.F144]/[.C144]" office:value-type="float" office:value="0.0171" calcext:value-type="float">
            <text:p>1.71E-02</text:p>
          </table:table-cell>
          <table:table-cell table:formula="of:=[.E144]/([.A144]*[.A144]*[.C144])" office:value-type="float" office:value="0.0000000163078308105469" calcext:value-type="float">
            <text:p>1.63E-08</text:p>
          </table:table-cell>
          <table:table-cell table:formula="of:=[.F144]/([.A144]*[.A144]*[.C144])" office:value-type="float" office:value="0.0000000163078308105469" calcext:value-type="float">
            <text:p>1.63E-08</text:p>
          </table:table-cell>
          <table:table-cell table:style-name="ce4" table:formula="of:=AVERAGE([.L133:.L144])" office:value-type="float" office:value="0.0000000812689463297526" calcext:value-type="float">
            <text:p>8.13E-08</text:p>
          </table:table-cell>
          <table:table-cell table:style-name="ce4" table:formula="of:=AVERAGE([.E133:.E144])" office:value-type="float" office:value="7.44166666666667" calcext:value-type="float">
            <text:p>7.44E+00</text:p>
          </table:table-cell>
          <table:table-cell table:number-columns-repeated="2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office:value-type="float" office:value="7.2" calcext:value-type="float">
            <text:p>7.2</text:p>
          </table:table-cell>
          <table:table-cell office:value-type="float" office:value="7.21" calcext:value-type="float">
            <text:p>7.21</text:p>
          </table:table-cell>
          <table:table-cell office:value-type="float" office:value="0.083" calcext:value-type="float">
            <text:p>0.083</text:p>
          </table:table-cell>
          <table:table-cell table:formula="of:=[.E145]/([.A145] * [.A145])" office:value-type="float" office:value="0.00000171661376953125" calcext:value-type="float">
            <text:p>1.72E-06</text:p>
          </table:table-cell>
          <table:table-cell table:formula="of:=[.F145]/([.A145] * [.A145])" office:value-type="float" office:value="0.00000171899795532227" calcext:value-type="float">
            <text:p>1.72E-06</text:p>
          </table:table-cell>
          <table:table-cell table:formula="of:=[.E145]/[.C145]" office:value-type="float" office:value="0.72" calcext:value-type="float">
            <text:p>7.20E-01</text:p>
          </table:table-cell>
          <table:table-cell table:formula="of:=[.F145]/[.C145]" office:value-type="float" office:value="0.721" calcext:value-type="float">
            <text:p>7.21E-01</text:p>
          </table:table-cell>
          <table:table-cell table:formula="of:=[.E145]/([.A145]*[.A145]*[.C145])" office:value-type="float" office:value="0.000000171661376953125" calcext:value-type="float">
            <text:p>1.72E-07</text:p>
          </table:table-cell>
          <table:table-cell table:formula="of:=[.F145]/([.A145]*[.A145]*[.C145])" office:value-type="float" office:value="0.000000171899795532227" calcext:value-type="float">
            <text:p>1.72E-07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7.4" calcext:value-type="float">
            <text:p>7.4</text:p>
          </table:table-cell>
          <table:table-cell office:value-type="float" office:value="7.36" calcext:value-type="float">
            <text:p>7.36</text:p>
          </table:table-cell>
          <table:table-cell office:value-type="float" office:value="0.156" calcext:value-type="float">
            <text:p>0.156</text:p>
          </table:table-cell>
          <table:table-cell table:formula="of:=[.E146]/([.A146] * [.A146])" office:value-type="float" office:value="0.00000176429748535156" calcext:value-type="float">
            <text:p>1.76E-06</text:p>
          </table:table-cell>
          <table:table-cell table:formula="of:=[.F146]/([.A146] * [.A146])" office:value-type="float" office:value="0.0000017547607421875" calcext:value-type="float">
            <text:p>1.75E-06</text:p>
          </table:table-cell>
          <table:table-cell table:formula="of:=[.E146]/[.C146]" office:value-type="float" office:value="0.74" calcext:value-type="float">
            <text:p>7.40E-01</text:p>
          </table:table-cell>
          <table:table-cell table:formula="of:=[.F146]/[.C146]" office:value-type="float" office:value="0.736" calcext:value-type="float">
            <text:p>7.36E-01</text:p>
          </table:table-cell>
          <table:table-cell table:formula="of:=[.E146]/([.A146]*[.A146]*[.C146])" office:value-type="float" office:value="0.000000176429748535156" calcext:value-type="float">
            <text:p>1.76E-07</text:p>
          </table:table-cell>
          <table:table-cell table:formula="of:=[.F146]/([.A146]*[.A146]*[.C146])" office:value-type="float" office:value="0.00000017547607421875" calcext:value-type="float">
            <text:p>1.75E-07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office:value-type="float" office:value="7.3" calcext:value-type="float">
            <text:p>7.3</text:p>
          </table:table-cell>
          <table:table-cell office:value-type="float" office:value="7.28" calcext:value-type="float">
            <text:p>7.28</text:p>
          </table:table-cell>
          <table:table-cell office:value-type="float" office:value="0.04" calcext:value-type="float">
            <text:p>0.04</text:p>
          </table:table-cell>
          <table:table-cell table:formula="of:=[.E147]/([.A147] * [.A147])" office:value-type="float" office:value="0.00000174045562744141" calcext:value-type="float">
            <text:p>1.74E-06</text:p>
          </table:table-cell>
          <table:table-cell table:formula="of:=[.F147]/([.A147] * [.A147])" office:value-type="float" office:value="0.00000173568725585938" calcext:value-type="float">
            <text:p>1.74E-06</text:p>
          </table:table-cell>
          <table:table-cell table:formula="of:=[.E147]/[.C147]" office:value-type="float" office:value="0.73" calcext:value-type="float">
            <text:p>7.30E-01</text:p>
          </table:table-cell>
          <table:table-cell table:formula="of:=[.F147]/[.C147]" office:value-type="float" office:value="0.728" calcext:value-type="float">
            <text:p>7.28E-01</text:p>
          </table:table-cell>
          <table:table-cell table:formula="of:=[.E147]/([.A147]*[.A147]*[.C147])" office:value-type="float" office:value="0.000000174045562744141" calcext:value-type="float">
            <text:p>1.74E-07</text:p>
          </table:table-cell>
          <table:table-cell table:formula="of:=[.F147]/([.A147]*[.A147]*[.C147])" office:value-type="float" office:value="0.000000173568725585938" calcext:value-type="float">
            <text:p>1.74E-07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7.35" calcext:value-type="float">
            <text:p>7.35</text:p>
          </table:table-cell>
          <table:table-cell office:value-type="float" office:value="7.38" calcext:value-type="float">
            <text:p>7.38</text:p>
          </table:table-cell>
          <table:table-cell office:value-type="float" office:value="0.117" calcext:value-type="float">
            <text:p>0.117</text:p>
          </table:table-cell>
          <table:table-cell table:formula="of:=[.E148]/([.A148] * [.A148])" office:value-type="float" office:value="0.00000175237655639648" calcext:value-type="float">
            <text:p>1.75E-06</text:p>
          </table:table-cell>
          <table:table-cell table:formula="of:=[.F148]/([.A148] * [.A148])" office:value-type="float" office:value="0.00000175952911376953" calcext:value-type="float">
            <text:p>1.76E-06</text:p>
          </table:table-cell>
          <table:table-cell table:formula="of:=[.E148]/[.C148]" office:value-type="float" office:value="0.735" calcext:value-type="float">
            <text:p>7.35E-01</text:p>
          </table:table-cell>
          <table:table-cell table:formula="of:=[.F148]/[.C148]" office:value-type="float" office:value="0.738" calcext:value-type="float">
            <text:p>7.38E-01</text:p>
          </table:table-cell>
          <table:table-cell table:formula="of:=[.E148]/([.A148]*[.A148]*[.C148])" office:value-type="float" office:value="0.000000175237655639648" calcext:value-type="float">
            <text:p>1.75E-07</text:p>
          </table:table-cell>
          <table:table-cell table:formula="of:=[.F148]/([.A148]*[.A148]*[.C148])" office:value-type="float" office:value="0.000000175952911376953" calcext:value-type="float">
            <text:p>1.76E-07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office:value-type="float" office:value="12.5" calcext:value-type="float">
            <text:p>12.5</text:p>
          </table:table-cell>
          <table:table-cell office:value-type="float" office:value="12.47" calcext:value-type="float">
            <text:p>12.47</text:p>
          </table:table-cell>
          <table:table-cell office:value-type="float" office:value="0.064" calcext:value-type="float">
            <text:p>0.064</text:p>
          </table:table-cell>
          <table:table-cell table:formula="of:=[.E149]/([.A149] * [.A149])" office:value-type="float" office:value="0.00000298023223876953" calcext:value-type="float">
            <text:p>2.98E-06</text:p>
          </table:table-cell>
          <table:table-cell table:formula="of:=[.F149]/([.A149] * [.A149])" office:value-type="float" office:value="0.00000297307968139648" calcext:value-type="float">
            <text:p>2.97E-06</text:p>
          </table:table-cell>
          <table:table-cell table:formula="of:=[.E149]/[.C149]" office:value-type="float" office:value="0.125" calcext:value-type="float">
            <text:p>1.25E-01</text:p>
          </table:table-cell>
          <table:table-cell table:formula="of:=[.F149]/[.C149]" office:value-type="float" office:value="0.1247" calcext:value-type="float">
            <text:p>1.25E-01</text:p>
          </table:table-cell>
          <table:table-cell table:formula="of:=[.E149]/([.A149]*[.A149]*[.C149])" office:value-type="float" office:value="0.0000000298023223876953" calcext:value-type="float">
            <text:p>2.98E-08</text:p>
          </table:table-cell>
          <table:table-cell table:formula="of:=[.F149]/([.A149]*[.A149]*[.C149])" office:value-type="float" office:value="0.0000000297307968139648" calcext:value-type="float">
            <text:p>2.97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12.7" calcext:value-type="float">
            <text:p>12.7</text:p>
          </table:table-cell>
          <table:table-cell office:value-type="float" office:value="12.68" calcext:value-type="float">
            <text:p>12.68</text:p>
          </table:table-cell>
          <table:table-cell office:value-type="float" office:value="0.04" calcext:value-type="float">
            <text:p>0.04</text:p>
          </table:table-cell>
          <table:table-cell table:formula="of:=[.E150]/([.A150] * [.A150])" office:value-type="float" office:value="0.00000302791595458984" calcext:value-type="float">
            <text:p>3.03E-06</text:p>
          </table:table-cell>
          <table:table-cell table:formula="of:=[.F150]/([.A150] * [.A150])" office:value-type="float" office:value="0.00000302314758300781" calcext:value-type="float">
            <text:p>3.02E-06</text:p>
          </table:table-cell>
          <table:table-cell table:formula="of:=[.E150]/[.C150]" office:value-type="float" office:value="0.127" calcext:value-type="float">
            <text:p>1.27E-01</text:p>
          </table:table-cell>
          <table:table-cell table:formula="of:=[.F150]/[.C150]" office:value-type="float" office:value="0.1268" calcext:value-type="float">
            <text:p>1.27E-01</text:p>
          </table:table-cell>
          <table:table-cell table:formula="of:=[.E150]/([.A150]*[.A150]*[.C150])" office:value-type="float" office:value="0.0000000302791595458984" calcext:value-type="float">
            <text:p>3.03E-08</text:p>
          </table:table-cell>
          <table:table-cell table:formula="of:=[.F150]/([.A150]*[.A150]*[.C150])" office:value-type="float" office:value="0.0000000302314758300781" calcext:value-type="float">
            <text:p>3.02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office:value-type="float" office:value="12.7" calcext:value-type="float">
            <text:p>12.7</text:p>
          </table:table-cell>
          <table:table-cell office:value-type="float" office:value="12.65" calcext:value-type="float">
            <text:p>12.65</text:p>
          </table:table-cell>
          <table:table-cell office:value-type="float" office:value="0.081" calcext:value-type="float">
            <text:p>0.081</text:p>
          </table:table-cell>
          <table:table-cell table:formula="of:=[.E151]/([.A151] * [.A151])" office:value-type="float" office:value="0.00000302791595458984" calcext:value-type="float">
            <text:p>3.03E-06</text:p>
          </table:table-cell>
          <table:table-cell table:formula="of:=[.F151]/([.A151] * [.A151])" office:value-type="float" office:value="0.00000301599502563477" calcext:value-type="float">
            <text:p>3.02E-06</text:p>
          </table:table-cell>
          <table:table-cell table:formula="of:=[.E151]/[.C151]" office:value-type="float" office:value="0.127" calcext:value-type="float">
            <text:p>1.27E-01</text:p>
          </table:table-cell>
          <table:table-cell table:formula="of:=[.F151]/[.C151]" office:value-type="float" office:value="0.1265" calcext:value-type="float">
            <text:p>1.27E-01</text:p>
          </table:table-cell>
          <table:table-cell table:formula="of:=[.E151]/([.A151]*[.A151]*[.C151])" office:value-type="float" office:value="0.0000000302791595458984" calcext:value-type="float">
            <text:p>3.03E-08</text:p>
          </table:table-cell>
          <table:table-cell table:formula="of:=[.F151]/([.A151]*[.A151]*[.C151])" office:value-type="float" office:value="0.0000000301599502563477" calcext:value-type="float">
            <text:p>3.02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12.7" calcext:value-type="float">
            <text:p>12.7</text:p>
          </table:table-cell>
          <table:table-cell office:value-type="float" office:value="12.71" calcext:value-type="float">
            <text:p>12.71</text:p>
          </table:table-cell>
          <table:table-cell office:value-type="float" office:value="0.07" calcext:value-type="float">
            <text:p>0.07</text:p>
          </table:table-cell>
          <table:table-cell table:formula="of:=[.E152]/([.A152] * [.A152])" office:value-type="float" office:value="0.00000302791595458984" calcext:value-type="float">
            <text:p>3.03E-06</text:p>
          </table:table-cell>
          <table:table-cell table:formula="of:=[.F152]/([.A152] * [.A152])" office:value-type="float" office:value="0.00000303030014038086" calcext:value-type="float">
            <text:p>3.03E-06</text:p>
          </table:table-cell>
          <table:table-cell table:formula="of:=[.E152]/[.C152]" office:value-type="float" office:value="0.127" calcext:value-type="float">
            <text:p>1.27E-01</text:p>
          </table:table-cell>
          <table:table-cell table:formula="of:=[.F152]/[.C152]" office:value-type="float" office:value="0.1271" calcext:value-type="float">
            <text:p>1.27E-01</text:p>
          </table:table-cell>
          <table:table-cell table:formula="of:=[.E152]/([.A152]*[.A152]*[.C152])" office:value-type="float" office:value="0.0000000302791595458984" calcext:value-type="float">
            <text:p>3.03E-08</text:p>
          </table:table-cell>
          <table:table-cell table:formula="of:=[.F152]/([.A152]*[.A152]*[.C152])" office:value-type="float" office:value="0.0000000303030014038086" calcext:value-type="float">
            <text:p>3.03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65.3" calcext:value-type="float">
            <text:p>65.3</text:p>
          </table:table-cell>
          <table:table-cell office:value-type="float" office:value="65.66" calcext:value-type="float">
            <text:p>65.66</text:p>
          </table:table-cell>
          <table:table-cell office:value-type="float" office:value="0.796" calcext:value-type="float">
            <text:p>0.796</text:p>
          </table:table-cell>
          <table:table-cell table:formula="of:=[.E153]/([.A153] * [.A153])" office:value-type="float" office:value="0.000015568733215332" calcext:value-type="float">
            <text:p>1.56E-05</text:p>
          </table:table-cell>
          <table:table-cell table:formula="of:=[.F153]/([.A153] * [.A153])" office:value-type="float" office:value="0.0000156545639038086" calcext:value-type="float">
            <text:p>1.57E-05</text:p>
          </table:table-cell>
          <table:table-cell table:formula="of:=[.E153]/[.C153]" office:value-type="float" office:value="0.0653" calcext:value-type="float">
            <text:p>6.53E-02</text:p>
          </table:table-cell>
          <table:table-cell table:formula="of:=[.F153]/[.C153]" office:value-type="float" office:value="0.06566" calcext:value-type="float">
            <text:p>6.57E-02</text:p>
          </table:table-cell>
          <table:table-cell table:formula="of:=[.E153]/([.A153]*[.A153]*[.C153])" office:value-type="float" office:value="0.000000015568733215332" calcext:value-type="float">
            <text:p>1.56E-08</text:p>
          </table:table-cell>
          <table:table-cell table:formula="of:=[.F153]/([.A153]*[.A153]*[.C153])" office:value-type="float" office:value="0.0000000156545639038086" calcext:value-type="float">
            <text:p>1.57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65.45" calcext:value-type="float">
            <text:p>65.45</text:p>
          </table:table-cell>
          <table:table-cell office:value-type="float" office:value="65.72" calcext:value-type="float">
            <text:p>65.72</text:p>
          </table:table-cell>
          <table:table-cell office:value-type="float" office:value="0.629" calcext:value-type="float">
            <text:p>0.629</text:p>
          </table:table-cell>
          <table:table-cell table:formula="of:=[.E154]/([.A154] * [.A154])" office:value-type="float" office:value="0.0000156044960021973" calcext:value-type="float">
            <text:p>1.56E-05</text:p>
          </table:table-cell>
          <table:table-cell table:formula="of:=[.F154]/([.A154] * [.A154])" office:value-type="float" office:value="0.0000156688690185547" calcext:value-type="float">
            <text:p>1.57E-05</text:p>
          </table:table-cell>
          <table:table-cell table:formula="of:=[.E154]/[.C154]" office:value-type="float" office:value="0.06545" calcext:value-type="float">
            <text:p>6.55E-02</text:p>
          </table:table-cell>
          <table:table-cell table:formula="of:=[.F154]/[.C154]" office:value-type="float" office:value="0.06572" calcext:value-type="float">
            <text:p>6.57E-02</text:p>
          </table:table-cell>
          <table:table-cell table:formula="of:=[.E154]/([.A154]*[.A154]*[.C154])" office:value-type="float" office:value="0.0000000156044960021973" calcext:value-type="float">
            <text:p>1.56E-08</text:p>
          </table:table-cell>
          <table:table-cell table:formula="of:=[.F154]/([.A154]*[.A154]*[.C154])" office:value-type="float" office:value="0.0000000156688690185547" calcext:value-type="float">
            <text:p>1.57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65.9" calcext:value-type="float">
            <text:p>65.9</text:p>
          </table:table-cell>
          <table:table-cell office:value-type="float" office:value="65.92" calcext:value-type="float">
            <text:p>65.92</text:p>
          </table:table-cell>
          <table:table-cell office:value-type="float" office:value="0.14" calcext:value-type="float">
            <text:p>0.14</text:p>
          </table:table-cell>
          <table:table-cell table:formula="of:=[.E155]/([.A155] * [.A155])" office:value-type="float" office:value="0.000015711784362793" calcext:value-type="float">
            <text:p>1.57E-05</text:p>
          </table:table-cell>
          <table:table-cell table:formula="of:=[.F155]/([.A155] * [.A155])" office:value-type="float" office:value="0.000015716552734375" calcext:value-type="float">
            <text:p>1.57E-05</text:p>
          </table:table-cell>
          <table:table-cell table:formula="of:=[.E155]/[.C155]" office:value-type="float" office:value="0.0659" calcext:value-type="float">
            <text:p>6.59E-02</text:p>
          </table:table-cell>
          <table:table-cell table:formula="of:=[.F155]/[.C155]" office:value-type="float" office:value="0.06592" calcext:value-type="float">
            <text:p>6.59E-02</text:p>
          </table:table-cell>
          <table:table-cell table:formula="of:=[.E155]/([.A155]*[.A155]*[.C155])" office:value-type="float" office:value="0.000000015711784362793" calcext:value-type="float">
            <text:p>1.57E-08</text:p>
          </table:table-cell>
          <table:table-cell table:formula="of:=[.F155]/([.A155]*[.A155]*[.C155])" office:value-type="float" office:value="0.000000015716552734375" calcext:value-type="float">
            <text:p>1.57E-08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65.9" calcext:value-type="float">
            <text:p>65.9</text:p>
          </table:table-cell>
          <table:table-cell office:value-type="float" office:value="66.14" calcext:value-type="float">
            <text:p>66.14</text:p>
          </table:table-cell>
          <table:table-cell office:value-type="float" office:value="0.758" calcext:value-type="float">
            <text:p>0.758</text:p>
          </table:table-cell>
          <table:table-cell table:formula="of:=[.E156]/([.A156] * [.A156])" office:value-type="float" office:value="0.000015711784362793" calcext:value-type="float">
            <text:p>1.57E-05</text:p>
          </table:table-cell>
          <table:table-cell table:formula="of:=[.F156]/([.A156] * [.A156])" office:value-type="float" office:value="0.0000157690048217773" calcext:value-type="float">
            <text:p>1.58E-05</text:p>
          </table:table-cell>
          <table:table-cell table:formula="of:=[.E156]/[.C156]" office:value-type="float" office:value="0.0659" calcext:value-type="float">
            <text:p>6.59E-02</text:p>
          </table:table-cell>
          <table:table-cell table:formula="of:=[.F156]/[.C156]" office:value-type="float" office:value="0.06614" calcext:value-type="float">
            <text:p>6.61E-02</text:p>
          </table:table-cell>
          <table:table-cell table:formula="of:=[.E156]/([.A156]*[.A156]*[.C156])" office:value-type="float" office:value="0.000000015711784362793" calcext:value-type="float">
            <text:p>1.57E-08</text:p>
          </table:table-cell>
          <table:table-cell table:formula="of:=[.F156]/([.A156]*[.A156]*[.C156])" office:value-type="float" office:value="0.0000000157690048217773" calcext:value-type="float">
            <text:p>1.58E-08</text:p>
          </table:table-cell>
          <table:table-cell table:style-name="ce4" table:formula="of:=AVERAGE([.L145:.L156])" office:value-type="float" office:value="0.0000000733842452367147" calcext:value-type="float">
            <text:p>7.34E-08</text:p>
          </table:table-cell>
          <table:table-cell table:style-name="ce4" table:formula="of:=AVERAGE([.E145:.E156])" office:value-type="float" office:value="28.5333333333333" calcext:value-type="float">
            <text:p>2.85E+01</text:p>
          </table:table-cell>
          <table:table-cell table:number-columns-repeated="2"/>
        </table:table-row>
      </table:table>
      <table:table table:name="ray_result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6" table:number-columns-repeated="6" table:default-cell-style-name="ce4"/>
        <table:table-column table:style-name="co1" table:default-cell-style-name="Default"/>
        <table:table-row table:style-name="ro2">
          <table:table-cell table:number-columns-repeated="4"/>
          <table:table-cell table:style-name="ce5" office:value-type="string" calcext:value-type="string" table:number-columns-spanned="3" table:number-rows-spanned="1">
            <text:p>Full Rende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Per Pixel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Per Sphere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Per Pixel Per Sphere</text:p>
          </table:table-cell>
          <table:covered-table-cell table:style-name="Default"/>
          <table:table-cell/>
        </table:table-row>
        <table:table-row table:style-name="ro3">
          <table:table-cell table:style-name="ce2" office:value-type="string" calcext:value-type="string">
            <text:p>DIM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SPHERES</text:p>
          </table:table-cell>
          <table:table-cell table:style-name="ce2" office:value-type="string" calcext:value-type="string">
            <text:p>MEMORY</text:p>
          </table:table-cell>
          <table:table-cell table:style-name="ce6" office:value-type="string" calcext:value-type="string">
            <text:p>RENDER TIME MEDIAN</text:p>
          </table:table-cell>
          <table:table-cell table:style-name="ce6" office:value-type="string" calcext:value-type="string">
            <text:p>RENDER TIME MEAN</text:p>
          </table:table-cell>
          <table:table-cell table:style-name="ce6" office:value-type="string" calcext:value-type="string">
            <text:p>RENDER TIME SD</text:p>
          </table:table-cell>
          <table:table-cell table:style-name="ce6" office:value-type="string" calcext:value-type="string">
            <text:p>RENDER TIME MEDIAN PER PIXEL </text:p>
          </table:table-cell>
          <table:table-cell table:style-name="ce6" office:value-type="string" calcext:value-type="string">
            <text:p>RENDER TIME MEAN PER PIXEL</text:p>
          </table:table-cell>
          <table:table-cell table:style-name="ce6" office:value-type="string" calcext:value-type="string">
            <text:p>RENDER TIME MEDIAN PER SPHERE</text:p>
          </table:table-cell>
          <table:table-cell table:style-name="ce6" office:value-type="string" calcext:value-type="string">
            <text:p>RENDER TIME MEAN PER SPHERE</text:p>
          </table:table-cell>
          <table:table-cell table:style-name="ce6" office:value-type="string" calcext:value-type="string">
            <text:p>RENDER TIME MEDIAN PER PIXEL SPHERE</text:p>
          </table:table-cell>
          <table:table-cell table:style-name="ce6" office:value-type="string" calcext:value-type="string">
            <text:p>RENDER TIME MEAN PER PIXEL SPHERE</text:p>
          </table:table-cell>
          <table:table-cell table:style-name="ce8" table:formula="of:=&quot;|&quot;&amp;[.A2]&amp;&quot;|&quot;&amp;[.B2]&amp;&quot;|&quot;&amp;[.C2]&amp;&quot;|&quot;&amp;[.D2]&amp;&quot;|&quot;&amp;[.E2]&amp;&quot;|&quot;&amp;[.F2]&amp;&quot;|&quot;&amp;[.G2]&amp;&quot;|&quot;&amp;[.H2]&amp;&quot;|&quot;&amp;[.I2]&amp;&quot;|&quot;&amp;[.J2]&amp;&quot;|&quot;&amp;[.K2]&amp;&quot;|&quot;&amp;[.L2]&amp;&quot;|&quot;&amp;[.M2]&amp;&quot;|&quot;" office:value-type="string" office:string-value="|DIM|THREADS|SPHERES|MEMORY|RENDER TIME MEDIAN|RENDER TIME MEAN|RENDER TIME SD|RENDER TIME MEDIAN PER PIXEL |RENDER TIME MEAN PER PIXEL|RENDER TIME MEDIAN PER SPHERE|RENDER TIME MEAN PER SPHERE|RENDER TIME MEDIAN PER PIXEL SPHERE|RENDER TIME MEAN PER PIXEL SPHERE|" calcext:value-type="string">
            <text:p>|DIM|THREADS|SPHERES|MEMORY|RENDER TIME MEDIAN|RENDER TIME MEAN|RENDER TIME SD|RENDER TIME MEDIAN PER PIXEL |RENDER TIME MEAN PER PIXEL|RENDER TIME MEDIAN PER SPHERE|RENDER TIME MEAN PER SPHERE|RENDER TIME MEDIAN PER PIXEL SPHERE|RENDER TIME MEAN PER PIXEL SPHERE|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0.133" calcext:value-type="float">
            <text:p>0.133</text:p>
          </table:table-cell>
          <table:table-cell office:value-type="float" office:value="0.0000026702880859375" calcext:value-type="float">
            <text:p>2.67E-06</text:p>
          </table:table-cell>
          <table:table-cell office:value-type="float" office:value="0.00000274658203125" calcext:value-type="float">
            <text:p>2.75E-06</text:p>
          </table:table-cell>
          <table:table-cell office:value-type="float" office:value="0.07" calcext:value-type="float">
            <text:p>7.00E-02</text:p>
          </table:table-cell>
          <table:table-cell office:value-type="float" office:value="0.072" calcext:value-type="float">
            <text:p>7.20E-02</text:p>
          </table:table-cell>
          <table:table-cell office:value-type="float" office:value="0.00000026702880859375" calcext:value-type="float">
            <text:p>2.67E-07</text:p>
          </table:table-cell>
          <table:table-cell office:value-type="float" office:value="0.000000274658203125" calcext:value-type="float">
            <text:p>2.75E-07</text:p>
          </table:table-cell>
          <table:table-cell table:style-name="ce8" table:formula="of:=&quot;|&quot;&amp;[.A3]&amp;&quot;|&quot;&amp;[.B3]&amp;&quot;|&quot;&amp;[.C3]&amp;&quot;|&quot;&amp;[.D3]&amp;&quot;|&quot;&amp;[.E3]&amp;&quot;|&quot;&amp;[.F3]&amp;&quot;|&quot;&amp;[.G3]&amp;&quot;|&quot;&amp;[.H3]&amp;&quot;|&quot;&amp;[.I3]&amp;&quot;|&quot;&amp;[.J3]&amp;&quot;|&quot;&amp;[.K3]&amp;&quot;|&quot;&amp;[.L3]&amp;&quot;|&quot;&amp;[.M3]&amp;&quot;|&quot;" office:value-type="string" office:string-value="|512|16|10|const|0.7|0.72|0.133|0.0000026702880859375|0.00000274658203125|0.07|0.072|0.00000026702880859375|0.000000274658203125|" calcext:value-type="string">
            <text:p>|512|16|10|const|0.7|0.72|0.133|0.0000026702880859375|0.00000274658203125|0.07|0.072|0.00000026702880859375|0.000000274658203125|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026702880859375" calcext:value-type="float">
            <text:p>2.67E-06</text:p>
          </table:table-cell>
          <table:table-cell office:value-type="float" office:value="0.000002593994140625" calcext:value-type="float">
            <text:p>2.59E-06</text:p>
          </table:table-cell>
          <table:table-cell office:value-type="float" office:value="0.07" calcext:value-type="float">
            <text:p>7.00E-02</text:p>
          </table:table-cell>
          <table:table-cell office:value-type="float" office:value="0.068" calcext:value-type="float">
            <text:p>6.80E-02</text:p>
          </table:table-cell>
          <table:table-cell office:value-type="float" office:value="0.00000026702880859375" calcext:value-type="float">
            <text:p>2.67E-07</text:p>
          </table:table-cell>
          <table:table-cell office:value-type="float" office:value="0.0000002593994140625" calcext:value-type="float">
            <text:p>2.59E-07</text:p>
          </table:table-cell>
          <table:table-cell table:style-name="ce8" table:formula="of:=&quot;|&quot;&amp;[.A4]&amp;&quot;|&quot;&amp;[.B4]&amp;&quot;|&quot;&amp;[.C4]&amp;&quot;|&quot;&amp;[.D4]&amp;&quot;|&quot;&amp;[.E4]&amp;&quot;|&quot;&amp;[.F4]&amp;&quot;|&quot;&amp;[.G4]&amp;&quot;|&quot;&amp;[.H4]&amp;&quot;|&quot;&amp;[.I4]&amp;&quot;|&quot;&amp;[.J4]&amp;&quot;|&quot;&amp;[.K4]&amp;&quot;|&quot;&amp;[.L4]&amp;&quot;|&quot;&amp;[.M4]&amp;&quot;|&quot;" office:value-type="string" office:string-value="|512|16|10|global|0.7|0.68|0.04|0.0000026702880859375|0.000002593994140625|0.07|0.068|0.00000026702880859375|0.0000002593994140625|" calcext:value-type="string">
            <text:p>|512|16|10|global|0.7|0.68|0.04|0.0000026702880859375|0.000002593994140625|0.07|0.068|0.00000026702880859375|0.0000002593994140625|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03814697265625" calcext:value-type="float">
            <text:p>3.81E-06</text:p>
          </table:table-cell>
          <table:table-cell office:value-type="float" office:value="0.00000400543212890625" calcext:value-type="float">
            <text:p>4.01E-06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105" calcext:value-type="float">
            <text:p>1.05E-02</text:p>
          </table:table-cell>
          <table:table-cell office:value-type="float" office:value="0.00000003814697265625" calcext:value-type="float">
            <text:p>3.81E-08</text:p>
          </table:table-cell>
          <table:table-cell office:value-type="float" office:value="0.0000000400543212890625" calcext:value-type="float">
            <text:p>4.01E-08</text:p>
          </table:table-cell>
          <table:table-cell table:style-name="ce8" table:formula="of:=&quot;|&quot;&amp;[.A5]&amp;&quot;|&quot;&amp;[.B5]&amp;&quot;|&quot;&amp;[.C5]&amp;&quot;|&quot;&amp;[.D5]&amp;&quot;|&quot;&amp;[.E5]&amp;&quot;|&quot;&amp;[.F5]&amp;&quot;|&quot;&amp;[.G5]&amp;&quot;|&quot;&amp;[.H5]&amp;&quot;|&quot;&amp;[.I5]&amp;&quot;|&quot;&amp;[.J5]&amp;&quot;|&quot;&amp;[.K5]&amp;&quot;|&quot;&amp;[.L5]&amp;&quot;|&quot;&amp;[.M5]&amp;&quot;|&quot;" office:value-type="string" office:string-value="|512|16|100|const|1|1.05|0.12|0.000003814697265625|0.00000400543212890625|0.01|0.0105|0.00000003814697265625|0.0000000400543212890625|" calcext:value-type="string">
            <text:p>|512|16|100|const|1|1.05|0.12|0.000003814697265625|0.00000400543212890625|0.01|0.0105|0.00000003814697265625|0.0000000400543212890625|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0003814697265625" calcext:value-type="float">
            <text:p>3.81E-06</text:p>
          </table:table-cell>
          <table:table-cell office:value-type="float" office:value="0.00000392913818359375" calcext:value-type="float">
            <text:p>3.93E-06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103" calcext:value-type="float">
            <text:p>1.03E-02</text:p>
          </table:table-cell>
          <table:table-cell office:value-type="float" office:value="0.00000003814697265625" calcext:value-type="float">
            <text:p>3.81E-08</text:p>
          </table:table-cell>
          <table:table-cell office:value-type="float" office:value="0.0000000392913818359375" calcext:value-type="float">
            <text:p>3.93E-08</text:p>
          </table:table-cell>
          <table:table-cell table:style-name="ce8" table:formula="of:=&quot;|&quot;&amp;[.A6]&amp;&quot;|&quot;&amp;[.B6]&amp;&quot;|&quot;&amp;[.C6]&amp;&quot;|&quot;&amp;[.D6]&amp;&quot;|&quot;&amp;[.E6]&amp;&quot;|&quot;&amp;[.F6]&amp;&quot;|&quot;&amp;[.G6]&amp;&quot;|&quot;&amp;[.H6]&amp;&quot;|&quot;&amp;[.I6]&amp;&quot;|&quot;&amp;[.J6]&amp;&quot;|&quot;&amp;[.K6]&amp;&quot;|&quot;&amp;[.L6]&amp;&quot;|&quot;&amp;[.M6]&amp;&quot;|&quot;" office:value-type="string" office:string-value="|512|16|100|global|1|1.03|0.046|0.000003814697265625|0.00000392913818359375|0.01|0.0103|0.00000003814697265625|0.0000000392913818359375|" calcext:value-type="string">
            <text:p>|512|16|100|global|1|1.03|0.046|0.000003814697265625|0.00000392913818359375|0.01|0.0103|0.00000003814697265625|0.0000000392913818359375|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4.55" calcext:value-type="float">
            <text:p>4.55</text:p>
          </table:table-cell>
          <table:table-cell office:value-type="float" office:value="4.65" calcext:value-type="float">
            <text:p>4.65</text:p>
          </table:table-cell>
          <table:table-cell office:value-type="float" office:value="0.169" calcext:value-type="float">
            <text:p>0.169</text:p>
          </table:table-cell>
          <table:table-cell office:value-type="float" office:value="0.0000173568725585937" calcext:value-type="float">
            <text:p>1.74E-05</text:p>
          </table:table-cell>
          <table:table-cell office:value-type="float" office:value="0.0000177383422851563" calcext:value-type="float">
            <text:p>1.77E-05</text:p>
          </table:table-cell>
          <table:table-cell office:value-type="float" office:value="0.00455" calcext:value-type="float">
            <text:p>4.55E-03</text:p>
          </table:table-cell>
          <table:table-cell office:value-type="float" office:value="0.00465" calcext:value-type="float">
            <text:p>4.65E-03</text:p>
          </table:table-cell>
          <table:table-cell office:value-type="float" office:value="0.0000000173568725585938" calcext:value-type="float">
            <text:p>1.74E-08</text:p>
          </table:table-cell>
          <table:table-cell office:value-type="float" office:value="0.0000000177383422851563" calcext:value-type="float">
            <text:p>1.77E-08</text:p>
          </table:table-cell>
          <table:table-cell table:style-name="ce8" table:formula="of:=&quot;|&quot;&amp;[.A7]&amp;&quot;|&quot;&amp;[.B7]&amp;&quot;|&quot;&amp;[.C7]&amp;&quot;|&quot;&amp;[.D7]&amp;&quot;|&quot;&amp;[.E7]&amp;&quot;|&quot;&amp;[.F7]&amp;&quot;|&quot;&amp;[.G7]&amp;&quot;|&quot;&amp;[.H7]&amp;&quot;|&quot;&amp;[.I7]&amp;&quot;|&quot;&amp;[.J7]&amp;&quot;|&quot;&amp;[.K7]&amp;&quot;|&quot;&amp;[.L7]&amp;&quot;|&quot;&amp;[.M7]&amp;&quot;|&quot;" office:value-type="string" office:string-value="|512|16|1000|const|4.55|4.65|0.169|0.0000173568725585937|0.0000177383422851563|0.00455|0.00465|0.0000000173568725585938|0.0000000177383422851563|" calcext:value-type="string">
            <text:p>|512|16|1000|const|4.55|4.65|0.169|0.0000173568725585937|0.0000177383422851563|0.00455|0.00465|0.0000000173568725585938|0.0000000177383422851563|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4.5" calcext:value-type="float">
            <text:p>4.5</text:p>
          </table:table-cell>
          <table:table-cell office:value-type="float" office:value="4.53" calcext:value-type="float">
            <text:p>4.5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00171661376953125" calcext:value-type="float">
            <text:p>1.72E-05</text:p>
          </table:table-cell>
          <table:table-cell office:value-type="float" office:value="0.0000172805786132813" calcext:value-type="float">
            <text:p>1.73E-05</text:p>
          </table:table-cell>
          <table:table-cell office:value-type="float" office:value="0.0045" calcext:value-type="float">
            <text:p>4.50E-03</text:p>
          </table:table-cell>
          <table:table-cell office:value-type="float" office:value="0.00453" calcext:value-type="float">
            <text:p>4.53E-03</text:p>
          </table:table-cell>
          <table:table-cell office:value-type="float" office:value="0.0000000171661376953125" calcext:value-type="float">
            <text:p>1.72E-08</text:p>
          </table:table-cell>
          <table:table-cell office:value-type="float" office:value="0.0000000172805786132813" calcext:value-type="float">
            <text:p>1.73E-08</text:p>
          </table:table-cell>
          <table:table-cell table:style-name="ce8" table:formula="of:=&quot;|&quot;&amp;[.A8]&amp;&quot;|&quot;&amp;[.B8]&amp;&quot;|&quot;&amp;[.C8]&amp;&quot;|&quot;&amp;[.D8]&amp;&quot;|&quot;&amp;[.E8]&amp;&quot;|&quot;&amp;[.F8]&amp;&quot;|&quot;&amp;[.G8]&amp;&quot;|&quot;&amp;[.H8]&amp;&quot;|&quot;&amp;[.I8]&amp;&quot;|&quot;&amp;[.J8]&amp;&quot;|&quot;&amp;[.K8]&amp;&quot;|&quot;&amp;[.L8]&amp;&quot;|&quot;&amp;[.M8]&amp;&quot;|&quot;" office:value-type="string" office:string-value="|512|16|1000|global|4.5|4.53|0.046|0.0000171661376953125|0.0000172805786132813|0.0045|0.00453|0.0000000171661376953125|0.0000000172805786132813|" calcext:value-type="string">
            <text:p>|512|16|1000|global|4.5|4.53|0.046|0.0000171661376953125|0.0000172805786132813|0.0045|0.00453|0.0000000171661376953125|0.0000000172805786132813|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0000026702880859375" calcext:value-type="float">
            <text:p>2.67E-06</text:p>
          </table:table-cell>
          <table:table-cell table:number-columns-repeated="2" office:value-type="float" office:value="0.07" calcext:value-type="float">
            <text:p>7.00E-02</text:p>
          </table:table-cell>
          <table:table-cell table:number-columns-repeated="2" office:value-type="float" office:value="0.00000026702880859375" calcext:value-type="float">
            <text:p>2.67E-07</text:p>
          </table:table-cell>
          <table:table-cell table:style-name="ce8" table:formula="of:=&quot;|&quot;&amp;[.A9]&amp;&quot;|&quot;&amp;[.B9]&amp;&quot;|&quot;&amp;[.C9]&amp;&quot;|&quot;&amp;[.D9]&amp;&quot;|&quot;&amp;[.E9]&amp;&quot;|&quot;&amp;[.F9]&amp;&quot;|&quot;&amp;[.G9]&amp;&quot;|&quot;&amp;[.H9]&amp;&quot;|&quot;&amp;[.I9]&amp;&quot;|&quot;&amp;[.J9]&amp;&quot;|&quot;&amp;[.K9]&amp;&quot;|&quot;&amp;[.L9]&amp;&quot;|&quot;&amp;[.M9]&amp;&quot;|&quot;" office:value-type="string" office:string-value="|512|32|10|const|0.7|0.7|0.045|0.0000026702880859375|0.0000026702880859375|0.07|0.07|0.00000026702880859375|0.00000026702880859375|" calcext:value-type="string">
            <text:p>|512|32|10|const|0.7|0.7|0.045|0.0000026702880859375|0.0000026702880859375|0.07|0.07|0.00000026702880859375|0.00000026702880859375|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0.7" calcext:value-type="float">
            <text:p>0.7</text:p>
          </table:table-cell>
          <table:table-cell office:value-type="float" office:value="0.66" calcext:value-type="float">
            <text:p>0.6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00026702880859375" calcext:value-type="float">
            <text:p>2.67E-06</text:p>
          </table:table-cell>
          <table:table-cell office:value-type="float" office:value="0.0000025177001953125" calcext:value-type="float">
            <text:p>2.52E-06</text:p>
          </table:table-cell>
          <table:table-cell office:value-type="float" office:value="0.07" calcext:value-type="float">
            <text:p>7.00E-02</text:p>
          </table:table-cell>
          <table:table-cell office:value-type="float" office:value="0.066" calcext:value-type="float">
            <text:p>6.60E-02</text:p>
          </table:table-cell>
          <table:table-cell office:value-type="float" office:value="0.00000026702880859375" calcext:value-type="float">
            <text:p>2.67E-07</text:p>
          </table:table-cell>
          <table:table-cell office:value-type="float" office:value="0.00000025177001953125" calcext:value-type="float">
            <text:p>2.52E-07</text:p>
          </table:table-cell>
          <table:table-cell table:style-name="ce8" table:formula="of:=&quot;|&quot;&amp;[.A10]&amp;&quot;|&quot;&amp;[.B10]&amp;&quot;|&quot;&amp;[.C10]&amp;&quot;|&quot;&amp;[.D10]&amp;&quot;|&quot;&amp;[.E10]&amp;&quot;|&quot;&amp;[.F10]&amp;&quot;|&quot;&amp;[.G10]&amp;&quot;|&quot;&amp;[.H10]&amp;&quot;|&quot;&amp;[.I10]&amp;&quot;|&quot;&amp;[.J10]&amp;&quot;|&quot;&amp;[.K10]&amp;&quot;|&quot;&amp;[.L10]&amp;&quot;|&quot;&amp;[.M10]&amp;&quot;|&quot;" office:value-type="string" office:string-value="|512|32|10|global|0.7|0.66|0.049|0.0000026702880859375|0.0000025177001953125|0.07|0.066|0.00000026702880859375|0.00000025177001953125|" calcext:value-type="string">
            <text:p>|512|32|10|global|0.7|0.66|0.049|0.0000026702880859375|0.0000025177001953125|0.07|0.066|0.00000026702880859375|0.00000025177001953125|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03814697265625" calcext:value-type="float">
            <text:p>3.81E-06</text:p>
          </table:table-cell>
          <table:table-cell office:value-type="float" office:value="0.00000400543212890625" calcext:value-type="float">
            <text:p>4.01E-06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105" calcext:value-type="float">
            <text:p>1.05E-02</text:p>
          </table:table-cell>
          <table:table-cell office:value-type="float" office:value="0.00000003814697265625" calcext:value-type="float">
            <text:p>3.81E-08</text:p>
          </table:table-cell>
          <table:table-cell office:value-type="float" office:value="0.0000000400543212890625" calcext:value-type="float">
            <text:p>4.01E-08</text:p>
          </table:table-cell>
          <table:table-cell table:style-name="ce8" table:formula="of:=&quot;|&quot;&amp;[.A11]&amp;&quot;|&quot;&amp;[.B11]&amp;&quot;|&quot;&amp;[.C11]&amp;&quot;|&quot;&amp;[.D11]&amp;&quot;|&quot;&amp;[.E11]&amp;&quot;|&quot;&amp;[.F11]&amp;&quot;|&quot;&amp;[.G11]&amp;&quot;|&quot;&amp;[.H11]&amp;&quot;|&quot;&amp;[.I11]&amp;&quot;|&quot;&amp;[.J11]&amp;&quot;|&quot;&amp;[.K11]&amp;&quot;|&quot;&amp;[.L11]&amp;&quot;|&quot;&amp;[.M11]&amp;&quot;|&quot;" office:value-type="string" office:string-value="|512|32|100|const|1|1.05|0.15|0.000003814697265625|0.00000400543212890625|0.01|0.0105|0.00000003814697265625|0.0000000400543212890625|" calcext:value-type="string">
            <text:p>|512|32|100|const|1|1.05|0.15|0.000003814697265625|0.00000400543212890625|0.01|0.0105|0.00000003814697265625|0.0000000400543212890625|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03814697265625" calcext:value-type="float">
            <text:p>3.81E-06</text:p>
          </table:table-cell>
          <table:table-cell office:value-type="float" office:value="0.0000038909912109375" calcext:value-type="float">
            <text:p>3.89E-06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102" calcext:value-type="float">
            <text:p>1.02E-02</text:p>
          </table:table-cell>
          <table:table-cell office:value-type="float" office:value="0.00000003814697265625" calcext:value-type="float">
            <text:p>3.81E-08</text:p>
          </table:table-cell>
          <table:table-cell office:value-type="float" office:value="0.000000038909912109375" calcext:value-type="float">
            <text:p>3.89E-08</text:p>
          </table:table-cell>
          <table:table-cell table:style-name="ce8" table:formula="of:=&quot;|&quot;&amp;[.A12]&amp;&quot;|&quot;&amp;[.B12]&amp;&quot;|&quot;&amp;[.C12]&amp;&quot;|&quot;&amp;[.D12]&amp;&quot;|&quot;&amp;[.E12]&amp;&quot;|&quot;&amp;[.F12]&amp;&quot;|&quot;&amp;[.G12]&amp;&quot;|&quot;&amp;[.H12]&amp;&quot;|&quot;&amp;[.I12]&amp;&quot;|&quot;&amp;[.J12]&amp;&quot;|&quot;&amp;[.K12]&amp;&quot;|&quot;&amp;[.L12]&amp;&quot;|&quot;&amp;[.M12]&amp;&quot;|&quot;" office:value-type="string" office:string-value="|512|32|100|global|1|1.02|0.06|0.000003814697265625|0.0000038909912109375|0.01|0.0102|0.00000003814697265625|0.000000038909912109375|" calcext:value-type="string">
            <text:p>|512|32|100|global|1|1.02|0.06|0.000003814697265625|0.0000038909912109375|0.01|0.0102|0.00000003814697265625|0.000000038909912109375|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4.6" calcext:value-type="float">
            <text:p>4.6</text:p>
          </table:table-cell>
          <table:table-cell office:value-type="float" office:value="4.78" calcext:value-type="float">
            <text:p>4.78</text:p>
          </table:table-cell>
          <table:table-cell office:value-type="float" office:value="0.299" calcext:value-type="float">
            <text:p>0.299</text:p>
          </table:table-cell>
          <table:table-cell office:value-type="float" office:value="0.000017547607421875" calcext:value-type="float">
            <text:p>1.75E-05</text:p>
          </table:table-cell>
          <table:table-cell office:value-type="float" office:value="0.0000182342529296875" calcext:value-type="float">
            <text:p>1.82E-05</text:p>
          </table:table-cell>
          <table:table-cell office:value-type="float" office:value="0.0046" calcext:value-type="float">
            <text:p>4.60E-03</text:p>
          </table:table-cell>
          <table:table-cell office:value-type="float" office:value="0.00478" calcext:value-type="float">
            <text:p>4.78E-03</text:p>
          </table:table-cell>
          <table:table-cell office:value-type="float" office:value="0.000000017547607421875" calcext:value-type="float">
            <text:p>1.75E-08</text:p>
          </table:table-cell>
          <table:table-cell office:value-type="float" office:value="0.0000000182342529296875" calcext:value-type="float">
            <text:p>1.82E-08</text:p>
          </table:table-cell>
          <table:table-cell table:style-name="ce8" table:formula="of:=&quot;|&quot;&amp;[.A13]&amp;&quot;|&quot;&amp;[.B13]&amp;&quot;|&quot;&amp;[.C13]&amp;&quot;|&quot;&amp;[.D13]&amp;&quot;|&quot;&amp;[.E13]&amp;&quot;|&quot;&amp;[.F13]&amp;&quot;|&quot;&amp;[.G13]&amp;&quot;|&quot;&amp;[.H13]&amp;&quot;|&quot;&amp;[.I13]&amp;&quot;|&quot;&amp;[.J13]&amp;&quot;|&quot;&amp;[.K13]&amp;&quot;|&quot;&amp;[.L13]&amp;&quot;|&quot;&amp;[.M13]&amp;&quot;|&quot;" office:value-type="string" office:string-value="|512|32|1000|const|4.6|4.78|0.299|0.000017547607421875|0.0000182342529296875|0.0046|0.00478|0.000000017547607421875|0.0000000182342529296875|" calcext:value-type="string">
            <text:p>|512|32|1000|const|4.6|4.78|0.299|0.000017547607421875|0.0000182342529296875|0.0046|0.00478|0.000000017547607421875|0.0000000182342529296875|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4.25" calcext:value-type="float">
            <text:p>4.25</text:p>
          </table:table-cell>
          <table:table-cell office:value-type="float" office:value="4.29" calcext:value-type="float">
            <text:p>4.29</text:p>
          </table:table-cell>
          <table:table-cell office:value-type="float" office:value="0.221" calcext:value-type="float">
            <text:p>0.221</text:p>
          </table:table-cell>
          <table:table-cell office:value-type="float" office:value="0.0000162124633789062" calcext:value-type="float">
            <text:p>1.62E-05</text:p>
          </table:table-cell>
          <table:table-cell office:value-type="float" office:value="0.0000163650512695312" calcext:value-type="float">
            <text:p>1.64E-05</text:p>
          </table:table-cell>
          <table:table-cell office:value-type="float" office:value="0.00425" calcext:value-type="float">
            <text:p>4.25E-03</text:p>
          </table:table-cell>
          <table:table-cell office:value-type="float" office:value="0.00429" calcext:value-type="float">
            <text:p>4.29E-03</text:p>
          </table:table-cell>
          <table:table-cell office:value-type="float" office:value="0.0000000162124633789063" calcext:value-type="float">
            <text:p>1.62E-08</text:p>
          </table:table-cell>
          <table:table-cell office:value-type="float" office:value="0.0000000163650512695313" calcext:value-type="float">
            <text:p>1.64E-08</text:p>
          </table:table-cell>
          <table:table-cell table:style-name="ce8" table:formula="of:=&quot;|&quot;&amp;[.A14]&amp;&quot;|&quot;&amp;[.B14]&amp;&quot;|&quot;&amp;[.C14]&amp;&quot;|&quot;&amp;[.D14]&amp;&quot;|&quot;&amp;[.E14]&amp;&quot;|&quot;&amp;[.F14]&amp;&quot;|&quot;&amp;[.G14]&amp;&quot;|&quot;&amp;[.H14]&amp;&quot;|&quot;&amp;[.I14]&amp;&quot;|&quot;&amp;[.J14]&amp;&quot;|&quot;&amp;[.K14]&amp;&quot;|&quot;&amp;[.L14]&amp;&quot;|&quot;&amp;[.M14]&amp;&quot;|&quot;" office:value-type="string" office:string-value="|512|32|1000|global|4.25|4.29|0.221|0.0000162124633789062|0.0000163650512695312|0.00425|0.00429|0.0000000162124633789063|0.0000000163650512695313|" calcext:value-type="string">
            <text:p>|512|32|1000|global|4.25|4.29|0.221|0.0000162124633789062|0.0000163650512695312|0.00425|0.00429|0.0000000162124633789063|0.0000000163650512695313|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19073486328125" calcext:value-type="float">
            <text:p>1.91E-06</text:p>
          </table:table-cell>
          <table:table-cell office:value-type="float" office:value="0.00000189781188964844" calcext:value-type="float">
            <text:p>1.90E-06</text:p>
          </table:table-cell>
          <table:table-cell office:value-type="float" office:value="0.2" calcext:value-type="float">
            <text:p>2.00E-01</text:p>
          </table:table-cell>
          <table:table-cell office:value-type="float" office:value="0.199" calcext:value-type="float">
            <text:p>1.99E-01</text:p>
          </table:table-cell>
          <table:table-cell office:value-type="float" office:value="0.00000019073486328125" calcext:value-type="float">
            <text:p>1.91E-07</text:p>
          </table:table-cell>
          <table:table-cell office:value-type="float" office:value="0.000000189781188964844" calcext:value-type="float">
            <text:p>1.90E-07</text:p>
          </table:table-cell>
          <table:table-cell table:style-name="ce8" table:formula="of:=&quot;|&quot;&amp;[.A15]&amp;&quot;|&quot;&amp;[.B15]&amp;&quot;|&quot;&amp;[.C15]&amp;&quot;|&quot;&amp;[.D15]&amp;&quot;|&quot;&amp;[.E15]&amp;&quot;|&quot;&amp;[.F15]&amp;&quot;|&quot;&amp;[.G15]&amp;&quot;|&quot;&amp;[.H15]&amp;&quot;|&quot;&amp;[.I15]&amp;&quot;|&quot;&amp;[.J15]&amp;&quot;|&quot;&amp;[.K15]&amp;&quot;|&quot;&amp;[.L15]&amp;&quot;|&quot;&amp;[.M15]&amp;&quot;|&quot;" office:value-type="string" office:string-value="|1024|16|10|const|2|1.99|0.03|0.0000019073486328125|0.00000189781188964844|0.2|0.199|0.00000019073486328125|0.000000189781188964844|" calcext:value-type="string">
            <text:p>|1024|16|10|const|2|1.99|0.03|0.0000019073486328125|0.00000189781188964844|0.2|0.199|0.00000019073486328125|0.000000189781188964844|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2.1" calcext:value-type="float">
            <text:p>2.1</text:p>
          </table:table-cell>
          <table:table-cell office:value-type="float" office:value="2.07" calcext:value-type="float">
            <text:p>2.0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000200271606445312" calcext:value-type="float">
            <text:p>2.00E-06</text:p>
          </table:table-cell>
          <table:table-cell office:value-type="float" office:value="0.00000197410583496094" calcext:value-type="float">
            <text:p>1.97E-06</text:p>
          </table:table-cell>
          <table:table-cell office:value-type="float" office:value="0.21" calcext:value-type="float">
            <text:p>2.10E-01</text:p>
          </table:table-cell>
          <table:table-cell office:value-type="float" office:value="0.207" calcext:value-type="float">
            <text:p>2.07E-01</text:p>
          </table:table-cell>
          <table:table-cell office:value-type="float" office:value="0.000000200271606445313" calcext:value-type="float">
            <text:p>2.00E-07</text:p>
          </table:table-cell>
          <table:table-cell office:value-type="float" office:value="0.000000197410583496094" calcext:value-type="float">
            <text:p>1.97E-07</text:p>
          </table:table-cell>
          <table:table-cell table:style-name="ce8" table:formula="of:=&quot;|&quot;&amp;[.A16]&amp;&quot;|&quot;&amp;[.B16]&amp;&quot;|&quot;&amp;[.C16]&amp;&quot;|&quot;&amp;[.D16]&amp;&quot;|&quot;&amp;[.E16]&amp;&quot;|&quot;&amp;[.F16]&amp;&quot;|&quot;&amp;[.G16]&amp;&quot;|&quot;&amp;[.H16]&amp;&quot;|&quot;&amp;[.I16]&amp;&quot;|&quot;&amp;[.J16]&amp;&quot;|&quot;&amp;[.K16]&amp;&quot;|&quot;&amp;[.L16]&amp;&quot;|&quot;&amp;[.M16]&amp;&quot;|&quot;" office:value-type="string" office:string-value="|1024|16|10|global|2.1|2.07|0.078|0.00000200271606445312|0.00000197410583496094|0.21|0.207|0.000000200271606445313|0.000000197410583496094|" calcext:value-type="string">
            <text:p>|1024|16|10|global|2.1|2.07|0.078|0.00000200271606445312|0.00000197410583496094|0.21|0.207|0.000000200271606445313|0.000000197410583496094|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office:value-type="float" office:value="3.3" calcext:value-type="float">
            <text:p>3.3</text:p>
          </table:table-cell>
          <table:table-cell office:value-type="float" office:value="3.34" calcext:value-type="float">
            <text:p>3.3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000314712524414062" calcext:value-type="float">
            <text:p>3.15E-06</text:p>
          </table:table-cell>
          <table:table-cell office:value-type="float" office:value="0.00000318527221679687" calcext:value-type="float">
            <text:p>3.19E-06</text:p>
          </table:table-cell>
          <table:table-cell office:value-type="float" office:value="0.033" calcext:value-type="float">
            <text:p>3.30E-02</text:p>
          </table:table-cell>
          <table:table-cell office:value-type="float" office:value="0.0334" calcext:value-type="float">
            <text:p>3.34E-02</text:p>
          </table:table-cell>
          <table:table-cell office:value-type="float" office:value="0.0000000314712524414062" calcext:value-type="float">
            <text:p>3.15E-08</text:p>
          </table:table-cell>
          <table:table-cell office:value-type="float" office:value="0.0000000318527221679687" calcext:value-type="float">
            <text:p>3.19E-08</text:p>
          </table:table-cell>
          <table:table-cell table:style-name="ce8" table:formula="of:=&quot;|&quot;&amp;[.A17]&amp;&quot;|&quot;&amp;[.B17]&amp;&quot;|&quot;&amp;[.C17]&amp;&quot;|&quot;&amp;[.D17]&amp;&quot;|&quot;&amp;[.E17]&amp;&quot;|&quot;&amp;[.F17]&amp;&quot;|&quot;&amp;[.G17]&amp;&quot;|&quot;&amp;[.H17]&amp;&quot;|&quot;&amp;[.I17]&amp;&quot;|&quot;&amp;[.J17]&amp;&quot;|&quot;&amp;[.K17]&amp;&quot;|&quot;&amp;[.L17]&amp;&quot;|&quot;&amp;[.M17]&amp;&quot;|&quot;" office:value-type="string" office:string-value="|1024|16|100|const|3.3|3.34|0.066|0.00000314712524414062|0.00000318527221679687|0.033|0.0334|0.0000000314712524414062|0.0000000318527221679687|" calcext:value-type="string">
            <text:p>|1024|16|100|const|3.3|3.34|0.066|0.00000314712524414062|0.00000318527221679687|0.033|0.0334|0.0000000314712524414062|0.0000000318527221679687|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3.4" calcext:value-type="float">
            <text:p>3.4</text:p>
          </table:table-cell>
          <table:table-cell office:value-type="float" office:value="3.41" calcext:value-type="float">
            <text:p>3.4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000324249267578125" calcext:value-type="float">
            <text:p>3.24E-06</text:p>
          </table:table-cell>
          <table:table-cell office:value-type="float" office:value="0.00000325202941894531" calcext:value-type="float">
            <text:p>3.25E-06</text:p>
          </table:table-cell>
          <table:table-cell office:value-type="float" office:value="0.034" calcext:value-type="float">
            <text:p>3.40E-02</text:p>
          </table:table-cell>
          <table:table-cell office:value-type="float" office:value="0.0341" calcext:value-type="float">
            <text:p>3.41E-02</text:p>
          </table:table-cell>
          <table:table-cell office:value-type="float" office:value="0.0000000324249267578125" calcext:value-type="float">
            <text:p>3.24E-08</text:p>
          </table:table-cell>
          <table:table-cell office:value-type="float" office:value="0.0000000325202941894531" calcext:value-type="float">
            <text:p>3.25E-08</text:p>
          </table:table-cell>
          <table:table-cell table:style-name="ce8" table:formula="of:=&quot;|&quot;&amp;[.A18]&amp;&quot;|&quot;&amp;[.B18]&amp;&quot;|&quot;&amp;[.C18]&amp;&quot;|&quot;&amp;[.D18]&amp;&quot;|&quot;&amp;[.E18]&amp;&quot;|&quot;&amp;[.F18]&amp;&quot;|&quot;&amp;[.G18]&amp;&quot;|&quot;&amp;[.H18]&amp;&quot;|&quot;&amp;[.I18]&amp;&quot;|&quot;&amp;[.J18]&amp;&quot;|&quot;&amp;[.K18]&amp;&quot;|&quot;&amp;[.L18]&amp;&quot;|&quot;&amp;[.M18]&amp;&quot;|&quot;" office:value-type="string" office:string-value="|1024|16|100|global|3.4|3.41|0.083|0.00000324249267578125|0.00000325202941894531|0.034|0.0341|0.0000000324249267578125|0.0000000325202941894531|" calcext:value-type="string">
            <text:p>|1024|16|100|global|3.4|3.41|0.083|0.00000324249267578125|0.00000325202941894531|0.034|0.0341|0.0000000324249267578125|0.0000000325202941894531|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16.65" calcext:value-type="float">
            <text:p>16.65</text:p>
          </table:table-cell>
          <table:table-cell office:value-type="float" office:value="16.67" calcext:value-type="float">
            <text:p>16.67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158786773681641" calcext:value-type="float">
            <text:p>1.59E-05</text:p>
          </table:table-cell>
          <table:table-cell office:value-type="float" office:value="0.0000158977508544922" calcext:value-type="float">
            <text:p>1.59E-05</text:p>
          </table:table-cell>
          <table:table-cell office:value-type="float" office:value="0.01665" calcext:value-type="float">
            <text:p>1.67E-02</text:p>
          </table:table-cell>
          <table:table-cell office:value-type="float" office:value="0.01667" calcext:value-type="float">
            <text:p>1.67E-02</text:p>
          </table:table-cell>
          <table:table-cell office:value-type="float" office:value="0.0000000158786773681641" calcext:value-type="float">
            <text:p>1.59E-08</text:p>
          </table:table-cell>
          <table:table-cell office:value-type="float" office:value="0.0000000158977508544922" calcext:value-type="float">
            <text:p>1.59E-08</text:p>
          </table:table-cell>
          <table:table-cell table:style-name="ce8" table:formula="of:=&quot;|&quot;&amp;[.A19]&amp;&quot;|&quot;&amp;[.B19]&amp;&quot;|&quot;&amp;[.C19]&amp;&quot;|&quot;&amp;[.D19]&amp;&quot;|&quot;&amp;[.E19]&amp;&quot;|&quot;&amp;[.F19]&amp;&quot;|&quot;&amp;[.G19]&amp;&quot;|&quot;&amp;[.H19]&amp;&quot;|&quot;&amp;[.I19]&amp;&quot;|&quot;&amp;[.J19]&amp;&quot;|&quot;&amp;[.K19]&amp;&quot;|&quot;&amp;[.L19]&amp;&quot;|&quot;&amp;[.M19]&amp;&quot;|&quot;" office:value-type="string" office:string-value="|1024|16|1000|const|16.65|16.67|0.09|0.0000158786773681641|0.0000158977508544922|0.01665|0.01667|0.0000000158786773681641|0.0000000158977508544922|" calcext:value-type="string">
            <text:p>|1024|16|1000|const|16.65|16.67|0.09|0.0000158786773681641|0.0000158977508544922|0.01665|0.01667|0.0000000158786773681641|0.0000000158977508544922|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16.8" calcext:value-type="float">
            <text:p>16.8</text:p>
          </table:table-cell>
          <table:table-cell office:value-type="float" office:value="17.61" calcext:value-type="float">
            <text:p>17.61</text:p>
          </table:table-cell>
          <table:table-cell office:value-type="float" office:value="1.306" calcext:value-type="float">
            <text:p>1.306</text:p>
          </table:table-cell>
          <table:table-cell office:value-type="float" office:value="0.000016021728515625" calcext:value-type="float">
            <text:p>1.60E-05</text:p>
          </table:table-cell>
          <table:table-cell office:value-type="float" office:value="0.0000167942047119141" calcext:value-type="float">
            <text:p>1.68E-05</text:p>
          </table:table-cell>
          <table:table-cell office:value-type="float" office:value="0.0168" calcext:value-type="float">
            <text:p>1.68E-02</text:p>
          </table:table-cell>
          <table:table-cell office:value-type="float" office:value="0.01761" calcext:value-type="float">
            <text:p>1.76E-02</text:p>
          </table:table-cell>
          <table:table-cell office:value-type="float" office:value="0.000000016021728515625" calcext:value-type="float">
            <text:p>1.60E-08</text:p>
          </table:table-cell>
          <table:table-cell office:value-type="float" office:value="0.0000000167942047119141" calcext:value-type="float">
            <text:p>1.68E-08</text:p>
          </table:table-cell>
          <table:table-cell table:style-name="ce8" table:formula="of:=&quot;|&quot;&amp;[.A20]&amp;&quot;|&quot;&amp;[.B20]&amp;&quot;|&quot;&amp;[.C20]&amp;&quot;|&quot;&amp;[.D20]&amp;&quot;|&quot;&amp;[.E20]&amp;&quot;|&quot;&amp;[.F20]&amp;&quot;|&quot;&amp;[.G20]&amp;&quot;|&quot;&amp;[.H20]&amp;&quot;|&quot;&amp;[.I20]&amp;&quot;|&quot;&amp;[.J20]&amp;&quot;|&quot;&amp;[.K20]&amp;&quot;|&quot;&amp;[.L20]&amp;&quot;|&quot;&amp;[.M20]&amp;&quot;|&quot;" office:value-type="string" office:string-value="|1024|16|1000|global|16.8|17.61|1.306|0.000016021728515625|0.0000167942047119141|0.0168|0.01761|0.000000016021728515625|0.0000000167942047119141|" calcext:value-type="string">
            <text:p>|1024|16|1000|global|16.8|17.61|1.306|0.000016021728515625|0.0000167942047119141|0.0168|0.01761|0.000000016021728515625|0.0000000167942047119141|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00019073486328125" calcext:value-type="float">
            <text:p>1.91E-06</text:p>
          </table:table-cell>
          <table:table-cell office:value-type="float" office:value="0.00000187873840332031" calcext:value-type="float">
            <text:p>1.88E-06</text:p>
          </table:table-cell>
          <table:table-cell office:value-type="float" office:value="0.2" calcext:value-type="float">
            <text:p>2.00E-01</text:p>
          </table:table-cell>
          <table:table-cell office:value-type="float" office:value="0.197" calcext:value-type="float">
            <text:p>1.97E-01</text:p>
          </table:table-cell>
          <table:table-cell office:value-type="float" office:value="0.00000019073486328125" calcext:value-type="float">
            <text:p>1.91E-07</text:p>
          </table:table-cell>
          <table:table-cell office:value-type="float" office:value="0.000000187873840332031" calcext:value-type="float">
            <text:p>1.88E-07</text:p>
          </table:table-cell>
          <table:table-cell table:style-name="ce8" table:formula="of:=&quot;|&quot;&amp;[.A21]&amp;&quot;|&quot;&amp;[.B21]&amp;&quot;|&quot;&amp;[.C21]&amp;&quot;|&quot;&amp;[.D21]&amp;&quot;|&quot;&amp;[.E21]&amp;&quot;|&quot;&amp;[.F21]&amp;&quot;|&quot;&amp;[.G21]&amp;&quot;|&quot;&amp;[.H21]&amp;&quot;|&quot;&amp;[.I21]&amp;&quot;|&quot;&amp;[.J21]&amp;&quot;|&quot;&amp;[.K21]&amp;&quot;|&quot;&amp;[.L21]&amp;&quot;|&quot;&amp;[.M21]&amp;&quot;|&quot;" office:value-type="string" office:string-value="|1024|32|10|const|2|1.97|0.046|0.0000019073486328125|0.00000187873840332031|0.2|0.197|0.00000019073486328125|0.000000187873840332031|" calcext:value-type="string">
            <text:p>|1024|32|10|const|2|1.97|0.046|0.0000019073486328125|0.00000187873840332031|0.2|0.197|0.00000019073486328125|0.000000187873840332031|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2.1" calcext:value-type="float">
            <text:p>2.1</text:p>
          </table:table-cell>
          <table:table-cell office:value-type="float" office:value="2.06" calcext:value-type="float">
            <text:p>2.0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000200271606445312" calcext:value-type="float">
            <text:p>2.00E-06</text:p>
          </table:table-cell>
          <table:table-cell office:value-type="float" office:value="0.00000196456909179688" calcext:value-type="float">
            <text:p>1.96E-06</text:p>
          </table:table-cell>
          <table:table-cell office:value-type="float" office:value="0.21" calcext:value-type="float">
            <text:p>2.10E-01</text:p>
          </table:table-cell>
          <table:table-cell office:value-type="float" office:value="0.206" calcext:value-type="float">
            <text:p>2.06E-01</text:p>
          </table:table-cell>
          <table:table-cell office:value-type="float" office:value="0.000000200271606445313" calcext:value-type="float">
            <text:p>2.00E-07</text:p>
          </table:table-cell>
          <table:table-cell office:value-type="float" office:value="0.000000196456909179688" calcext:value-type="float">
            <text:p>1.96E-07</text:p>
          </table:table-cell>
          <table:table-cell table:style-name="ce8" table:formula="of:=&quot;|&quot;&amp;[.A22]&amp;&quot;|&quot;&amp;[.B22]&amp;&quot;|&quot;&amp;[.C22]&amp;&quot;|&quot;&amp;[.D22]&amp;&quot;|&quot;&amp;[.E22]&amp;&quot;|&quot;&amp;[.F22]&amp;&quot;|&quot;&amp;[.G22]&amp;&quot;|&quot;&amp;[.H22]&amp;&quot;|&quot;&amp;[.I22]&amp;&quot;|&quot;&amp;[.J22]&amp;&quot;|&quot;&amp;[.K22]&amp;&quot;|&quot;&amp;[.L22]&amp;&quot;|&quot;&amp;[.M22]&amp;&quot;|&quot;" office:value-type="string" office:string-value="|1024|32|10|global|2.1|2.06|0.049|0.00000200271606445312|0.00000196456909179688|0.21|0.206|0.000000200271606445313|0.000000196456909179688|" calcext:value-type="string">
            <text:p>|1024|32|10|global|2.1|2.06|0.049|0.00000200271606445312|0.00000196456909179688|0.21|0.206|0.000000200271606445313|0.000000196456909179688|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.00000324249267578125" calcext:value-type="float">
            <text:p>3.24E-06</text:p>
          </table:table-cell>
          <table:table-cell table:number-columns-repeated="2" office:value-type="float" office:value="0.034" calcext:value-type="float">
            <text:p>3.40E-02</text:p>
          </table:table-cell>
          <table:table-cell table:number-columns-repeated="2" office:value-type="float" office:value="0.0000000324249267578125" calcext:value-type="float">
            <text:p>3.24E-08</text:p>
          </table:table-cell>
          <table:table-cell table:style-name="ce8" table:formula="of:=&quot;|&quot;&amp;[.A23]&amp;&quot;|&quot;&amp;[.B23]&amp;&quot;|&quot;&amp;[.C23]&amp;&quot;|&quot;&amp;[.D23]&amp;&quot;|&quot;&amp;[.E23]&amp;&quot;|&quot;&amp;[.F23]&amp;&quot;|&quot;&amp;[.G23]&amp;&quot;|&quot;&amp;[.H23]&amp;&quot;|&quot;&amp;[.I23]&amp;&quot;|&quot;&amp;[.J23]&amp;&quot;|&quot;&amp;[.K23]&amp;&quot;|&quot;&amp;[.L23]&amp;&quot;|&quot;&amp;[.M23]&amp;&quot;|&quot;" office:value-type="string" office:string-value="|1024|32|100|const|3.4|3.4|0.141|0.00000324249267578125|0.00000324249267578125|0.034|0.034|0.0000000324249267578125|0.0000000324249267578125|" calcext:value-type="string">
            <text:p>|1024|32|100|const|3.4|3.4|0.141|0.00000324249267578125|0.00000324249267578125|0.034|0.034|0.0000000324249267578125|0.0000000324249267578125|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3.4" calcext:value-type="float">
            <text:p>3.4</text:p>
          </table:table-cell>
          <table:table-cell office:value-type="float" office:value="3.41" calcext:value-type="float">
            <text:p>3.4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000324249267578125" calcext:value-type="float">
            <text:p>3.24E-06</text:p>
          </table:table-cell>
          <table:table-cell office:value-type="float" office:value="0.00000325202941894531" calcext:value-type="float">
            <text:p>3.25E-06</text:p>
          </table:table-cell>
          <table:table-cell office:value-type="float" office:value="0.034" calcext:value-type="float">
            <text:p>3.40E-02</text:p>
          </table:table-cell>
          <table:table-cell office:value-type="float" office:value="0.0341" calcext:value-type="float">
            <text:p>3.41E-02</text:p>
          </table:table-cell>
          <table:table-cell office:value-type="float" office:value="0.0000000324249267578125" calcext:value-type="float">
            <text:p>3.24E-08</text:p>
          </table:table-cell>
          <table:table-cell office:value-type="float" office:value="0.0000000325202941894531" calcext:value-type="float">
            <text:p>3.25E-08</text:p>
          </table:table-cell>
          <table:table-cell table:style-name="ce8" table:formula="of:=&quot;|&quot;&amp;[.A24]&amp;&quot;|&quot;&amp;[.B24]&amp;&quot;|&quot;&amp;[.C24]&amp;&quot;|&quot;&amp;[.D24]&amp;&quot;|&quot;&amp;[.E24]&amp;&quot;|&quot;&amp;[.F24]&amp;&quot;|&quot;&amp;[.G24]&amp;&quot;|&quot;&amp;[.H24]&amp;&quot;|&quot;&amp;[.I24]&amp;&quot;|&quot;&amp;[.J24]&amp;&quot;|&quot;&amp;[.K24]&amp;&quot;|&quot;&amp;[.L24]&amp;&quot;|&quot;&amp;[.M24]&amp;&quot;|&quot;" office:value-type="string" office:string-value="|1024|32|100|global|3.4|3.41|0.083|0.00000324249267578125|0.00000325202941894531|0.034|0.0341|0.0000000324249267578125|0.0000000325202941894531|" calcext:value-type="string">
            <text:p>|1024|32|100|global|3.4|3.41|0.083|0.00000324249267578125|0.00000325202941894531|0.034|0.0341|0.0000000324249267578125|0.0000000325202941894531|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table:number-columns-repeated="2" office:value-type="float" office:value="17.05" calcext:value-type="float">
            <text:p>17.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000162601470947266" calcext:value-type="float">
            <text:p>1.63E-05</text:p>
          </table:table-cell>
          <table:table-cell table:number-columns-repeated="2" office:value-type="float" office:value="0.01705" calcext:value-type="float">
            <text:p>1.71E-02</text:p>
          </table:table-cell>
          <table:table-cell table:number-columns-repeated="2" office:value-type="float" office:value="0.0000000162601470947266" calcext:value-type="float">
            <text:p>1.63E-08</text:p>
          </table:table-cell>
          <table:table-cell table:style-name="ce8" table:formula="of:=&quot;|&quot;&amp;[.A25]&amp;&quot;|&quot;&amp;[.B25]&amp;&quot;|&quot;&amp;[.C25]&amp;&quot;|&quot;&amp;[.D25]&amp;&quot;|&quot;&amp;[.E25]&amp;&quot;|&quot;&amp;[.F25]&amp;&quot;|&quot;&amp;[.G25]&amp;&quot;|&quot;&amp;[.H25]&amp;&quot;|&quot;&amp;[.I25]&amp;&quot;|&quot;&amp;[.J25]&amp;&quot;|&quot;&amp;[.K25]&amp;&quot;|&quot;&amp;[.L25]&amp;&quot;|&quot;&amp;[.M25]&amp;&quot;|&quot;" office:value-type="string" office:string-value="|1024|32|1000|const|17.05|17.05|0.05|0.0000162601470947266|0.0000162601470947266|0.01705|0.01705|0.0000000162601470947266|0.0000000162601470947266|" calcext:value-type="string">
            <text:p>|1024|32|1000|const|17.05|17.05|0.05|0.0000162601470947266|0.0000162601470947266|0.01705|0.01705|0.0000000162601470947266|0.0000000162601470947266|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table:number-columns-repeated="2"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163078308105469" calcext:value-type="float">
            <text:p>1.63E-05</text:p>
          </table:table-cell>
          <table:table-cell table:number-columns-repeated="2" office:value-type="float" office:value="0.0171" calcext:value-type="float">
            <text:p>1.71E-02</text:p>
          </table:table-cell>
          <table:table-cell table:number-columns-repeated="2" office:value-type="float" office:value="0.0000000163078308105469" calcext:value-type="float">
            <text:p>1.63E-08</text:p>
          </table:table-cell>
          <table:table-cell table:style-name="ce8" table:formula="of:=&quot;|&quot;&amp;[.A26]&amp;&quot;|&quot;&amp;[.B26]&amp;&quot;|&quot;&amp;[.C26]&amp;&quot;|&quot;&amp;[.D26]&amp;&quot;|&quot;&amp;[.E26]&amp;&quot;|&quot;&amp;[.F26]&amp;&quot;|&quot;&amp;[.G26]&amp;&quot;|&quot;&amp;[.H26]&amp;&quot;|&quot;&amp;[.I26]&amp;&quot;|&quot;&amp;[.J26]&amp;&quot;|&quot;&amp;[.K26]&amp;&quot;|&quot;&amp;[.L26]&amp;&quot;|&quot;&amp;[.M26]&amp;&quot;|&quot;" office:value-type="string" office:string-value="|1024|32|1000|global|17.1|17.1|0|0.0000163078308105469|0.0000163078308105469|0.0171|0.0171|0.0000000163078308105469|0.0000000163078308105469|" calcext:value-type="string">
            <text:p>|1024|32|1000|global|17.1|17.1|0|0.0000163078308105469|0.0000163078308105469|0.0171|0.0171|0.0000000163078308105469|0.0000000163078308105469|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office:value-type="float" office:value="7.2" calcext:value-type="float">
            <text:p>7.2</text:p>
          </table:table-cell>
          <table:table-cell office:value-type="float" office:value="7.21" calcext:value-type="float">
            <text:p>7.2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000171661376953125" calcext:value-type="float">
            <text:p>1.72E-06</text:p>
          </table:table-cell>
          <table:table-cell office:value-type="float" office:value="0.00000171899795532227" calcext:value-type="float">
            <text:p>1.72E-06</text:p>
          </table:table-cell>
          <table:table-cell office:value-type="float" office:value="0.72" calcext:value-type="float">
            <text:p>7.20E-01</text:p>
          </table:table-cell>
          <table:table-cell office:value-type="float" office:value="0.721" calcext:value-type="float">
            <text:p>7.21E-01</text:p>
          </table:table-cell>
          <table:table-cell office:value-type="float" office:value="0.000000171661376953125" calcext:value-type="float">
            <text:p>1.72E-07</text:p>
          </table:table-cell>
          <table:table-cell office:value-type="float" office:value="0.000000171899795532227" calcext:value-type="float">
            <text:p>1.72E-07</text:p>
          </table:table-cell>
          <table:table-cell table:style-name="ce8" table:formula="of:=&quot;|&quot;&amp;[.A27]&amp;&quot;|&quot;&amp;[.B27]&amp;&quot;|&quot;&amp;[.C27]&amp;&quot;|&quot;&amp;[.D27]&amp;&quot;|&quot;&amp;[.E27]&amp;&quot;|&quot;&amp;[.F27]&amp;&quot;|&quot;&amp;[.G27]&amp;&quot;|&quot;&amp;[.H27]&amp;&quot;|&quot;&amp;[.I27]&amp;&quot;|&quot;&amp;[.J27]&amp;&quot;|&quot;&amp;[.K27]&amp;&quot;|&quot;&amp;[.L27]&amp;&quot;|&quot;&amp;[.M27]&amp;&quot;|&quot;" office:value-type="string" office:string-value="|2048|16|10|const|7.2|7.21|0.083|0.00000171661376953125|0.00000171899795532227|0.72|0.721|0.000000171661376953125|0.000000171899795532227|" calcext:value-type="string">
            <text:p>|2048|16|10|const|7.2|7.21|0.083|0.00000171661376953125|0.00000171899795532227|0.72|0.721|0.000000171661376953125|0.000000171899795532227|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7.4" calcext:value-type="float">
            <text:p>7.4</text:p>
          </table:table-cell>
          <table:table-cell office:value-type="float" office:value="7.36" calcext:value-type="float">
            <text:p>7.36</text:p>
          </table:table-cell>
          <table:table-cell office:value-type="float" office:value="0.156" calcext:value-type="float">
            <text:p>0.156</text:p>
          </table:table-cell>
          <table:table-cell office:value-type="float" office:value="0.00000176429748535156" calcext:value-type="float">
            <text:p>1.76E-06</text:p>
          </table:table-cell>
          <table:table-cell office:value-type="float" office:value="0.0000017547607421875" calcext:value-type="float">
            <text:p>1.75E-06</text:p>
          </table:table-cell>
          <table:table-cell office:value-type="float" office:value="0.74" calcext:value-type="float">
            <text:p>7.40E-01</text:p>
          </table:table-cell>
          <table:table-cell office:value-type="float" office:value="0.736" calcext:value-type="float">
            <text:p>7.36E-01</text:p>
          </table:table-cell>
          <table:table-cell office:value-type="float" office:value="0.000000176429748535156" calcext:value-type="float">
            <text:p>1.76E-07</text:p>
          </table:table-cell>
          <table:table-cell office:value-type="float" office:value="0.00000017547607421875" calcext:value-type="float">
            <text:p>1.75E-07</text:p>
          </table:table-cell>
          <table:table-cell table:style-name="ce8" table:formula="of:=&quot;|&quot;&amp;[.A28]&amp;&quot;|&quot;&amp;[.B28]&amp;&quot;|&quot;&amp;[.C28]&amp;&quot;|&quot;&amp;[.D28]&amp;&quot;|&quot;&amp;[.E28]&amp;&quot;|&quot;&amp;[.F28]&amp;&quot;|&quot;&amp;[.G28]&amp;&quot;|&quot;&amp;[.H28]&amp;&quot;|&quot;&amp;[.I28]&amp;&quot;|&quot;&amp;[.J28]&amp;&quot;|&quot;&amp;[.K28]&amp;&quot;|&quot;&amp;[.L28]&amp;&quot;|&quot;&amp;[.M28]&amp;&quot;|&quot;" office:value-type="string" office:string-value="|2048|16|10|global|7.4|7.36|0.156|0.00000176429748535156|0.0000017547607421875|0.74|0.736|0.000000176429748535156|0.00000017547607421875|" calcext:value-type="string">
            <text:p>|2048|16|10|global|7.4|7.36|0.156|0.00000176429748535156|0.0000017547607421875|0.74|0.736|0.000000176429748535156|0.00000017547607421875|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office:value-type="float" office:value="12.5" calcext:value-type="float">
            <text:p>12.5</text:p>
          </table:table-cell>
          <table:table-cell office:value-type="float" office:value="12.47" calcext:value-type="float">
            <text:p>12.4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000298023223876953" calcext:value-type="float">
            <text:p>2.98E-06</text:p>
          </table:table-cell>
          <table:table-cell office:value-type="float" office:value="0.00000297307968139648" calcext:value-type="float">
            <text:p>2.97E-06</text:p>
          </table:table-cell>
          <table:table-cell office:value-type="float" office:value="0.125" calcext:value-type="float">
            <text:p>1.25E-01</text:p>
          </table:table-cell>
          <table:table-cell office:value-type="float" office:value="0.1247" calcext:value-type="float">
            <text:p>1.25E-01</text:p>
          </table:table-cell>
          <table:table-cell office:value-type="float" office:value="0.0000000298023223876953" calcext:value-type="float">
            <text:p>2.98E-08</text:p>
          </table:table-cell>
          <table:table-cell office:value-type="float" office:value="0.0000000297307968139648" calcext:value-type="float">
            <text:p>2.97E-08</text:p>
          </table:table-cell>
          <table:table-cell table:style-name="ce8" table:formula="of:=&quot;|&quot;&amp;[.A29]&amp;&quot;|&quot;&amp;[.B29]&amp;&quot;|&quot;&amp;[.C29]&amp;&quot;|&quot;&amp;[.D29]&amp;&quot;|&quot;&amp;[.E29]&amp;&quot;|&quot;&amp;[.F29]&amp;&quot;|&quot;&amp;[.G29]&amp;&quot;|&quot;&amp;[.H29]&amp;&quot;|&quot;&amp;[.I29]&amp;&quot;|&quot;&amp;[.J29]&amp;&quot;|&quot;&amp;[.K29]&amp;&quot;|&quot;&amp;[.L29]&amp;&quot;|&quot;&amp;[.M29]&amp;&quot;|&quot;" office:value-type="string" office:string-value="|2048|16|100|const|12.5|12.47|0.064|0.00000298023223876953|0.00000297307968139648|0.125|0.1247|0.0000000298023223876953|0.0000000297307968139648|" calcext:value-type="string">
            <text:p>|2048|16|100|const|12.5|12.47|0.064|0.00000298023223876953|0.00000297307968139648|0.125|0.1247|0.0000000298023223876953|0.0000000297307968139648|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12.7" calcext:value-type="float">
            <text:p>12.7</text:p>
          </table:table-cell>
          <table:table-cell office:value-type="float" office:value="12.68" calcext:value-type="float">
            <text:p>12.68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0302791595458984" calcext:value-type="float">
            <text:p>3.03E-06</text:p>
          </table:table-cell>
          <table:table-cell office:value-type="float" office:value="0.00000302314758300781" calcext:value-type="float">
            <text:p>3.02E-06</text:p>
          </table:table-cell>
          <table:table-cell office:value-type="float" office:value="0.127" calcext:value-type="float">
            <text:p>1.27E-01</text:p>
          </table:table-cell>
          <table:table-cell office:value-type="float" office:value="0.1268" calcext:value-type="float">
            <text:p>1.27E-01</text:p>
          </table:table-cell>
          <table:table-cell office:value-type="float" office:value="0.0000000302791595458984" calcext:value-type="float">
            <text:p>3.03E-08</text:p>
          </table:table-cell>
          <table:table-cell office:value-type="float" office:value="0.0000000302314758300781" calcext:value-type="float">
            <text:p>3.02E-08</text:p>
          </table:table-cell>
          <table:table-cell table:style-name="ce8" table:formula="of:=&quot;|&quot;&amp;[.A30]&amp;&quot;|&quot;&amp;[.B30]&amp;&quot;|&quot;&amp;[.C30]&amp;&quot;|&quot;&amp;[.D30]&amp;&quot;|&quot;&amp;[.E30]&amp;&quot;|&quot;&amp;[.F30]&amp;&quot;|&quot;&amp;[.G30]&amp;&quot;|&quot;&amp;[.H30]&amp;&quot;|&quot;&amp;[.I30]&amp;&quot;|&quot;&amp;[.J30]&amp;&quot;|&quot;&amp;[.K30]&amp;&quot;|&quot;&amp;[.L30]&amp;&quot;|&quot;&amp;[.M30]&amp;&quot;|&quot;" office:value-type="string" office:string-value="|2048|16|100|global|12.7|12.68|0.04|0.00000302791595458984|0.00000302314758300781|0.127|0.1268|0.0000000302791595458984|0.0000000302314758300781|" calcext:value-type="string">
            <text:p>|2048|16|100|global|12.7|12.68|0.04|0.00000302791595458984|0.00000302314758300781|0.127|0.1268|0.0000000302791595458984|0.0000000302314758300781|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65.3" calcext:value-type="float">
            <text:p>65.3</text:p>
          </table:table-cell>
          <table:table-cell office:value-type="float" office:value="65.66" calcext:value-type="float">
            <text:p>65.66</text:p>
          </table:table-cell>
          <table:table-cell office:value-type="float" office:value="0.796" calcext:value-type="float">
            <text:p>0.796</text:p>
          </table:table-cell>
          <table:table-cell office:value-type="float" office:value="0.000015568733215332" calcext:value-type="float">
            <text:p>1.56E-05</text:p>
          </table:table-cell>
          <table:table-cell office:value-type="float" office:value="0.0000156545639038086" calcext:value-type="float">
            <text:p>1.57E-05</text:p>
          </table:table-cell>
          <table:table-cell office:value-type="float" office:value="0.0653" calcext:value-type="float">
            <text:p>6.53E-02</text:p>
          </table:table-cell>
          <table:table-cell office:value-type="float" office:value="0.06566" calcext:value-type="float">
            <text:p>6.57E-02</text:p>
          </table:table-cell>
          <table:table-cell office:value-type="float" office:value="0.000000015568733215332" calcext:value-type="float">
            <text:p>1.56E-08</text:p>
          </table:table-cell>
          <table:table-cell office:value-type="float" office:value="0.0000000156545639038086" calcext:value-type="float">
            <text:p>1.57E-08</text:p>
          </table:table-cell>
          <table:table-cell table:style-name="ce8" table:formula="of:=&quot;|&quot;&amp;[.A31]&amp;&quot;|&quot;&amp;[.B31]&amp;&quot;|&quot;&amp;[.C31]&amp;&quot;|&quot;&amp;[.D31]&amp;&quot;|&quot;&amp;[.E31]&amp;&quot;|&quot;&amp;[.F31]&amp;&quot;|&quot;&amp;[.G31]&amp;&quot;|&quot;&amp;[.H31]&amp;&quot;|&quot;&amp;[.I31]&amp;&quot;|&quot;&amp;[.J31]&amp;&quot;|&quot;&amp;[.K31]&amp;&quot;|&quot;&amp;[.L31]&amp;&quot;|&quot;&amp;[.M31]&amp;&quot;|&quot;" office:value-type="string" office:string-value="|2048|16|1000|const|65.3|65.66|0.796|0.000015568733215332|0.0000156545639038086|0.0653|0.06566|0.000000015568733215332|0.0000000156545639038086|" calcext:value-type="string">
            <text:p>|2048|16|1000|const|65.3|65.66|0.796|0.000015568733215332|0.0000156545639038086|0.0653|0.06566|0.000000015568733215332|0.0000000156545639038086|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65.45" calcext:value-type="float">
            <text:p>65.45</text:p>
          </table:table-cell>
          <table:table-cell office:value-type="float" office:value="65.72" calcext:value-type="float">
            <text:p>65.72</text:p>
          </table:table-cell>
          <table:table-cell office:value-type="float" office:value="0.629" calcext:value-type="float">
            <text:p>0.629</text:p>
          </table:table-cell>
          <table:table-cell office:value-type="float" office:value="0.0000156044960021973" calcext:value-type="float">
            <text:p>1.56E-05</text:p>
          </table:table-cell>
          <table:table-cell office:value-type="float" office:value="0.0000156688690185547" calcext:value-type="float">
            <text:p>1.57E-05</text:p>
          </table:table-cell>
          <table:table-cell office:value-type="float" office:value="0.06545" calcext:value-type="float">
            <text:p>6.55E-02</text:p>
          </table:table-cell>
          <table:table-cell office:value-type="float" office:value="0.06572" calcext:value-type="float">
            <text:p>6.57E-02</text:p>
          </table:table-cell>
          <table:table-cell office:value-type="float" office:value="0.0000000156044960021973" calcext:value-type="float">
            <text:p>1.56E-08</text:p>
          </table:table-cell>
          <table:table-cell office:value-type="float" office:value="0.0000000156688690185547" calcext:value-type="float">
            <text:p>1.57E-08</text:p>
          </table:table-cell>
          <table:table-cell table:style-name="ce8" table:formula="of:=&quot;|&quot;&amp;[.A32]&amp;&quot;|&quot;&amp;[.B32]&amp;&quot;|&quot;&amp;[.C32]&amp;&quot;|&quot;&amp;[.D32]&amp;&quot;|&quot;&amp;[.E32]&amp;&quot;|&quot;&amp;[.F32]&amp;&quot;|&quot;&amp;[.G32]&amp;&quot;|&quot;&amp;[.H32]&amp;&quot;|&quot;&amp;[.I32]&amp;&quot;|&quot;&amp;[.J32]&amp;&quot;|&quot;&amp;[.K32]&amp;&quot;|&quot;&amp;[.L32]&amp;&quot;|&quot;&amp;[.M32]&amp;&quot;|&quot;" office:value-type="string" office:string-value="|2048|16|1000|global|65.45|65.72|0.629|0.0000156044960021973|0.0000156688690185547|0.06545|0.06572|0.0000000156044960021973|0.0000000156688690185547|" calcext:value-type="string">
            <text:p>|2048|16|1000|global|65.45|65.72|0.629|0.0000156044960021973|0.0000156688690185547|0.06545|0.06572|0.0000000156044960021973|0.0000000156688690185547|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office:value-type="float" office:value="7.3" calcext:value-type="float">
            <text:p>7.3</text:p>
          </table:table-cell>
          <table:table-cell office:value-type="float" office:value="7.28" calcext:value-type="float">
            <text:p>7.28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0174045562744141" calcext:value-type="float">
            <text:p>1.74E-06</text:p>
          </table:table-cell>
          <table:table-cell office:value-type="float" office:value="0.00000173568725585938" calcext:value-type="float">
            <text:p>1.74E-06</text:p>
          </table:table-cell>
          <table:table-cell office:value-type="float" office:value="0.73" calcext:value-type="float">
            <text:p>7.30E-01</text:p>
          </table:table-cell>
          <table:table-cell office:value-type="float" office:value="0.728" calcext:value-type="float">
            <text:p>7.28E-01</text:p>
          </table:table-cell>
          <table:table-cell office:value-type="float" office:value="0.000000174045562744141" calcext:value-type="float">
            <text:p>1.74E-07</text:p>
          </table:table-cell>
          <table:table-cell office:value-type="float" office:value="0.000000173568725585938" calcext:value-type="float">
            <text:p>1.74E-07</text:p>
          </table:table-cell>
          <table:table-cell table:style-name="ce8" table:formula="of:=&quot;|&quot;&amp;[.A33]&amp;&quot;|&quot;&amp;[.B33]&amp;&quot;|&quot;&amp;[.C33]&amp;&quot;|&quot;&amp;[.D33]&amp;&quot;|&quot;&amp;[.E33]&amp;&quot;|&quot;&amp;[.F33]&amp;&quot;|&quot;&amp;[.G33]&amp;&quot;|&quot;&amp;[.H33]&amp;&quot;|&quot;&amp;[.I33]&amp;&quot;|&quot;&amp;[.J33]&amp;&quot;|&quot;&amp;[.K33]&amp;&quot;|&quot;&amp;[.L33]&amp;&quot;|&quot;&amp;[.M33]&amp;&quot;|&quot;" office:value-type="string" office:string-value="|2048|32|10|const|7.3|7.28|0.04|0.00000174045562744141|0.00000173568725585938|0.73|0.728|0.000000174045562744141|0.000000173568725585938|" calcext:value-type="string">
            <text:p>|2048|32|10|const|7.3|7.28|0.04|0.00000174045562744141|0.00000173568725585938|0.73|0.728|0.000000174045562744141|0.000000173568725585938|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7.35" calcext:value-type="float">
            <text:p>7.35</text:p>
          </table:table-cell>
          <table:table-cell office:value-type="float" office:value="7.38" calcext:value-type="float">
            <text:p>7.38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000175237655639648" calcext:value-type="float">
            <text:p>1.75E-06</text:p>
          </table:table-cell>
          <table:table-cell office:value-type="float" office:value="0.00000175952911376953" calcext:value-type="float">
            <text:p>1.76E-06</text:p>
          </table:table-cell>
          <table:table-cell office:value-type="float" office:value="0.735" calcext:value-type="float">
            <text:p>7.35E-01</text:p>
          </table:table-cell>
          <table:table-cell office:value-type="float" office:value="0.738" calcext:value-type="float">
            <text:p>7.38E-01</text:p>
          </table:table-cell>
          <table:table-cell office:value-type="float" office:value="0.000000175237655639648" calcext:value-type="float">
            <text:p>1.75E-07</text:p>
          </table:table-cell>
          <table:table-cell office:value-type="float" office:value="0.000000175952911376953" calcext:value-type="float">
            <text:p>1.76E-07</text:p>
          </table:table-cell>
          <table:table-cell table:style-name="ce8" table:formula="of:=&quot;|&quot;&amp;[.A34]&amp;&quot;|&quot;&amp;[.B34]&amp;&quot;|&quot;&amp;[.C34]&amp;&quot;|&quot;&amp;[.D34]&amp;&quot;|&quot;&amp;[.E34]&amp;&quot;|&quot;&amp;[.F34]&amp;&quot;|&quot;&amp;[.G34]&amp;&quot;|&quot;&amp;[.H34]&amp;&quot;|&quot;&amp;[.I34]&amp;&quot;|&quot;&amp;[.J34]&amp;&quot;|&quot;&amp;[.K34]&amp;&quot;|&quot;&amp;[.L34]&amp;&quot;|&quot;&amp;[.M34]&amp;&quot;|&quot;" office:value-type="string" office:string-value="|2048|32|10|global|7.35|7.38|0.117|0.00000175237655639648|0.00000175952911376953|0.735|0.738|0.000000175237655639648|0.000000175952911376953|" calcext:value-type="string">
            <text:p>|2048|32|10|global|7.35|7.38|0.117|0.00000175237655639648|0.00000175952911376953|0.735|0.738|0.000000175237655639648|0.000000175952911376953|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t</text:p>
          </table:table-cell>
          <table:table-cell office:value-type="float" office:value="12.7" calcext:value-type="float">
            <text:p>12.7</text:p>
          </table:table-cell>
          <table:table-cell office:value-type="float" office:value="12.65" calcext:value-type="float">
            <text:p>12.6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000302791595458984" calcext:value-type="float">
            <text:p>3.03E-06</text:p>
          </table:table-cell>
          <table:table-cell office:value-type="float" office:value="0.00000301599502563477" calcext:value-type="float">
            <text:p>3.02E-06</text:p>
          </table:table-cell>
          <table:table-cell office:value-type="float" office:value="0.127" calcext:value-type="float">
            <text:p>1.27E-01</text:p>
          </table:table-cell>
          <table:table-cell office:value-type="float" office:value="0.1265" calcext:value-type="float">
            <text:p>1.27E-01</text:p>
          </table:table-cell>
          <table:table-cell office:value-type="float" office:value="0.0000000302791595458984" calcext:value-type="float">
            <text:p>3.03E-08</text:p>
          </table:table-cell>
          <table:table-cell office:value-type="float" office:value="0.0000000301599502563477" calcext:value-type="float">
            <text:p>3.02E-08</text:p>
          </table:table-cell>
          <table:table-cell table:style-name="ce8" table:formula="of:=&quot;|&quot;&amp;[.A35]&amp;&quot;|&quot;&amp;[.B35]&amp;&quot;|&quot;&amp;[.C35]&amp;&quot;|&quot;&amp;[.D35]&amp;&quot;|&quot;&amp;[.E35]&amp;&quot;|&quot;&amp;[.F35]&amp;&quot;|&quot;&amp;[.G35]&amp;&quot;|&quot;&amp;[.H35]&amp;&quot;|&quot;&amp;[.I35]&amp;&quot;|&quot;&amp;[.J35]&amp;&quot;|&quot;&amp;[.K35]&amp;&quot;|&quot;&amp;[.L35]&amp;&quot;|&quot;&amp;[.M35]&amp;&quot;|&quot;" office:value-type="string" office:string-value="|2048|32|100|const|12.7|12.65|0.081|0.00000302791595458984|0.00000301599502563477|0.127|0.1265|0.0000000302791595458984|0.0000000301599502563477|" calcext:value-type="string">
            <text:p>|2048|32|100|const|12.7|12.65|0.081|0.00000302791595458984|0.00000301599502563477|0.127|0.1265|0.0000000302791595458984|0.0000000301599502563477|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obal</text:p>
          </table:table-cell>
          <table:table-cell office:value-type="float" office:value="12.7" calcext:value-type="float">
            <text:p>12.7</text:p>
          </table:table-cell>
          <table:table-cell office:value-type="float" office:value="12.71" calcext:value-type="float">
            <text:p>12.71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0302791595458984" calcext:value-type="float">
            <text:p>3.03E-06</text:p>
          </table:table-cell>
          <table:table-cell office:value-type="float" office:value="0.00000303030014038086" calcext:value-type="float">
            <text:p>3.03E-06</text:p>
          </table:table-cell>
          <table:table-cell office:value-type="float" office:value="0.127" calcext:value-type="float">
            <text:p>1.27E-01</text:p>
          </table:table-cell>
          <table:table-cell office:value-type="float" office:value="0.1271" calcext:value-type="float">
            <text:p>1.27E-01</text:p>
          </table:table-cell>
          <table:table-cell office:value-type="float" office:value="0.0000000302791595458984" calcext:value-type="float">
            <text:p>3.03E-08</text:p>
          </table:table-cell>
          <table:table-cell office:value-type="float" office:value="0.0000000303030014038086" calcext:value-type="float">
            <text:p>3.03E-08</text:p>
          </table:table-cell>
          <table:table-cell table:style-name="ce8" table:formula="of:=&quot;|&quot;&amp;[.A36]&amp;&quot;|&quot;&amp;[.B36]&amp;&quot;|&quot;&amp;[.C36]&amp;&quot;|&quot;&amp;[.D36]&amp;&quot;|&quot;&amp;[.E36]&amp;&quot;|&quot;&amp;[.F36]&amp;&quot;|&quot;&amp;[.G36]&amp;&quot;|&quot;&amp;[.H36]&amp;&quot;|&quot;&amp;[.I36]&amp;&quot;|&quot;&amp;[.J36]&amp;&quot;|&quot;&amp;[.K36]&amp;&quot;|&quot;&amp;[.L36]&amp;&quot;|&quot;&amp;[.M36]&amp;&quot;|&quot;" office:value-type="string" office:string-value="|2048|32|100|global|12.7|12.71|0.07|0.00000302791595458984|0.00000303030014038086|0.127|0.1271|0.0000000302791595458984|0.0000000303030014038086|" calcext:value-type="string">
            <text:p>|2048|32|100|global|12.7|12.71|0.07|0.00000302791595458984|0.00000303030014038086|0.127|0.1271|0.0000000302791595458984|0.0000000303030014038086|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st</text:p>
          </table:table-cell>
          <table:table-cell office:value-type="float" office:value="65.9" calcext:value-type="float">
            <text:p>65.9</text:p>
          </table:table-cell>
          <table:table-cell office:value-type="float" office:value="65.92" calcext:value-type="float">
            <text:p>65.92</text:p>
          </table:table-cell>
          <table:table-cell office:value-type="float" office:value="0.14" calcext:value-type="float">
            <text:p>0.14</text:p>
          </table:table-cell>
          <table:table-cell office:value-type="float" office:value="0.000015711784362793" calcext:value-type="float">
            <text:p>1.57E-05</text:p>
          </table:table-cell>
          <table:table-cell office:value-type="float" office:value="0.000015716552734375" calcext:value-type="float">
            <text:p>1.57E-05</text:p>
          </table:table-cell>
          <table:table-cell office:value-type="float" office:value="0.0659" calcext:value-type="float">
            <text:p>6.59E-02</text:p>
          </table:table-cell>
          <table:table-cell office:value-type="float" office:value="0.06592" calcext:value-type="float">
            <text:p>6.59E-02</text:p>
          </table:table-cell>
          <table:table-cell office:value-type="float" office:value="0.000000015711784362793" calcext:value-type="float">
            <text:p>1.57E-08</text:p>
          </table:table-cell>
          <table:table-cell office:value-type="float" office:value="0.000000015716552734375" calcext:value-type="float">
            <text:p>1.57E-08</text:p>
          </table:table-cell>
          <table:table-cell table:style-name="ce8" table:formula="of:=&quot;|&quot;&amp;[.A37]&amp;&quot;|&quot;&amp;[.B37]&amp;&quot;|&quot;&amp;[.C37]&amp;&quot;|&quot;&amp;[.D37]&amp;&quot;|&quot;&amp;[.E37]&amp;&quot;|&quot;&amp;[.F37]&amp;&quot;|&quot;&amp;[.G37]&amp;&quot;|&quot;&amp;[.H37]&amp;&quot;|&quot;&amp;[.I37]&amp;&quot;|&quot;&amp;[.J37]&amp;&quot;|&quot;&amp;[.K37]&amp;&quot;|&quot;&amp;[.L37]&amp;&quot;|&quot;&amp;[.M37]&amp;&quot;|&quot;" office:value-type="string" office:string-value="|2048|32|1000|const|65.9|65.92|0.14|0.000015711784362793|0.000015716552734375|0.0659|0.06592|0.000000015711784362793|0.000000015716552734375|" calcext:value-type="string">
            <text:p>|2048|32|1000|const|65.9|65.92|0.14|0.000015711784362793|0.000015716552734375|0.0659|0.06592|0.000000015711784362793|0.000000015716552734375|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lobal</text:p>
          </table:table-cell>
          <table:table-cell office:value-type="float" office:value="65.9" calcext:value-type="float">
            <text:p>65.9</text:p>
          </table:table-cell>
          <table:table-cell office:value-type="float" office:value="66.14" calcext:value-type="float">
            <text:p>66.14</text:p>
          </table:table-cell>
          <table:table-cell office:value-type="float" office:value="0.758" calcext:value-type="float">
            <text:p>0.758</text:p>
          </table:table-cell>
          <table:table-cell office:value-type="float" office:value="0.000015711784362793" calcext:value-type="float">
            <text:p>1.57E-05</text:p>
          </table:table-cell>
          <table:table-cell office:value-type="float" office:value="0.0000157690048217773" calcext:value-type="float">
            <text:p>1.58E-05</text:p>
          </table:table-cell>
          <table:table-cell office:value-type="float" office:value="0.0659" calcext:value-type="float">
            <text:p>6.59E-02</text:p>
          </table:table-cell>
          <table:table-cell office:value-type="float" office:value="0.06614" calcext:value-type="float">
            <text:p>6.61E-02</text:p>
          </table:table-cell>
          <table:table-cell office:value-type="float" office:value="0.000000015711784362793" calcext:value-type="float">
            <text:p>1.57E-08</text:p>
          </table:table-cell>
          <table:table-cell office:value-type="float" office:value="0.0000000157690048217773" calcext:value-type="float">
            <text:p>1.58E-08</text:p>
          </table:table-cell>
          <table:table-cell table:style-name="ce8" table:formula="of:=&quot;|&quot;&amp;[.A38]&amp;&quot;|&quot;&amp;[.B38]&amp;&quot;|&quot;&amp;[.C38]&amp;&quot;|&quot;&amp;[.D38]&amp;&quot;|&quot;&amp;[.E38]&amp;&quot;|&quot;&amp;[.F38]&amp;&quot;|&quot;&amp;[.G38]&amp;&quot;|&quot;&amp;[.H38]&amp;&quot;|&quot;&amp;[.I38]&amp;&quot;|&quot;&amp;[.J38]&amp;&quot;|&quot;&amp;[.K38]&amp;&quot;|&quot;&amp;[.L38]&amp;&quot;|&quot;&amp;[.M38]&amp;&quot;|&quot;" office:value-type="string" office:string-value="|2048|32|1000|global|65.9|66.14|0.758|0.000015711784362793|0.0000157690048217773|0.0659|0.06614|0.000000015711784362793|0.0000000157690048217773|" calcext:value-type="string">
            <text:p>|2048|32|1000|global|65.9|66.14|0.758|0.000015711784362793|0.0000157690048217773|0.0659|0.06614|0.000000015711784362793|0.0000000157690048217773|</text:p>
          </table:table-cell>
        </table:table-row>
        <table:table-row table:style-name="ro2">
          <table:table-cell table:number-columns-repeated="9"/>
          <table:table-cell table:style-name="Default" table:number-columns-repeated="4"/>
          <table:table-cell/>
        </table:table-row>
        <table:table-row table:style-name="ro2">
          <table:table-cell table:number-columns-repeated="7"/>
          <table:table-cell office:value-type="float" office:value="0.0000026702880859375" calcext:value-type="float">
            <text:p>2.67E-06</text:p>
          </table:table-cell>
          <table:table-cell office:value-type="float" office:value="0.00000274658203125" calcext:value-type="float">
            <text:p>2.75E-06</text:p>
          </table:table-cell>
          <table:table-cell office:value-type="float" office:value="0.07" calcext:value-type="float">
            <text:p>7.00E-02</text:p>
          </table:table-cell>
          <table:table-cell office:value-type="float" office:value="0.072" calcext:value-type="float">
            <text:p>7.20E-02</text:p>
          </table:table-cell>
          <table:table-cell office:value-type="float" office:value="0.00000026702880859375" calcext:value-type="float">
            <text:p>2.67E-07</text:p>
          </table:table-cell>
          <table:table-cell office:value-type="float" office:value="0.000000274658203125" calcext:value-type="float">
            <text:p>2.75E-07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26702880859375" calcext:value-type="float">
            <text:p>2.67E-06</text:p>
          </table:table-cell>
          <table:table-cell office:value-type="float" office:value="0.000002593994140625" calcext:value-type="float">
            <text:p>2.59E-06</text:p>
          </table:table-cell>
          <table:table-cell office:value-type="float" office:value="0.07" calcext:value-type="float">
            <text:p>7.00E-02</text:p>
          </table:table-cell>
          <table:table-cell office:value-type="float" office:value="0.068" calcext:value-type="float">
            <text:p>6.80E-02</text:p>
          </table:table-cell>
          <table:table-cell office:value-type="float" office:value="0.00000026702880859375" calcext:value-type="float">
            <text:p>2.67E-07</text:p>
          </table:table-cell>
          <table:table-cell office:value-type="float" office:value="0.0000002593994140625" calcext:value-type="float">
            <text:p>2.59E-07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3814697265625" calcext:value-type="float">
            <text:p>3.81E-06</text:p>
          </table:table-cell>
          <table:table-cell office:value-type="float" office:value="0.00000400543212890625" calcext:value-type="float">
            <text:p>4.01E-06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105" calcext:value-type="float">
            <text:p>1.05E-02</text:p>
          </table:table-cell>
          <table:table-cell office:value-type="float" office:value="0.00000003814697265625" calcext:value-type="float">
            <text:p>3.81E-08</text:p>
          </table:table-cell>
          <table:table-cell office:value-type="float" office:value="0.0000000400543212890625" calcext:value-type="float">
            <text:p>4.01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3814697265625" calcext:value-type="float">
            <text:p>3.81E-06</text:p>
          </table:table-cell>
          <table:table-cell office:value-type="float" office:value="0.00000392913818359375" calcext:value-type="float">
            <text:p>3.93E-06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103" calcext:value-type="float">
            <text:p>1.03E-02</text:p>
          </table:table-cell>
          <table:table-cell office:value-type="float" office:value="0.00000003814697265625" calcext:value-type="float">
            <text:p>3.81E-08</text:p>
          </table:table-cell>
          <table:table-cell office:value-type="float" office:value="0.0000000392913818359375" calcext:value-type="float">
            <text:p>3.93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173568725585937" calcext:value-type="float">
            <text:p>1.74E-05</text:p>
          </table:table-cell>
          <table:table-cell office:value-type="float" office:value="0.0000177383422851563" calcext:value-type="float">
            <text:p>1.77E-05</text:p>
          </table:table-cell>
          <table:table-cell office:value-type="float" office:value="0.00455" calcext:value-type="float">
            <text:p>4.55E-03</text:p>
          </table:table-cell>
          <table:table-cell office:value-type="float" office:value="0.00465" calcext:value-type="float">
            <text:p>4.65E-03</text:p>
          </table:table-cell>
          <table:table-cell office:value-type="float" office:value="0.0000000173568725585938" calcext:value-type="float">
            <text:p>1.74E-08</text:p>
          </table:table-cell>
          <table:table-cell office:value-type="float" office:value="0.0000000177383422851563" calcext:value-type="float">
            <text:p>1.77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171661376953125" calcext:value-type="float">
            <text:p>1.72E-05</text:p>
          </table:table-cell>
          <table:table-cell office:value-type="float" office:value="0.0000172805786132813" calcext:value-type="float">
            <text:p>1.73E-05</text:p>
          </table:table-cell>
          <table:table-cell office:value-type="float" office:value="0.0045" calcext:value-type="float">
            <text:p>4.50E-03</text:p>
          </table:table-cell>
          <table:table-cell office:value-type="float" office:value="0.00453" calcext:value-type="float">
            <text:p>4.53E-03</text:p>
          </table:table-cell>
          <table:table-cell office:value-type="float" office:value="0.0000000171661376953125" calcext:value-type="float">
            <text:p>1.72E-08</text:p>
          </table:table-cell>
          <table:table-cell office:value-type="float" office:value="0.0000000172805786132813" calcext:value-type="float">
            <text:p>1.73E-08</text:p>
          </table:table-cell>
          <table:table-cell/>
        </table:table-row>
        <table:table-row table:style-name="ro2">
          <table:table-cell table:number-columns-repeated="7"/>
          <table:table-cell table:number-columns-repeated="2" office:value-type="float" office:value="0.0000026702880859375" calcext:value-type="float">
            <text:p>2.67E-06</text:p>
          </table:table-cell>
          <table:table-cell table:number-columns-repeated="2" office:value-type="float" office:value="0.07" calcext:value-type="float">
            <text:p>7.00E-02</text:p>
          </table:table-cell>
          <table:table-cell table:number-columns-repeated="2" office:value-type="float" office:value="0.00000026702880859375" calcext:value-type="float">
            <text:p>2.67E-07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26702880859375" calcext:value-type="float">
            <text:p>2.67E-06</text:p>
          </table:table-cell>
          <table:table-cell office:value-type="float" office:value="0.0000025177001953125" calcext:value-type="float">
            <text:p>2.52E-06</text:p>
          </table:table-cell>
          <table:table-cell office:value-type="float" office:value="0.07" calcext:value-type="float">
            <text:p>7.00E-02</text:p>
          </table:table-cell>
          <table:table-cell office:value-type="float" office:value="0.066" calcext:value-type="float">
            <text:p>6.60E-02</text:p>
          </table:table-cell>
          <table:table-cell office:value-type="float" office:value="0.00000026702880859375" calcext:value-type="float">
            <text:p>2.67E-07</text:p>
          </table:table-cell>
          <table:table-cell office:value-type="float" office:value="0.00000025177001953125" calcext:value-type="float">
            <text:p>2.52E-07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3814697265625" calcext:value-type="float">
            <text:p>3.81E-06</text:p>
          </table:table-cell>
          <table:table-cell office:value-type="float" office:value="0.00000400543212890625" calcext:value-type="float">
            <text:p>4.01E-06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105" calcext:value-type="float">
            <text:p>1.05E-02</text:p>
          </table:table-cell>
          <table:table-cell office:value-type="float" office:value="0.00000003814697265625" calcext:value-type="float">
            <text:p>3.81E-08</text:p>
          </table:table-cell>
          <table:table-cell office:value-type="float" office:value="0.0000000400543212890625" calcext:value-type="float">
            <text:p>4.01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3814697265625" calcext:value-type="float">
            <text:p>3.81E-06</text:p>
          </table:table-cell>
          <table:table-cell office:value-type="float" office:value="0.0000038909912109375" calcext:value-type="float">
            <text:p>3.89E-06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102" calcext:value-type="float">
            <text:p>1.02E-02</text:p>
          </table:table-cell>
          <table:table-cell office:value-type="float" office:value="0.00000003814697265625" calcext:value-type="float">
            <text:p>3.81E-08</text:p>
          </table:table-cell>
          <table:table-cell office:value-type="float" office:value="0.000000038909912109375" calcext:value-type="float">
            <text:p>3.89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17547607421875" calcext:value-type="float">
            <text:p>1.75E-05</text:p>
          </table:table-cell>
          <table:table-cell office:value-type="float" office:value="0.0000182342529296875" calcext:value-type="float">
            <text:p>1.82E-05</text:p>
          </table:table-cell>
          <table:table-cell office:value-type="float" office:value="0.0046" calcext:value-type="float">
            <text:p>4.60E-03</text:p>
          </table:table-cell>
          <table:table-cell office:value-type="float" office:value="0.00478" calcext:value-type="float">
            <text:p>4.78E-03</text:p>
          </table:table-cell>
          <table:table-cell office:value-type="float" office:value="0.000000017547607421875" calcext:value-type="float">
            <text:p>1.75E-08</text:p>
          </table:table-cell>
          <table:table-cell office:value-type="float" office:value="0.0000000182342529296875" calcext:value-type="float">
            <text:p>1.82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162124633789062" calcext:value-type="float">
            <text:p>1.62E-05</text:p>
          </table:table-cell>
          <table:table-cell office:value-type="float" office:value="0.0000163650512695312" calcext:value-type="float">
            <text:p>1.64E-05</text:p>
          </table:table-cell>
          <table:table-cell office:value-type="float" office:value="0.00425" calcext:value-type="float">
            <text:p>4.25E-03</text:p>
          </table:table-cell>
          <table:table-cell office:value-type="float" office:value="0.00429" calcext:value-type="float">
            <text:p>4.29E-03</text:p>
          </table:table-cell>
          <table:table-cell office:value-type="float" office:value="0.0000000162124633789063" calcext:value-type="float">
            <text:p>1.62E-08</text:p>
          </table:table-cell>
          <table:table-cell office:value-type="float" office:value="0.0000000163650512695313" calcext:value-type="float">
            <text:p>1.64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19073486328125" calcext:value-type="float">
            <text:p>1.91E-06</text:p>
          </table:table-cell>
          <table:table-cell office:value-type="float" office:value="0.00000189781188964844" calcext:value-type="float">
            <text:p>1.90E-06</text:p>
          </table:table-cell>
          <table:table-cell office:value-type="float" office:value="0.2" calcext:value-type="float">
            <text:p>2.00E-01</text:p>
          </table:table-cell>
          <table:table-cell office:value-type="float" office:value="0.199" calcext:value-type="float">
            <text:p>1.99E-01</text:p>
          </table:table-cell>
          <table:table-cell office:value-type="float" office:value="0.00000019073486328125" calcext:value-type="float">
            <text:p>1.91E-07</text:p>
          </table:table-cell>
          <table:table-cell office:value-type="float" office:value="0.000000189781188964844" calcext:value-type="float">
            <text:p>1.90E-07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200271606445312" calcext:value-type="float">
            <text:p>2.00E-06</text:p>
          </table:table-cell>
          <table:table-cell office:value-type="float" office:value="0.00000197410583496094" calcext:value-type="float">
            <text:p>1.97E-06</text:p>
          </table:table-cell>
          <table:table-cell office:value-type="float" office:value="0.21" calcext:value-type="float">
            <text:p>2.10E-01</text:p>
          </table:table-cell>
          <table:table-cell office:value-type="float" office:value="0.207" calcext:value-type="float">
            <text:p>2.07E-01</text:p>
          </table:table-cell>
          <table:table-cell office:value-type="float" office:value="0.000000200271606445313" calcext:value-type="float">
            <text:p>2.00E-07</text:p>
          </table:table-cell>
          <table:table-cell office:value-type="float" office:value="0.000000197410583496094" calcext:value-type="float">
            <text:p>1.97E-07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314712524414062" calcext:value-type="float">
            <text:p>3.15E-06</text:p>
          </table:table-cell>
          <table:table-cell office:value-type="float" office:value="0.00000318527221679687" calcext:value-type="float">
            <text:p>3.19E-06</text:p>
          </table:table-cell>
          <table:table-cell office:value-type="float" office:value="0.033" calcext:value-type="float">
            <text:p>3.30E-02</text:p>
          </table:table-cell>
          <table:table-cell office:value-type="float" office:value="0.0334" calcext:value-type="float">
            <text:p>3.34E-02</text:p>
          </table:table-cell>
          <table:table-cell office:value-type="float" office:value="0.0000000314712524414062" calcext:value-type="float">
            <text:p>3.15E-08</text:p>
          </table:table-cell>
          <table:table-cell office:value-type="float" office:value="0.0000000318527221679687" calcext:value-type="float">
            <text:p>3.19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324249267578125" calcext:value-type="float">
            <text:p>3.24E-06</text:p>
          </table:table-cell>
          <table:table-cell office:value-type="float" office:value="0.00000325202941894531" calcext:value-type="float">
            <text:p>3.25E-06</text:p>
          </table:table-cell>
          <table:table-cell office:value-type="float" office:value="0.034" calcext:value-type="float">
            <text:p>3.40E-02</text:p>
          </table:table-cell>
          <table:table-cell office:value-type="float" office:value="0.0341" calcext:value-type="float">
            <text:p>3.41E-02</text:p>
          </table:table-cell>
          <table:table-cell office:value-type="float" office:value="0.0000000324249267578125" calcext:value-type="float">
            <text:p>3.24E-08</text:p>
          </table:table-cell>
          <table:table-cell office:value-type="float" office:value="0.0000000325202941894531" calcext:value-type="float">
            <text:p>3.25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158786773681641" calcext:value-type="float">
            <text:p>1.59E-05</text:p>
          </table:table-cell>
          <table:table-cell office:value-type="float" office:value="0.0000158977508544922" calcext:value-type="float">
            <text:p>1.59E-05</text:p>
          </table:table-cell>
          <table:table-cell office:value-type="float" office:value="0.01665" calcext:value-type="float">
            <text:p>1.67E-02</text:p>
          </table:table-cell>
          <table:table-cell office:value-type="float" office:value="0.01667" calcext:value-type="float">
            <text:p>1.67E-02</text:p>
          </table:table-cell>
          <table:table-cell office:value-type="float" office:value="0.0000000158786773681641" calcext:value-type="float">
            <text:p>1.59E-08</text:p>
          </table:table-cell>
          <table:table-cell office:value-type="float" office:value="0.0000000158977508544922" calcext:value-type="float">
            <text:p>1.59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16021728515625" calcext:value-type="float">
            <text:p>1.60E-05</text:p>
          </table:table-cell>
          <table:table-cell office:value-type="float" office:value="0.0000167942047119141" calcext:value-type="float">
            <text:p>1.68E-05</text:p>
          </table:table-cell>
          <table:table-cell office:value-type="float" office:value="0.0168" calcext:value-type="float">
            <text:p>1.68E-02</text:p>
          </table:table-cell>
          <table:table-cell office:value-type="float" office:value="0.01761" calcext:value-type="float">
            <text:p>1.76E-02</text:p>
          </table:table-cell>
          <table:table-cell office:value-type="float" office:value="0.000000016021728515625" calcext:value-type="float">
            <text:p>1.60E-08</text:p>
          </table:table-cell>
          <table:table-cell office:value-type="float" office:value="0.0000000167942047119141" calcext:value-type="float">
            <text:p>1.68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19073486328125" calcext:value-type="float">
            <text:p>1.91E-06</text:p>
          </table:table-cell>
          <table:table-cell office:value-type="float" office:value="0.00000187873840332031" calcext:value-type="float">
            <text:p>1.88E-06</text:p>
          </table:table-cell>
          <table:table-cell office:value-type="float" office:value="0.2" calcext:value-type="float">
            <text:p>2.00E-01</text:p>
          </table:table-cell>
          <table:table-cell office:value-type="float" office:value="0.197" calcext:value-type="float">
            <text:p>1.97E-01</text:p>
          </table:table-cell>
          <table:table-cell office:value-type="float" office:value="0.00000019073486328125" calcext:value-type="float">
            <text:p>1.91E-07</text:p>
          </table:table-cell>
          <table:table-cell office:value-type="float" office:value="0.000000187873840332031" calcext:value-type="float">
            <text:p>1.88E-07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200271606445312" calcext:value-type="float">
            <text:p>2.00E-06</text:p>
          </table:table-cell>
          <table:table-cell office:value-type="float" office:value="0.00000196456909179688" calcext:value-type="float">
            <text:p>1.96E-06</text:p>
          </table:table-cell>
          <table:table-cell office:value-type="float" office:value="0.21" calcext:value-type="float">
            <text:p>2.10E-01</text:p>
          </table:table-cell>
          <table:table-cell office:value-type="float" office:value="0.206" calcext:value-type="float">
            <text:p>2.06E-01</text:p>
          </table:table-cell>
          <table:table-cell office:value-type="float" office:value="0.000000200271606445313" calcext:value-type="float">
            <text:p>2.00E-07</text:p>
          </table:table-cell>
          <table:table-cell office:value-type="float" office:value="0.000000196456909179688" calcext:value-type="float">
            <text:p>1.96E-07</text:p>
          </table:table-cell>
          <table:table-cell/>
        </table:table-row>
        <table:table-row table:style-name="ro2">
          <table:table-cell table:number-columns-repeated="7"/>
          <table:table-cell table:number-columns-repeated="2" office:value-type="float" office:value="0.00000324249267578125" calcext:value-type="float">
            <text:p>3.24E-06</text:p>
          </table:table-cell>
          <table:table-cell table:number-columns-repeated="2" office:value-type="float" office:value="0.034" calcext:value-type="float">
            <text:p>3.40E-02</text:p>
          </table:table-cell>
          <table:table-cell table:number-columns-repeated="2" office:value-type="float" office:value="0.0000000324249267578125" calcext:value-type="float">
            <text:p>3.24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324249267578125" calcext:value-type="float">
            <text:p>3.24E-06</text:p>
          </table:table-cell>
          <table:table-cell office:value-type="float" office:value="0.00000325202941894531" calcext:value-type="float">
            <text:p>3.25E-06</text:p>
          </table:table-cell>
          <table:table-cell office:value-type="float" office:value="0.034" calcext:value-type="float">
            <text:p>3.40E-02</text:p>
          </table:table-cell>
          <table:table-cell office:value-type="float" office:value="0.0341" calcext:value-type="float">
            <text:p>3.41E-02</text:p>
          </table:table-cell>
          <table:table-cell office:value-type="float" office:value="0.0000000324249267578125" calcext:value-type="float">
            <text:p>3.24E-08</text:p>
          </table:table-cell>
          <table:table-cell office:value-type="float" office:value="0.0000000325202941894531" calcext:value-type="float">
            <text:p>3.25E-08</text:p>
          </table:table-cell>
          <table:table-cell/>
        </table:table-row>
        <table:table-row table:style-name="ro2">
          <table:table-cell table:number-columns-repeated="7"/>
          <table:table-cell table:number-columns-repeated="2" office:value-type="float" office:value="0.0000162601470947266" calcext:value-type="float">
            <text:p>1.63E-05</text:p>
          </table:table-cell>
          <table:table-cell table:number-columns-repeated="2" office:value-type="float" office:value="0.01705" calcext:value-type="float">
            <text:p>1.71E-02</text:p>
          </table:table-cell>
          <table:table-cell table:number-columns-repeated="2" office:value-type="float" office:value="0.0000000162601470947266" calcext:value-type="float">
            <text:p>1.63E-08</text:p>
          </table:table-cell>
          <table:table-cell/>
        </table:table-row>
        <table:table-row table:style-name="ro2">
          <table:table-cell table:number-columns-repeated="7"/>
          <table:table-cell table:number-columns-repeated="2" office:value-type="float" office:value="0.0000163078308105469" calcext:value-type="float">
            <text:p>1.63E-05</text:p>
          </table:table-cell>
          <table:table-cell table:number-columns-repeated="2" office:value-type="float" office:value="0.0171" calcext:value-type="float">
            <text:p>1.71E-02</text:p>
          </table:table-cell>
          <table:table-cell table:number-columns-repeated="2" office:value-type="float" office:value="0.0000000163078308105469" calcext:value-type="float">
            <text:p>1.63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171661376953125" calcext:value-type="float">
            <text:p>1.72E-06</text:p>
          </table:table-cell>
          <table:table-cell office:value-type="float" office:value="0.00000171899795532227" calcext:value-type="float">
            <text:p>1.72E-06</text:p>
          </table:table-cell>
          <table:table-cell office:value-type="float" office:value="0.72" calcext:value-type="float">
            <text:p>7.20E-01</text:p>
          </table:table-cell>
          <table:table-cell office:value-type="float" office:value="0.721" calcext:value-type="float">
            <text:p>7.21E-01</text:p>
          </table:table-cell>
          <table:table-cell office:value-type="float" office:value="0.000000171661376953125" calcext:value-type="float">
            <text:p>1.72E-07</text:p>
          </table:table-cell>
          <table:table-cell office:value-type="float" office:value="0.000000171899795532227" calcext:value-type="float">
            <text:p>1.72E-07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176429748535156" calcext:value-type="float">
            <text:p>1.76E-06</text:p>
          </table:table-cell>
          <table:table-cell office:value-type="float" office:value="0.0000017547607421875" calcext:value-type="float">
            <text:p>1.75E-06</text:p>
          </table:table-cell>
          <table:table-cell office:value-type="float" office:value="0.74" calcext:value-type="float">
            <text:p>7.40E-01</text:p>
          </table:table-cell>
          <table:table-cell office:value-type="float" office:value="0.736" calcext:value-type="float">
            <text:p>7.36E-01</text:p>
          </table:table-cell>
          <table:table-cell office:value-type="float" office:value="0.000000176429748535156" calcext:value-type="float">
            <text:p>1.76E-07</text:p>
          </table:table-cell>
          <table:table-cell office:value-type="float" office:value="0.00000017547607421875" calcext:value-type="float">
            <text:p>1.75E-07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298023223876953" calcext:value-type="float">
            <text:p>2.98E-06</text:p>
          </table:table-cell>
          <table:table-cell office:value-type="float" office:value="0.00000297307968139648" calcext:value-type="float">
            <text:p>2.97E-06</text:p>
          </table:table-cell>
          <table:table-cell office:value-type="float" office:value="0.125" calcext:value-type="float">
            <text:p>1.25E-01</text:p>
          </table:table-cell>
          <table:table-cell office:value-type="float" office:value="0.1247" calcext:value-type="float">
            <text:p>1.25E-01</text:p>
          </table:table-cell>
          <table:table-cell office:value-type="float" office:value="0.0000000298023223876953" calcext:value-type="float">
            <text:p>2.98E-08</text:p>
          </table:table-cell>
          <table:table-cell office:value-type="float" office:value="0.0000000297307968139648" calcext:value-type="float">
            <text:p>2.97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302791595458984" calcext:value-type="float">
            <text:p>3.03E-06</text:p>
          </table:table-cell>
          <table:table-cell office:value-type="float" office:value="0.00000302314758300781" calcext:value-type="float">
            <text:p>3.02E-06</text:p>
          </table:table-cell>
          <table:table-cell office:value-type="float" office:value="0.127" calcext:value-type="float">
            <text:p>1.27E-01</text:p>
          </table:table-cell>
          <table:table-cell office:value-type="float" office:value="0.1268" calcext:value-type="float">
            <text:p>1.27E-01</text:p>
          </table:table-cell>
          <table:table-cell office:value-type="float" office:value="0.0000000302791595458984" calcext:value-type="float">
            <text:p>3.03E-08</text:p>
          </table:table-cell>
          <table:table-cell office:value-type="float" office:value="0.0000000302314758300781" calcext:value-type="float">
            <text:p>3.02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15568733215332" calcext:value-type="float">
            <text:p>1.56E-05</text:p>
          </table:table-cell>
          <table:table-cell office:value-type="float" office:value="0.0000156545639038086" calcext:value-type="float">
            <text:p>1.57E-05</text:p>
          </table:table-cell>
          <table:table-cell office:value-type="float" office:value="0.0653" calcext:value-type="float">
            <text:p>6.53E-02</text:p>
          </table:table-cell>
          <table:table-cell office:value-type="float" office:value="0.06566" calcext:value-type="float">
            <text:p>6.57E-02</text:p>
          </table:table-cell>
          <table:table-cell office:value-type="float" office:value="0.000000015568733215332" calcext:value-type="float">
            <text:p>1.56E-08</text:p>
          </table:table-cell>
          <table:table-cell office:value-type="float" office:value="0.0000000156545639038086" calcext:value-type="float">
            <text:p>1.57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156044960021973" calcext:value-type="float">
            <text:p>1.56E-05</text:p>
          </table:table-cell>
          <table:table-cell office:value-type="float" office:value="0.0000156688690185547" calcext:value-type="float">
            <text:p>1.57E-05</text:p>
          </table:table-cell>
          <table:table-cell office:value-type="float" office:value="0.06545" calcext:value-type="float">
            <text:p>6.55E-02</text:p>
          </table:table-cell>
          <table:table-cell office:value-type="float" office:value="0.06572" calcext:value-type="float">
            <text:p>6.57E-02</text:p>
          </table:table-cell>
          <table:table-cell office:value-type="float" office:value="0.0000000156044960021973" calcext:value-type="float">
            <text:p>1.56E-08</text:p>
          </table:table-cell>
          <table:table-cell office:value-type="float" office:value="0.0000000156688690185547" calcext:value-type="float">
            <text:p>1.57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174045562744141" calcext:value-type="float">
            <text:p>1.74E-06</text:p>
          </table:table-cell>
          <table:table-cell office:value-type="float" office:value="0.00000173568725585938" calcext:value-type="float">
            <text:p>1.74E-06</text:p>
          </table:table-cell>
          <table:table-cell office:value-type="float" office:value="0.73" calcext:value-type="float">
            <text:p>7.30E-01</text:p>
          </table:table-cell>
          <table:table-cell office:value-type="float" office:value="0.728" calcext:value-type="float">
            <text:p>7.28E-01</text:p>
          </table:table-cell>
          <table:table-cell office:value-type="float" office:value="0.000000174045562744141" calcext:value-type="float">
            <text:p>1.74E-07</text:p>
          </table:table-cell>
          <table:table-cell office:value-type="float" office:value="0.000000173568725585938" calcext:value-type="float">
            <text:p>1.74E-07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175237655639648" calcext:value-type="float">
            <text:p>1.75E-06</text:p>
          </table:table-cell>
          <table:table-cell office:value-type="float" office:value="0.00000175952911376953" calcext:value-type="float">
            <text:p>1.76E-06</text:p>
          </table:table-cell>
          <table:table-cell office:value-type="float" office:value="0.735" calcext:value-type="float">
            <text:p>7.35E-01</text:p>
          </table:table-cell>
          <table:table-cell office:value-type="float" office:value="0.738" calcext:value-type="float">
            <text:p>7.38E-01</text:p>
          </table:table-cell>
          <table:table-cell office:value-type="float" office:value="0.000000175237655639648" calcext:value-type="float">
            <text:p>1.75E-07</text:p>
          </table:table-cell>
          <table:table-cell office:value-type="float" office:value="0.000000175952911376953" calcext:value-type="float">
            <text:p>1.76E-07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302791595458984" calcext:value-type="float">
            <text:p>3.03E-06</text:p>
          </table:table-cell>
          <table:table-cell office:value-type="float" office:value="0.00000301599502563477" calcext:value-type="float">
            <text:p>3.02E-06</text:p>
          </table:table-cell>
          <table:table-cell office:value-type="float" office:value="0.127" calcext:value-type="float">
            <text:p>1.27E-01</text:p>
          </table:table-cell>
          <table:table-cell office:value-type="float" office:value="0.1265" calcext:value-type="float">
            <text:p>1.27E-01</text:p>
          </table:table-cell>
          <table:table-cell office:value-type="float" office:value="0.0000000302791595458984" calcext:value-type="float">
            <text:p>3.03E-08</text:p>
          </table:table-cell>
          <table:table-cell office:value-type="float" office:value="0.0000000301599502563477" calcext:value-type="float">
            <text:p>3.02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302791595458984" calcext:value-type="float">
            <text:p>3.03E-06</text:p>
          </table:table-cell>
          <table:table-cell office:value-type="float" office:value="0.00000303030014038086" calcext:value-type="float">
            <text:p>3.03E-06</text:p>
          </table:table-cell>
          <table:table-cell office:value-type="float" office:value="0.127" calcext:value-type="float">
            <text:p>1.27E-01</text:p>
          </table:table-cell>
          <table:table-cell office:value-type="float" office:value="0.1271" calcext:value-type="float">
            <text:p>1.27E-01</text:p>
          </table:table-cell>
          <table:table-cell office:value-type="float" office:value="0.0000000302791595458984" calcext:value-type="float">
            <text:p>3.03E-08</text:p>
          </table:table-cell>
          <table:table-cell office:value-type="float" office:value="0.0000000303030014038086" calcext:value-type="float">
            <text:p>3.03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15711784362793" calcext:value-type="float">
            <text:p>1.57E-05</text:p>
          </table:table-cell>
          <table:table-cell office:value-type="float" office:value="0.000015716552734375" calcext:value-type="float">
            <text:p>1.57E-05</text:p>
          </table:table-cell>
          <table:table-cell office:value-type="float" office:value="0.0659" calcext:value-type="float">
            <text:p>6.59E-02</text:p>
          </table:table-cell>
          <table:table-cell office:value-type="float" office:value="0.06592" calcext:value-type="float">
            <text:p>6.59E-02</text:p>
          </table:table-cell>
          <table:table-cell office:value-type="float" office:value="0.000000015711784362793" calcext:value-type="float">
            <text:p>1.57E-08</text:p>
          </table:table-cell>
          <table:table-cell office:value-type="float" office:value="0.000000015716552734375" calcext:value-type="float">
            <text:p>1.57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15711784362793" calcext:value-type="float">
            <text:p>1.57E-05</text:p>
          </table:table-cell>
          <table:table-cell office:value-type="float" office:value="0.0000157690048217773" calcext:value-type="float">
            <text:p>1.58E-05</text:p>
          </table:table-cell>
          <table:table-cell office:value-type="float" office:value="0.0659" calcext:value-type="float">
            <text:p>6.59E-02</text:p>
          </table:table-cell>
          <table:table-cell office:value-type="float" office:value="0.06614" calcext:value-type="float">
            <text:p>6.61E-02</text:p>
          </table:table-cell>
          <table:table-cell office:value-type="float" office:value="0.000000015711784362793" calcext:value-type="float">
            <text:p>1.57E-08</text:p>
          </table:table-cell>
          <table:table-cell office:value-type="float" office:value="0.0000000157690048217773" calcext:value-type="float">
            <text:p>1.58E-08</text:p>
          </table:table-cell>
          <table:table-cell/>
        </table:table-row>
        <table:table-row table:style-name="ro2">
          <table:table-cell table:number-columns-repeated="7"/>
          <table:table-cell table:style-name="Default" table:number-columns-repeated="6"/>
          <table:table-cell/>
        </table:table-row>
        <table:table-row table:style-name="ro2">
          <table:table-cell table:number-columns-repeated="7"/>
          <table:table-cell office:value-type="float" office:value="0.00000267" calcext:value-type="float">
            <text:p>2.67E-06</text:p>
          </table:table-cell>
          <table:table-cell office:value-type="float" office:value="0.00000275" calcext:value-type="float">
            <text:p>2.75E-06</text:p>
          </table:table-cell>
          <table:table-cell office:value-type="float" office:value="0.07" calcext:value-type="float">
            <text:p>7.00E-02</text:p>
          </table:table-cell>
          <table:table-cell office:value-type="float" office:value="0.072" calcext:value-type="float">
            <text:p>7.20E-02</text:p>
          </table:table-cell>
          <table:table-cell office:value-type="float" office:value="0.000000267" calcext:value-type="float">
            <text:p>2.67E-07</text:p>
          </table:table-cell>
          <table:table-cell office:value-type="float" office:value="0.000000275" calcext:value-type="float">
            <text:p>2.75E-07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267" calcext:value-type="float">
            <text:p>2.67E-06</text:p>
          </table:table-cell>
          <table:table-cell office:value-type="float" office:value="0.00000259" calcext:value-type="float">
            <text:p>2.59E-06</text:p>
          </table:table-cell>
          <table:table-cell office:value-type="float" office:value="0.07" calcext:value-type="float">
            <text:p>7.00E-02</text:p>
          </table:table-cell>
          <table:table-cell office:value-type="float" office:value="0.068" calcext:value-type="float">
            <text:p>6.80E-02</text:p>
          </table:table-cell>
          <table:table-cell office:value-type="float" office:value="0.000000267" calcext:value-type="float">
            <text:p>2.67E-07</text:p>
          </table:table-cell>
          <table:table-cell office:value-type="float" office:value="0.000000259" calcext:value-type="float">
            <text:p>2.59E-07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381" calcext:value-type="float">
            <text:p>3.81E-06</text:p>
          </table:table-cell>
          <table:table-cell office:value-type="float" office:value="0.00000401" calcext:value-type="float">
            <text:p>4.01E-06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105" calcext:value-type="float">
            <text:p>1.05E-02</text:p>
          </table:table-cell>
          <table:table-cell office:value-type="float" office:value="0.0000000381" calcext:value-type="float">
            <text:p>3.81E-08</text:p>
          </table:table-cell>
          <table:table-cell office:value-type="float" office:value="0.0000000401" calcext:value-type="float">
            <text:p>4.01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381" calcext:value-type="float">
            <text:p>3.81E-06</text:p>
          </table:table-cell>
          <table:table-cell office:value-type="float" office:value="0.00000393" calcext:value-type="float">
            <text:p>3.93E-06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103" calcext:value-type="float">
            <text:p>1.03E-02</text:p>
          </table:table-cell>
          <table:table-cell office:value-type="float" office:value="0.0000000381" calcext:value-type="float">
            <text:p>3.81E-08</text:p>
          </table:table-cell>
          <table:table-cell office:value-type="float" office:value="0.0000000393" calcext:value-type="float">
            <text:p>3.93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174" calcext:value-type="float">
            <text:p>1.74E-05</text:p>
          </table:table-cell>
          <table:table-cell office:value-type="float" office:value="0.0000177" calcext:value-type="float">
            <text:p>1.77E-05</text:p>
          </table:table-cell>
          <table:table-cell office:value-type="float" office:value="0.00455" calcext:value-type="float">
            <text:p>4.55E-03</text:p>
          </table:table-cell>
          <table:table-cell office:value-type="float" office:value="0.00465" calcext:value-type="float">
            <text:p>4.65E-03</text:p>
          </table:table-cell>
          <table:table-cell office:value-type="float" office:value="0.0000000174" calcext:value-type="float">
            <text:p>1.74E-08</text:p>
          </table:table-cell>
          <table:table-cell office:value-type="float" office:value="0.0000000177" calcext:value-type="float">
            <text:p>1.77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172" calcext:value-type="float">
            <text:p>1.72E-05</text:p>
          </table:table-cell>
          <table:table-cell office:value-type="float" office:value="0.0000173" calcext:value-type="float">
            <text:p>1.73E-05</text:p>
          </table:table-cell>
          <table:table-cell office:value-type="float" office:value="0.0045" calcext:value-type="float">
            <text:p>4.50E-03</text:p>
          </table:table-cell>
          <table:table-cell office:value-type="float" office:value="0.00453" calcext:value-type="float">
            <text:p>4.53E-03</text:p>
          </table:table-cell>
          <table:table-cell office:value-type="float" office:value="0.0000000172" calcext:value-type="float">
            <text:p>1.72E-08</text:p>
          </table:table-cell>
          <table:table-cell office:value-type="float" office:value="0.0000000173" calcext:value-type="float">
            <text:p>1.73E-08</text:p>
          </table:table-cell>
          <table:table-cell/>
        </table:table-row>
        <table:table-row table:style-name="ro2">
          <table:table-cell table:number-columns-repeated="7"/>
          <table:table-cell table:number-columns-repeated="2" office:value-type="float" office:value="0.00000267" calcext:value-type="float">
            <text:p>2.67E-06</text:p>
          </table:table-cell>
          <table:table-cell table:number-columns-repeated="2" office:value-type="float" office:value="0.07" calcext:value-type="float">
            <text:p>7.00E-02</text:p>
          </table:table-cell>
          <table:table-cell table:number-columns-repeated="2" office:value-type="float" office:value="0.000000267" calcext:value-type="float">
            <text:p>2.67E-07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267" calcext:value-type="float">
            <text:p>2.67E-06</text:p>
          </table:table-cell>
          <table:table-cell office:value-type="float" office:value="0.00000252" calcext:value-type="float">
            <text:p>2.52E-06</text:p>
          </table:table-cell>
          <table:table-cell office:value-type="float" office:value="0.07" calcext:value-type="float">
            <text:p>7.00E-02</text:p>
          </table:table-cell>
          <table:table-cell office:value-type="float" office:value="0.066" calcext:value-type="float">
            <text:p>6.60E-02</text:p>
          </table:table-cell>
          <table:table-cell office:value-type="float" office:value="0.000000267" calcext:value-type="float">
            <text:p>2.67E-07</text:p>
          </table:table-cell>
          <table:table-cell office:value-type="float" office:value="0.000000252" calcext:value-type="float">
            <text:p>2.52E-07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381" calcext:value-type="float">
            <text:p>3.81E-06</text:p>
          </table:table-cell>
          <table:table-cell office:value-type="float" office:value="0.00000401" calcext:value-type="float">
            <text:p>4.01E-06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105" calcext:value-type="float">
            <text:p>1.05E-02</text:p>
          </table:table-cell>
          <table:table-cell office:value-type="float" office:value="0.0000000381" calcext:value-type="float">
            <text:p>3.81E-08</text:p>
          </table:table-cell>
          <table:table-cell office:value-type="float" office:value="0.0000000401" calcext:value-type="float">
            <text:p>4.01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381" calcext:value-type="float">
            <text:p>3.81E-06</text:p>
          </table:table-cell>
          <table:table-cell office:value-type="float" office:value="0.00000389" calcext:value-type="float">
            <text:p>3.89E-06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102" calcext:value-type="float">
            <text:p>1.02E-02</text:p>
          </table:table-cell>
          <table:table-cell office:value-type="float" office:value="0.0000000381" calcext:value-type="float">
            <text:p>3.81E-08</text:p>
          </table:table-cell>
          <table:table-cell office:value-type="float" office:value="0.0000000389" calcext:value-type="float">
            <text:p>3.89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175" calcext:value-type="float">
            <text:p>1.75E-05</text:p>
          </table:table-cell>
          <table:table-cell office:value-type="float" office:value="0.0000182" calcext:value-type="float">
            <text:p>1.82E-05</text:p>
          </table:table-cell>
          <table:table-cell office:value-type="float" office:value="0.0046" calcext:value-type="float">
            <text:p>4.60E-03</text:p>
          </table:table-cell>
          <table:table-cell office:value-type="float" office:value="0.00478" calcext:value-type="float">
            <text:p>4.78E-03</text:p>
          </table:table-cell>
          <table:table-cell office:value-type="float" office:value="0.0000000175" calcext:value-type="float">
            <text:p>1.75E-08</text:p>
          </table:table-cell>
          <table:table-cell office:value-type="float" office:value="0.0000000182" calcext:value-type="float">
            <text:p>1.82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162" calcext:value-type="float">
            <text:p>1.62E-05</text:p>
          </table:table-cell>
          <table:table-cell office:value-type="float" office:value="0.0000164" calcext:value-type="float">
            <text:p>1.64E-05</text:p>
          </table:table-cell>
          <table:table-cell office:value-type="float" office:value="0.00425" calcext:value-type="float">
            <text:p>4.25E-03</text:p>
          </table:table-cell>
          <table:table-cell office:value-type="float" office:value="0.00429" calcext:value-type="float">
            <text:p>4.29E-03</text:p>
          </table:table-cell>
          <table:table-cell office:value-type="float" office:value="0.0000000162" calcext:value-type="float">
            <text:p>1.62E-08</text:p>
          </table:table-cell>
          <table:table-cell office:value-type="float" office:value="0.0000000164" calcext:value-type="float">
            <text:p>1.64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191" calcext:value-type="float">
            <text:p>1.91E-06</text:p>
          </table:table-cell>
          <table:table-cell office:value-type="float" office:value="0.0000019" calcext:value-type="float">
            <text:p>1.90E-06</text:p>
          </table:table-cell>
          <table:table-cell office:value-type="float" office:value="0.2" calcext:value-type="float">
            <text:p>2.00E-01</text:p>
          </table:table-cell>
          <table:table-cell office:value-type="float" office:value="0.199" calcext:value-type="float">
            <text:p>1.99E-01</text:p>
          </table:table-cell>
          <table:table-cell office:value-type="float" office:value="0.000000191" calcext:value-type="float">
            <text:p>1.91E-07</text:p>
          </table:table-cell>
          <table:table-cell office:value-type="float" office:value="0.00000019" calcext:value-type="float">
            <text:p>1.90E-07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2" calcext:value-type="float">
            <text:p>2.00E-06</text:p>
          </table:table-cell>
          <table:table-cell office:value-type="float" office:value="0.00000197" calcext:value-type="float">
            <text:p>1.97E-06</text:p>
          </table:table-cell>
          <table:table-cell office:value-type="float" office:value="0.21" calcext:value-type="float">
            <text:p>2.10E-01</text:p>
          </table:table-cell>
          <table:table-cell office:value-type="float" office:value="0.207" calcext:value-type="float">
            <text:p>2.07E-01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0.000000197" calcext:value-type="float">
            <text:p>1.97E-07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315" calcext:value-type="float">
            <text:p>3.15E-06</text:p>
          </table:table-cell>
          <table:table-cell office:value-type="float" office:value="0.00000319" calcext:value-type="float">
            <text:p>3.19E-06</text:p>
          </table:table-cell>
          <table:table-cell office:value-type="float" office:value="0.033" calcext:value-type="float">
            <text:p>3.30E-02</text:p>
          </table:table-cell>
          <table:table-cell office:value-type="float" office:value="0.0334" calcext:value-type="float">
            <text:p>3.34E-02</text:p>
          </table:table-cell>
          <table:table-cell office:value-type="float" office:value="0.0000000315" calcext:value-type="float">
            <text:p>3.15E-08</text:p>
          </table:table-cell>
          <table:table-cell office:value-type="float" office:value="0.0000000319" calcext:value-type="float">
            <text:p>3.19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324" calcext:value-type="float">
            <text:p>3.24E-06</text:p>
          </table:table-cell>
          <table:table-cell office:value-type="float" office:value="0.00000325" calcext:value-type="float">
            <text:p>3.25E-06</text:p>
          </table:table-cell>
          <table:table-cell office:value-type="float" office:value="0.034" calcext:value-type="float">
            <text:p>3.40E-02</text:p>
          </table:table-cell>
          <table:table-cell office:value-type="float" office:value="0.0341" calcext:value-type="float">
            <text:p>3.41E-02</text:p>
          </table:table-cell>
          <table:table-cell office:value-type="float" office:value="0.0000000324" calcext:value-type="float">
            <text:p>3.24E-08</text:p>
          </table:table-cell>
          <table:table-cell office:value-type="float" office:value="0.0000000325" calcext:value-type="float">
            <text:p>3.25E-08</text:p>
          </table:table-cell>
          <table:table-cell/>
        </table:table-row>
        <table:table-row table:style-name="ro2">
          <table:table-cell table:number-columns-repeated="7"/>
          <table:table-cell table:number-columns-repeated="2" office:value-type="float" office:value="0.0000159" calcext:value-type="float">
            <text:p>1.59E-05</text:p>
          </table:table-cell>
          <table:table-cell table:number-columns-repeated="2" office:value-type="float" office:value="0.0167" calcext:value-type="float">
            <text:p>1.67E-02</text:p>
          </table:table-cell>
          <table:table-cell table:number-columns-repeated="2" office:value-type="float" office:value="0.0000000159" calcext:value-type="float">
            <text:p>1.59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16" calcext:value-type="float">
            <text:p>1.60E-05</text:p>
          </table:table-cell>
          <table:table-cell office:value-type="float" office:value="0.0000168" calcext:value-type="float">
            <text:p>1.68E-05</text:p>
          </table:table-cell>
          <table:table-cell office:value-type="float" office:value="0.0168" calcext:value-type="float">
            <text:p>1.68E-02</text:p>
          </table:table-cell>
          <table:table-cell office:value-type="float" office:value="0.0176" calcext:value-type="float">
            <text:p>1.76E-02</text:p>
          </table:table-cell>
          <table:table-cell office:value-type="float" office:value="0.000000016" calcext:value-type="float">
            <text:p>1.60E-08</text:p>
          </table:table-cell>
          <table:table-cell office:value-type="float" office:value="0.0000000168" calcext:value-type="float">
            <text:p>1.68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191" calcext:value-type="float">
            <text:p>1.91E-06</text:p>
          </table:table-cell>
          <table:table-cell office:value-type="float" office:value="0.00000188" calcext:value-type="float">
            <text:p>1.88E-06</text:p>
          </table:table-cell>
          <table:table-cell office:value-type="float" office:value="0.2" calcext:value-type="float">
            <text:p>2.00E-01</text:p>
          </table:table-cell>
          <table:table-cell office:value-type="float" office:value="0.197" calcext:value-type="float">
            <text:p>1.97E-01</text:p>
          </table:table-cell>
          <table:table-cell office:value-type="float" office:value="0.000000191" calcext:value-type="float">
            <text:p>1.91E-07</text:p>
          </table:table-cell>
          <table:table-cell office:value-type="float" office:value="0.000000188" calcext:value-type="float">
            <text:p>1.88E-07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2" calcext:value-type="float">
            <text:p>2.00E-06</text:p>
          </table:table-cell>
          <table:table-cell office:value-type="float" office:value="0.00000196" calcext:value-type="float">
            <text:p>1.96E-06</text:p>
          </table:table-cell>
          <table:table-cell office:value-type="float" office:value="0.21" calcext:value-type="float">
            <text:p>2.10E-01</text:p>
          </table:table-cell>
          <table:table-cell office:value-type="float" office:value="0.206" calcext:value-type="float">
            <text:p>2.06E-01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0.000000196" calcext:value-type="float">
            <text:p>1.96E-07</text:p>
          </table:table-cell>
          <table:table-cell/>
        </table:table-row>
        <table:table-row table:style-name="ro2">
          <table:table-cell table:number-columns-repeated="7"/>
          <table:table-cell table:number-columns-repeated="2" office:value-type="float" office:value="0.00000324" calcext:value-type="float">
            <text:p>3.24E-06</text:p>
          </table:table-cell>
          <table:table-cell table:number-columns-repeated="2" office:value-type="float" office:value="0.034" calcext:value-type="float">
            <text:p>3.40E-02</text:p>
          </table:table-cell>
          <table:table-cell table:number-columns-repeated="2" office:value-type="float" office:value="0.0000000324" calcext:value-type="float">
            <text:p>3.24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324" calcext:value-type="float">
            <text:p>3.24E-06</text:p>
          </table:table-cell>
          <table:table-cell office:value-type="float" office:value="0.00000325" calcext:value-type="float">
            <text:p>3.25E-06</text:p>
          </table:table-cell>
          <table:table-cell office:value-type="float" office:value="0.034" calcext:value-type="float">
            <text:p>3.40E-02</text:p>
          </table:table-cell>
          <table:table-cell office:value-type="float" office:value="0.0341" calcext:value-type="float">
            <text:p>3.41E-02</text:p>
          </table:table-cell>
          <table:table-cell office:value-type="float" office:value="0.0000000324" calcext:value-type="float">
            <text:p>3.24E-08</text:p>
          </table:table-cell>
          <table:table-cell office:value-type="float" office:value="0.0000000325" calcext:value-type="float">
            <text:p>3.25E-08</text:p>
          </table:table-cell>
          <table:table-cell/>
        </table:table-row>
        <table:table-row table:style-name="ro2">
          <table:table-cell table:number-columns-repeated="7"/>
          <table:table-cell table:number-columns-repeated="2" office:value-type="float" office:value="0.0000163" calcext:value-type="float">
            <text:p>1.63E-05</text:p>
          </table:table-cell>
          <table:table-cell table:number-columns-repeated="2" office:value-type="float" office:value="0.0171" calcext:value-type="float">
            <text:p>1.71E-02</text:p>
          </table:table-cell>
          <table:table-cell table:number-columns-repeated="2" office:value-type="float" office:value="0.0000000163" calcext:value-type="float">
            <text:p>1.63E-08</text:p>
          </table:table-cell>
          <table:table-cell/>
        </table:table-row>
        <table:table-row table:style-name="ro2">
          <table:table-cell table:number-columns-repeated="7"/>
          <table:table-cell table:number-columns-repeated="2" office:value-type="float" office:value="0.0000163" calcext:value-type="float">
            <text:p>1.63E-05</text:p>
          </table:table-cell>
          <table:table-cell table:number-columns-repeated="2" office:value-type="float" office:value="0.0171" calcext:value-type="float">
            <text:p>1.71E-02</text:p>
          </table:table-cell>
          <table:table-cell table:number-columns-repeated="2" office:value-type="float" office:value="0.0000000163" calcext:value-type="float">
            <text:p>1.63E-08</text:p>
          </table:table-cell>
          <table:table-cell/>
        </table:table-row>
        <table:table-row table:style-name="ro2">
          <table:table-cell table:number-columns-repeated="7"/>
          <table:table-cell table:number-columns-repeated="2" office:value-type="float" office:value="0.00000172" calcext:value-type="float">
            <text:p>1.72E-06</text:p>
          </table:table-cell>
          <table:table-cell office:value-type="float" office:value="0.72" calcext:value-type="float">
            <text:p>7.20E-01</text:p>
          </table:table-cell>
          <table:table-cell office:value-type="float" office:value="0.721" calcext:value-type="float">
            <text:p>7.21E-01</text:p>
          </table:table-cell>
          <table:table-cell table:number-columns-repeated="2" office:value-type="float" office:value="0.000000172" calcext:value-type="float">
            <text:p>1.72E-07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176" calcext:value-type="float">
            <text:p>1.76E-06</text:p>
          </table:table-cell>
          <table:table-cell office:value-type="float" office:value="0.00000175" calcext:value-type="float">
            <text:p>1.75E-06</text:p>
          </table:table-cell>
          <table:table-cell office:value-type="float" office:value="0.74" calcext:value-type="float">
            <text:p>7.40E-01</text:p>
          </table:table-cell>
          <table:table-cell office:value-type="float" office:value="0.736" calcext:value-type="float">
            <text:p>7.36E-01</text:p>
          </table:table-cell>
          <table:table-cell office:value-type="float" office:value="0.000000176" calcext:value-type="float">
            <text:p>1.76E-07</text:p>
          </table:table-cell>
          <table:table-cell office:value-type="float" office:value="0.000000175" calcext:value-type="float">
            <text:p>1.75E-07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298" calcext:value-type="float">
            <text:p>2.98E-06</text:p>
          </table:table-cell>
          <table:table-cell office:value-type="float" office:value="0.00000297" calcext:value-type="float">
            <text:p>2.97E-06</text:p>
          </table:table-cell>
          <table:table-cell table:number-columns-repeated="2" office:value-type="float" office:value="0.125" calcext:value-type="float">
            <text:p>1.25E-01</text:p>
          </table:table-cell>
          <table:table-cell office:value-type="float" office:value="0.0000000298" calcext:value-type="float">
            <text:p>2.98E-08</text:p>
          </table:table-cell>
          <table:table-cell office:value-type="float" office:value="0.0000000297" calcext:value-type="float">
            <text:p>2.97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303" calcext:value-type="float">
            <text:p>3.03E-06</text:p>
          </table:table-cell>
          <table:table-cell office:value-type="float" office:value="0.00000302" calcext:value-type="float">
            <text:p>3.02E-06</text:p>
          </table:table-cell>
          <table:table-cell table:number-columns-repeated="2" office:value-type="float" office:value="0.127" calcext:value-type="float">
            <text:p>1.27E-01</text:p>
          </table:table-cell>
          <table:table-cell office:value-type="float" office:value="0.0000000303" calcext:value-type="float">
            <text:p>3.03E-08</text:p>
          </table:table-cell>
          <table:table-cell office:value-type="float" office:value="0.0000000302" calcext:value-type="float">
            <text:p>3.02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156" calcext:value-type="float">
            <text:p>1.56E-05</text:p>
          </table:table-cell>
          <table:table-cell office:value-type="float" office:value="0.0000157" calcext:value-type="float">
            <text:p>1.57E-05</text:p>
          </table:table-cell>
          <table:table-cell office:value-type="float" office:value="0.0653" calcext:value-type="float">
            <text:p>6.53E-02</text:p>
          </table:table-cell>
          <table:table-cell office:value-type="float" office:value="0.0657" calcext:value-type="float">
            <text:p>6.57E-02</text:p>
          </table:table-cell>
          <table:table-cell office:value-type="float" office:value="0.0000000156" calcext:value-type="float">
            <text:p>1.56E-08</text:p>
          </table:table-cell>
          <table:table-cell office:value-type="float" office:value="0.0000000157" calcext:value-type="float">
            <text:p>1.57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156" calcext:value-type="float">
            <text:p>1.56E-05</text:p>
          </table:table-cell>
          <table:table-cell office:value-type="float" office:value="0.0000157" calcext:value-type="float">
            <text:p>1.57E-05</text:p>
          </table:table-cell>
          <table:table-cell office:value-type="float" office:value="0.0655" calcext:value-type="float">
            <text:p>6.55E-02</text:p>
          </table:table-cell>
          <table:table-cell office:value-type="float" office:value="0.0657" calcext:value-type="float">
            <text:p>6.57E-02</text:p>
          </table:table-cell>
          <table:table-cell office:value-type="float" office:value="0.0000000156" calcext:value-type="float">
            <text:p>1.56E-08</text:p>
          </table:table-cell>
          <table:table-cell office:value-type="float" office:value="0.0000000157" calcext:value-type="float">
            <text:p>1.57E-08</text:p>
          </table:table-cell>
          <table:table-cell/>
        </table:table-row>
        <table:table-row table:style-name="ro2">
          <table:table-cell table:number-columns-repeated="7"/>
          <table:table-cell table:number-columns-repeated="2" office:value-type="float" office:value="0.00000174" calcext:value-type="float">
            <text:p>1.74E-06</text:p>
          </table:table-cell>
          <table:table-cell office:value-type="float" office:value="0.73" calcext:value-type="float">
            <text:p>7.30E-01</text:p>
          </table:table-cell>
          <table:table-cell office:value-type="float" office:value="0.728" calcext:value-type="float">
            <text:p>7.28E-01</text:p>
          </table:table-cell>
          <table:table-cell table:number-columns-repeated="2" office:value-type="float" office:value="0.000000174" calcext:value-type="float">
            <text:p>1.74E-07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175" calcext:value-type="float">
            <text:p>1.75E-06</text:p>
          </table:table-cell>
          <table:table-cell office:value-type="float" office:value="0.00000176" calcext:value-type="float">
            <text:p>1.76E-06</text:p>
          </table:table-cell>
          <table:table-cell office:value-type="float" office:value="0.735" calcext:value-type="float">
            <text:p>7.35E-01</text:p>
          </table:table-cell>
          <table:table-cell office:value-type="float" office:value="0.738" calcext:value-type="float">
            <text:p>7.38E-01</text:p>
          </table:table-cell>
          <table:table-cell office:value-type="float" office:value="0.000000175" calcext:value-type="float">
            <text:p>1.75E-07</text:p>
          </table:table-cell>
          <table:table-cell office:value-type="float" office:value="0.000000176" calcext:value-type="float">
            <text:p>1.76E-07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0303" calcext:value-type="float">
            <text:p>3.03E-06</text:p>
          </table:table-cell>
          <table:table-cell office:value-type="float" office:value="0.00000302" calcext:value-type="float">
            <text:p>3.02E-06</text:p>
          </table:table-cell>
          <table:table-cell table:number-columns-repeated="2" office:value-type="float" office:value="0.127" calcext:value-type="float">
            <text:p>1.27E-01</text:p>
          </table:table-cell>
          <table:table-cell office:value-type="float" office:value="0.0000000303" calcext:value-type="float">
            <text:p>3.03E-08</text:p>
          </table:table-cell>
          <table:table-cell office:value-type="float" office:value="0.0000000302" calcext:value-type="float">
            <text:p>3.02E-08</text:p>
          </table:table-cell>
          <table:table-cell/>
        </table:table-row>
        <table:table-row table:style-name="ro2">
          <table:table-cell table:number-columns-repeated="7"/>
          <table:table-cell table:number-columns-repeated="2" office:value-type="float" office:value="0.00000303" calcext:value-type="float">
            <text:p>3.03E-06</text:p>
          </table:table-cell>
          <table:table-cell table:number-columns-repeated="2" office:value-type="float" office:value="0.127" calcext:value-type="float">
            <text:p>1.27E-01</text:p>
          </table:table-cell>
          <table:table-cell table:number-columns-repeated="2" office:value-type="float" office:value="0.0000000303" calcext:value-type="float">
            <text:p>3.03E-08</text:p>
          </table:table-cell>
          <table:table-cell/>
        </table:table-row>
        <table:table-row table:style-name="ro2">
          <table:table-cell table:number-columns-repeated="7"/>
          <table:table-cell table:number-columns-repeated="2" office:value-type="float" office:value="0.0000157" calcext:value-type="float">
            <text:p>1.57E-05</text:p>
          </table:table-cell>
          <table:table-cell table:number-columns-repeated="2" office:value-type="float" office:value="0.0659" calcext:value-type="float">
            <text:p>6.59E-02</text:p>
          </table:table-cell>
          <table:table-cell table:number-columns-repeated="2" office:value-type="float" office:value="0.0000000157" calcext:value-type="float">
            <text:p>1.57E-08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0000157" calcext:value-type="float">
            <text:p>1.57E-05</text:p>
          </table:table-cell>
          <table:table-cell office:value-type="float" office:value="0.0000158" calcext:value-type="float">
            <text:p>1.58E-05</text:p>
          </table:table-cell>
          <table:table-cell office:value-type="float" office:value="0.0659" calcext:value-type="float">
            <text:p>6.59E-02</text:p>
          </table:table-cell>
          <table:table-cell office:value-type="float" office:value="0.0661" calcext:value-type="float">
            <text:p>6.61E-02</text:p>
          </table:table-cell>
          <table:table-cell office:value-type="float" office:value="0.0000000157" calcext:value-type="float">
            <text:p>1.57E-08</text:p>
          </table:table-cell>
          <table:table-cell office:value-type="float" office:value="0.0000000158" calcext:value-type="float">
            <text:p>1.58E-08</text:p>
          </table:table-cell>
          <table:table-cell/>
        </table:table-row>
      </table:table>
      <table:named-expressions/>
      <table:database-ranges>
        <table:database-range table:name="__Anonymous_Sheet_DB__0" table:target-range-address="'Thread Comprarison'.A1:'Thread Comprarison'.M37">
          <table:sort>
            <table:sort-by table:field-number="1" table:data-type="automatic"/>
          </table:sort>
        </table:database-range>
        <table:database-range table:name="__Anonymous_Sheet_DB__1" table:target-range-address="ray_results.A2:ray_results.M3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3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4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5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6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7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2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3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4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21:21:51.087290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4T23:17:32.571428878</dc:date>
    <meta:editing-duration>PT9H15M12S</meta:editing-duration>
    <meta:editing-cycles>6</meta:editing-cycles>
    <meta:generator>LibreOffice/6.0.7.3$Linux_X86_64 LibreOffice_project/00m0$Build-3</meta:generator>
    <meta:document-statistic meta:table-count="2" meta:cell-count="275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696cm" svg:height="8.999cm" xlink:href=".." xlink:type="simple" chart:class="chart:bar" chart:style-name="ch1">
        <chart:title svg:x="2.791cm" svg:y="0.315cm" chart:style-name="ch2">
          <text:p>Render Time By Threads</text:p>
        </chart:title>
        <chart:plot-area chart:style-name="ch3" table:cell-range-address="'Thread Comprarison'.B9:'Thread Comprarison'.C10" chart:data-source-has-labels="column" svg:x="1.224cm" svg:y="1.273cm" svg:width="9.259cm" svg:height="6.566cm">
          <chartooo:coordinate-region svg:x="2.375cm" svg:y="1.472cm" svg:width="8.108cm" svg:height="5.72cm"/>
          <chart:axis chart:dimension="x" chart:name="primary-x" chart:style-name="ch4" chartooo:axis-type="auto">
            <chartooo:date-scale/>
            <chart:title svg:x="4.579cm" svg:y="8.018cm" chart:style-name="ch5">
              <text:p>Number of Tasks</text:p>
            </chart:title>
            <chart:categories table:cell-range-address="'Thread Comprarison'.B9:'Thread Comprarison'.B10"/>
          </chart:axis>
          <chart:axis chart:dimension="y" chart:name="primary-y" chart:style-name="ch6">
            <chart:title svg:x="0.451cm" svg:y="7.749cm" chart:style-name="ch7">
              <text:p>Average Render Time Per Pixel Per Sphere</text:p>
            </chart:title>
            <chart:grid chart:style-name="ch8" chart:class="major"/>
          </chart:axis>
          <chart:series chart:style-name="ch9" chart:values-cell-range-address="'Thread Comprarison'.C9:'Thread Comprarison'.C10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Thread Comprarison'.B9:'Thread Comprarison'.B10</svg:desc>
                </draw:g>
              </table:table-cell>
              <table:table-cell office:value-type="float" office:value="0.0000000914952334235696">
                <text:p>0.0000000914952334235696</text:p>
                <draw:g>
                  <svg:desc>'Thread Comprarison'.C9:'Thread Comprarison'.C10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00768689548268038">
                <text:p>0.0000000768689548268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61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372cm" svg:height="8.999cm" xlink:href=".." xlink:type="simple" chart:class="chart:bar" chart:style-name="ch1">
        <chart:title svg:x="3.129cm" svg:y="0.315cm" chart:style-name="ch2">
          <text:p>Render Time By Memory</text:p>
        </chart:title>
        <chart:plot-area chart:style-name="ch3" table:cell-range-address="'Thread Comprarison'.D37:'Thread Comprarison'.E40" chart:data-source-has-labels="both" svg:x="1.238cm" svg:y="1.273cm" svg:width="9.907cm" svg:height="6.566cm">
          <chartooo:coordinate-region svg:x="2.971cm" svg:y="1.472cm" svg:width="8.174cm" svg:height="5.72cm"/>
          <chart:axis chart:dimension="x" chart:name="primary-x" chart:style-name="ch4" chartooo:axis-type="auto">
            <chartooo:date-scale/>
            <chart:title svg:x="5.155cm" svg:y="8.018cm" chart:style-name="ch5">
              <text:p>Memory Type</text:p>
            </chart:title>
            <chart:categories table:cell-range-address="'Thread Comprarison'.D39:'Thread Comprarison'.D40"/>
          </chart:axis>
          <chart:axis chart:dimension="x" chart:name="secondary-x" chart:style-name="ch6"/>
          <chart:axis chart:dimension="y" chart:name="primary-y" chart:style-name="ch7">
            <chart:title svg:x="0.451cm" svg:y="7.749cm" chart:style-name="ch8">
              <text:p>Average Render Time Per Pixel Per Sphere</text:p>
            </chart:title>
            <chart:grid chart:style-name="ch9" chart:class="major"/>
          </chart:axis>
          <chart:series chart:style-name="ch10" chart:values-cell-range-address="'Thread Comprarison'.E39:'Thread Comprarison'.E40" chart:label-cell-address="'Thread Comprarison'.E37:'Thread Comprarison'.E3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er Time</text:p>
                <text:list>
                  <text:list-item>
                    <text:p/>
                  </text:list-item>
                  <text:list-item>
                    <text:p>Render Time</text:p>
                  </text:list-item>
                </text:list>
                <draw:g>
                  <svg:desc>'Thread Comprarison'.E37:'Thread Comprarison'.E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st</text:p>
                <draw:g>
                  <svg:desc>'Thread Comprarison'.D39:'Thread Comprarison'.D40</svg:desc>
                </draw:g>
              </table:table-cell>
              <table:table-cell office:value-type="float" office:value="0.0000000869088702731662">
                <text:p>0.0000000869088702731662</text:p>
                <draw:g>
                  <svg:desc>'Thread Comprarison'.E39:'Thread Comprarison'.E40</svg:desc>
                </draw:g>
              </table:table-cell>
            </table:table-row>
            <table:table-row>
              <table:table-cell office:value-type="string">
                <text:p>global</text:p>
              </table:table-cell>
              <table:table-cell office:value-type="float" office:value="0.0000000879579120212131">
                <text:p>0.00000008795791202121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98cm" svg:height="9cm" xlink:href=".." xlink:type="simple" chart:class="chart:bar" chart:style-name="ch1">
        <chart:title svg:x="1.531cm" svg:y="0.316cm" chart:style-name="ch2">
          <text:p>Average Median Render Time By Sphere</text:p>
        </chart:title>
        <chart:plot-area chart:style-name="ch3" table:cell-range-address="'Thread Comprarison'.O84:'Thread Comprarison'.P87" chart:data-source-has-labels="both" svg:x="1.236cm" svg:y="1.275cm" svg:width="9.837cm" svg:height="6.564cm">
          <chartooo:coordinate-region svg:x="2.678cm" svg:y="1.474cm" svg:width="8.395cm" svg:height="5.718cm"/>
          <chart:axis chart:dimension="x" chart:name="primary-x" chart:style-name="ch4" chartooo:axis-type="auto">
            <chartooo:date-scale/>
            <chart:title svg:x="5.488cm" svg:y="8.019cm" chart:style-name="ch5">
              <text:p>Spheres</text:p>
            </chart:title>
            <chart:categories table:cell-range-address="'Thread Comprarison'.O85:'Thread Comprarison'.O87"/>
          </chart:axis>
          <chart:axis chart:dimension="y" chart:name="primary-y" chart:style-name="ch6">
            <chart:title svg:x="0.451cm" svg:y="8.332cm" chart:style-name="ch7">
              <text:p>Average Median Render Time Per Pixel Per Sphere</text:p>
            </chart:title>
            <chart:grid chart:style-name="ch8" chart:class="major"/>
          </chart:axis>
          <chart:series chart:style-name="ch9" chart:values-cell-range-address="'Thread Comprarison'.P85:'Thread Comprarison'.P87" chart:label-cell-address="'Thread Comprarison'.P84:'Thread Comprarison'.P8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Median Render Time Per Pixel Per Sphere</text:p>
                <draw:g>
                  <svg:desc>'Thread Comprarison'.P84:'Thread Comprarison'.P8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Thread Comprarison'.O85:'Thread Comprarison'.O87</svg:desc>
                </draw:g>
              </table:table-cell>
              <table:table-cell office:value-type="float" office:value="0.000000212291876475016">
                <text:p>0.000000212291876475016</text:p>
                <draw:g>
                  <svg:desc>'Thread Comprarison'.P85:'Thread Comprarison'.P8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0334978103637695">
                <text:p>0.000000033497810363769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0162790218989054">
                <text:p>0.00000001627902189890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27cm" svg:height="9.001cm" xlink:href=".." xlink:type="simple" chart:class="chart:bar" chart:style-name="ch1">
        <chart:title svg:x="1.393cm" svg:y="0.316cm" chart:style-name="ch2">
          <text:p>Render Time By Image Dimension</text:p>
        </chart:title>
        <chart:plot-area chart:style-name="ch3" table:cell-range-address="'Thread Comprarison'.O120:'Thread Comprarison'.O123 'Thread Comprarison'.P124:'Thread Comprarison'.P127" chart:data-source-has-labels="both" svg:x="1.205cm" svg:y="1.275cm" svg:width="8.328cm" svg:height="6.565cm">
          <chartooo:coordinate-region svg:x="2.647cm" svg:y="1.475cm" svg:width="6.886cm" svg:height="5.718cm"/>
          <chart:axis chart:dimension="x" chart:name="primary-x" chart:style-name="ch4" chartooo:axis-type="auto">
            <chartooo:date-scale/>
            <chart:title svg:x="4.531cm" svg:y="8.02cm" chart:style-name="ch5">
              <text:p>Dimension</text:p>
            </chart:title>
            <chart:categories table:cell-range-address="'Thread Comprarison'.O121:'Thread Comprarison'.O123"/>
          </chart:axis>
          <chart:axis chart:dimension="y" chart:name="primary-y" chart:style-name="ch6">
            <chart:title svg:x="0.451cm" svg:y="8.332cm" chart:style-name="ch7">
              <text:p>Average Median Render Time Per Pixel Per Sphere</text:p>
            </chart:title>
            <chart:grid chart:style-name="ch8" chart:class="major"/>
          </chart:axis>
          <chart:series chart:style-name="ch9" chart:values-cell-range-address="'Thread Comprarison'.P125:'Thread Comprarison'.P127" chart:label-cell-address="'Thread Comprarison'.P124:'Thread Comprarison'.P12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Median Render Time Per Pixel Per Sphere</text:p>
                <draw:g>
                  <svg:desc>'Thread Comprarison'.P124:'Thread Comprarison'.P124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'Thread Comprarison'.O121:'Thread Comprarison'.O123</svg:desc>
                </draw:g>
              </table:table-cell>
              <table:table-cell office:value-type="float" office:value="0.000000107415517171224">
                <text:p>0.000000107415517171224</text:p>
                <draw:g>
                  <svg:desc>'Thread Comprarison'.P125:'Thread Comprarison'.P12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0000812689463297526">
                <text:p>0.000000081268946329752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000000733842452367147">
                <text:p>0.00000007338424523671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862cm" svg:height="9cm" xlink:href=".." xlink:type="simple" chart:class="chart:bar" chart:style-name="ch1">
        <chart:title svg:x="2.04cm" svg:y="0.316cm" chart:style-name="ch2">
          <text:p>Median Full Render Time By Size</text:p>
        </chart:title>
        <chart:plot-area chart:style-name="ch3" table:cell-range-address="'Thread Comprarison'.O120:'Thread Comprarison'.P123" chart:data-source-has-labels="both" svg:x="1.228cm" svg:y="1.275cm" svg:width="9.417cm" svg:height="6.564cm">
          <chartooo:coordinate-region svg:x="1.849cm" svg:y="1.474cm" svg:width="8.796cm" svg:height="5.718cm"/>
          <chart:axis chart:dimension="x" chart:name="primary-x" chart:style-name="ch4" chartooo:axis-type="auto">
            <chartooo:date-scale/>
            <chart:title svg:x="5.588cm" svg:y="8.019cm" chart:style-name="ch5">
              <text:p>Dim</text:p>
            </chart:title>
            <chart:categories table:cell-range-address="'Thread Comprarison'.O121:'Thread Comprarison'.O123"/>
          </chart:axis>
          <chart:axis chart:dimension="y" chart:name="primary-y" chart:style-name="ch6">
            <chart:title svg:x="0.451cm" svg:y="6.784cm" chart:style-name="ch7">
              <text:p>Average Median Render Time</text:p>
            </chart:title>
            <chart:grid chart:style-name="ch8" chart:class="major"/>
          </chart:axis>
          <chart:series chart:style-name="ch9" chart:values-cell-range-address="'Thread Comprarison'.P121:'Thread Comprarison'.P123" chart:label-cell-address="'Thread Comprarison'.P120:'Thread Comprarison'.P120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Median Render Time</text:p>
                <draw:g>
                  <svg:desc>'Thread Comprarison'.P120:'Thread Comprarison'.P120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'Thread Comprarison'.O121:'Thread Comprarison'.O123</svg:desc>
                </draw:g>
              </table:table-cell>
              <table:table-cell office:value-type="float" office:value="2.05833333333333">
                <text:p>2.05833333333333</text:p>
                <draw:g>
                  <svg:desc>'Thread Comprarison'.P121:'Thread Comprarison'.P123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.44166666666667">
                <text:p>7.4416666666666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8.5333333333333">
                <text:p>28.5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